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942cm"/>
    </style:style>
    <style:style style:name="ro1" style:family="table-row">
      <style:table-row-properties style:row-height="1.58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ff66" style:vertical-align="middle"/>
    </style:style>
    <style:style style:name="ce12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ccff66" style:vertical-align="middle"/>
    </style:style>
    <style:style style:name="ce14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0">
      <style:table-cell-properties fo:background-color="#ffcc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ddddd" style:vertical-align="middl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884" table:default-cell-style-name="ce7"/>
        <table:table-column table:style-name="co2" table:default-cell-style-name="ce7"/>
        <table:table-column table:style-name="co1" table:number-columns-repeated="136" table:default-cell-style-name="ce7"/>
        <table:table-column table:style-name="co1" table:default-cell-style-name="ce3"/>
        <table:table-column table:style-name="co1" table:default-cell-style-name="ce5"/>
        <table:table-row table:style-name="ro1">
          <table:table-cell table:style-name="ce1" office:value-type="string">
            <text:p>Nan.Numerics.Primes</text:p>
            <text:p>Nan.Numerics.Primes/Prolog 1.3.0-beta</text:p>
            <text:p>A Simple Prime Number Library in Prolog</text:p>
            <text:p>Copyright 2016-2017 Julio P. Di Egidio</text:p>
            <text:p>&lt;mailto:julio@diegidio.name&gt;</text:p>
            <text:p>&lt;http://julio.diegidio.name/Projects/Nan.Numerics.Primes/&gt;</text:p>
            <text:p/>
            <text:p>This file is part of Nan.Numerics.Primes.</text:p>
            <text:p/>
            <text:p>Nan.Numerics.Primes is free software: you can redistribute it and/or modify</text:p>
            <text:p>it under the terms of the GNU General Public License as published by</text:p>
            <text:p>the Free Software Foundation, either version 3 of the License, or</text:p>
            <text:p>(at your option) any later version.</text:p>
            <text:p/>
            <text:p>Nan.Numerics.Primes is distributed in the hope that it will be useful,</text:p>
            <text:p>but WITHOUT ANY WARRANTY; without even the implied warranty of</text:p>
            <text:p>MERCHANTABILITY or FITNESS FOR A PARTICULAR PURPOSE. <text:s/>See the</text:p>
            <text:p>GNU General Public License for more details.</text:p>
            <text:p/>
            <text:p>You should have received a copy of the GNU General Public License</text:p>
            <text:p>along with Nan.Numerics.Primes. <text:s/>If not, see &lt;http://www.gnu.org/licenses/&gt;.</text:p>
          </table:table-cell>
          <table:table-cell table:style-name="ce5" table:number-columns-repeated="219"/>
          <table:table-cell table:number-columns-repeated="802"/>
          <table:table-cell table:style-name="ce5"/>
          <table:table-cell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131">
            <text:p>131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137">
            <text:p>137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148">
            <text:p>148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164">
            <text:p>164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206">
            <text:p>206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208">
            <text:p>208</text:p>
          </table:table-cell>
          <table:table-cell table:style-name="ce2" office:value-type="float" office:value="209">
            <text:p>209</text:p>
          </table:table-cell>
          <table:table-cell table:style-name="ce2" office:value-type="float" office:value="210">
            <text:p>210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212">
            <text:p>212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214">
            <text:p>214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216">
            <text:p>216</text:p>
          </table:table-cell>
          <table:table-cell table:style-name="ce2" office:value-type="float" office:value="217">
            <text:p>217</text:p>
          </table:table-cell>
          <table:table-cell table:style-name="ce2" office:value-type="float" office:value="218">
            <text:p>218</text:p>
          </table:table-cell>
          <table:table-cell table:style-name="ce2" office:value-type="float" office:value="219">
            <text:p>219</text:p>
          </table:table-cell>
          <table:table-cell table:style-name="ce2" office:value-type="float" office:value="220">
            <text:p>220</text:p>
          </table:table-cell>
          <table:table-cell table:style-name="ce19" table:number-columns-repeated="804"/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46"/>
          <table:table-cell table:style-name="ce18" office:value-type="float" office:value="1">
            <text:p>1</text:p>
          </table:table-cell>
          <table:table-cell table:number-columns-repeated="973"/>
          <table:table-cell table:style-name="ce7" table:number-columns-repeated="2"/>
        </table:table-row>
        <table:table-row table:style-name="ro3">
          <table:table-cell/>
          <table:table-cell table:style-name="ce8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4"/>
          <table:table-cell table:style-name="ce18" office:value-type="float" office:value="1">
            <text:p>1</text:p>
          </table:table-cell>
          <table:table-cell table:number-columns-repeated="973"/>
          <table:table-cell table:style-name="ce7" table:number-columns-repeated="2"/>
        </table:table-row>
        <table:table-row table:style-name="ro3">
          <table:table-cell table:number-columns-repeated="2"/>
          <table:table-cell table:style-name="ce8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style-name="ce3" table:number-columns-repeated="36"/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" table:number-columns-repeated="3"/>
          <table:table-cell table:number-columns-repeated="970"/>
          <table:table-cell table:style-name="ce7" table:number-columns-repeated="2"/>
        </table:table-row>
        <table:table-row table:style-name="ro3">
          <table:table-cell table:number-columns-repeated="4"/>
          <table:table-cell table:style-name="ce8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973"/>
          <table:table-cell table:style-name="ce7" table:number-columns-repeated="2"/>
        </table:table-row>
        <table:table-row table:style-name="ro3">
          <table:table-cell table:number-columns-repeated="6"/>
          <table:table-cell table:style-name="ce8" office:value-type="float" office:value="7">
            <text:p>7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802"/>
          <table:table-cell table:style-name="ce7" table:number-columns-repeated="2"/>
        </table:table-row>
        <table:table-row table:style-name="ro3">
          <table:table-cell table:number-columns-repeated="6"/>
          <table:table-cell table:style-name="ce5"/>
          <table:table-cell table:number-columns-repeated="1015"/>
          <table:table-cell table:style-name="ce7" table:number-columns-repeated="2"/>
        </table:table-row>
        <table:table-row table:style-name="ro3">
          <table:table-cell table:style-name="ce4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802"/>
          <table:table-cell table:style-name="ce7" table:number-columns-repeated="2"/>
        </table:table-row>
        <table:table-row table:style-name="ro3">
          <table:table-cell table:style-name="ce5" table:number-columns-repeated="14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4"/>
          <table:table-cell table:style-name="ce5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table:number-columns-repeated="7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5"/>
          <table:table-cell table:style-name="ce5" office:value-type="float" office:value="0">
            <text:p>0</text:p>
          </table:table-cell>
          <table:table-cell table:style-name="ce5" table:number-columns-repeated="8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14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4"/>
          <table:table-cell table:style-name="ce5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table:number-columns-repeated="7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4"/>
          <table:table-cell table:style-name="ce11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8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14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4"/>
          <table:table-cell table:style-name="ce5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table:number-columns-repeated="7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3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7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3"/>
          <table:table-cell table:style-name="Default" table:number-columns-repeated="2"/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table:number-columns-repeated="6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3"/>
          <table:table-cell table:style-name="Default" table:number-columns-repeated="2"/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number-columns-repeated="6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3"/>
          <table:table-cell table:style-name="Default" table:number-columns-repeated="2"/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16" office:value-type="float" office:value="18">
            <text:p>1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4">
            <text:p>24</text:p>
          </table:table-cell>
          <table:table-cell table:style-name="ce16" office:value-type="float" office:value="28">
            <text:p>28</text:p>
          </table:table-cell>
          <table:table-cell table:number-columns-repeated="1006"/>
          <table:table-cell table:style-name="ce7" table:number-columns-repeated="2"/>
        </table:table-row>
        <table:table-row table:style-name="ro3">
          <table:table-cell table:style-name="ce5" table:number-columns-repeated="14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4"/>
          <table:table-cell table:style-name="ce5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5" office:value-type="float" office:value="30">
            <text:p>30</text:p>
          </table:table-cell>
          <table:table-cell table:style-name="ce5" table:number-columns-repeated="7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2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4">
            <text:p>24</text:p>
          </table:table-cell>
          <table:table-cell table:style-name="ce5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 table:number-columns-repeated="14"/>
          <table:table-cell table:number-columns-repeated="1008"/>
          <table:table-cell table:style-name="ce7" table:number-columns-repeated="2"/>
        </table:table-row>
        <table:table-row table:style-name="ro3">
          <table:table-cell table:style-name="ce5"/>
          <table:table-cell table:style-name="ce3"/>
          <table:table-cell table:number-columns-repeated="2"/>
          <table:table-cell office:value-type="float" office:value="4">
            <text:p>4</text:p>
          </table:table-cell>
          <table:table-cell table:style-name="ce14" office:value-type="float" office:value="11">
            <text:p>11</text:p>
          </table:table-cell>
          <table:table-cell office:value-type="float" office:value="210">
            <text:p>210</text:p>
          </table:table-cell>
          <table:table-cell table:number-columns-repeated="1012"/>
          <table:table-cell table:style-name="ce5" table:number-columns-repeated="4"/>
          <table:table-cell/>
        </table:table-row>
        <table:table-row table:style-name="ro3">
          <table:table-cell table:style-name="ce5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00">
            <text:p>200</text:p>
          </table:table-cell>
          <table:table-cell table:style-name="ce5" table:number-columns-repeated="168"/>
          <table:table-cell table:number-columns-repeated="798"/>
          <table:table-cell table:style-name="ce5" table:number-columns-repeated="4"/>
          <table:table-cell/>
        </table:table-row>
        <table:table-row table:style-name="ro3">
          <table:table-cell table:style-name="ce5" table:number-columns-repeated="220"/>
          <table:table-cell table:number-columns-repeated="802"/>
          <table:table-cell table:style-name="ce5"/>
          <table:table-cell/>
        </table:table-row>
        <table:table-row table:style-name="ro3">
          <table:table-cell table:style-name="ce6"/>
          <table:table-cell table:style-name="ce10"/>
          <table:table-cell table:style-name="ce12" office:value-type="float" office:value="10">
            <text:p>10</text:p>
          </table:table-cell>
          <table:table-cell table:style-name="ce10" table:number-columns-repeated="2"/>
          <table:table-cell table:style-name="Default"/>
          <table:table-cell table:style-name="ce6"/>
          <table:table-cell table:style-name="ce10" table:number-columns-repeated="9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">
            <text:p>1</text:p>
          </table:table-cell>
          <table:table-cell table:style-name="Default" table:number-matrix-columns-spanned="1" table:number-matrix-rows-spanned="220" table:formula="of:=TRANSPOSE([.$A$10:.$HL$10])" office:value-type="float" office:value="0">
            <text:p>0</text:p>
          </table:table-cell>
          <table:table-cell table:style-name="ce10"/>
          <table:table-cell table:style-name="ce10" table:formula="of:=[.$C31]+MATCH(1;[.$D31:.$D$251];0)-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table:style-name="ce10" table:number-columns-repeated="5"/>
          <table:table-cell table:style-name="ce17" table:formula="of:=&quot;w4_a_(&quot;&amp;[.$C31]&amp;&quot;, &quot;&amp;[.$G31]&amp;&quot;, &quot;&amp;[.$F31]&amp;&quot;).&quot;" office:value-type="string" office:string-value="w4_a_(1, 0, 2).">
            <text:p>w4_a_(1, 0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32]+MATCH(1;[.$D32:.$D$251];0)-1" office:value-type="float" office:value="2">
            <text:p>2</text:p>
          </table:table-cell>
          <table:table-cell table:style-name="ce10" table:formula="of:=MATCH([.$F32]-(1-[.$D32]);[.$F$30:.$F$250];1)-1" office:value-type="float" office:value="2">
            <text:p>2</text:p>
          </table:table-cell>
          <table:table-cell table:style-name="ce10" table:number-columns-repeated="5"/>
          <table:table-cell table:style-name="ce17" table:formula="of:=&quot;w4_a_(&quot;&amp;[.$C32]&amp;&quot;, &quot;&amp;[.$G32]&amp;&quot;, &quot;&amp;[.$F32]&amp;&quot;).&quot;" office:value-type="string" office:string-value="w4_a_(2, 2, 2).">
            <text:p>w4_a_(2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33]+MATCH(1;[.$D33:.$D$251];0)-1" office:value-type="float" office:value="3">
            <text:p>3</text:p>
          </table:table-cell>
          <table:table-cell table:style-name="ce10" table:formula="of:=MATCH([.$F33]-(1-[.$D33]);[.$F$30:.$F$250];1)-1" office:value-type="float" office:value="3">
            <text:p>3</text:p>
          </table:table-cell>
          <table:table-cell table:style-name="ce10" table:number-columns-repeated="5"/>
          <table:table-cell table:style-name="ce17" table:formula="of:=&quot;w4_a_(&quot;&amp;[.$C33]&amp;&quot;, &quot;&amp;[.$G33]&amp;&quot;, &quot;&amp;[.$F33]&amp;&quot;).&quot;" office:value-type="string" office:string-value="w4_a_(3, 3, 3).">
            <text:p>w4_a_(3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34]+MATCH(1;[.$D34:.$D$251];0)-1" office:value-type="float" office:value="5">
            <text:p>5</text:p>
          </table:table-cell>
          <table:table-cell table:style-name="ce10" table:formula="of:=MATCH([.$F34]-(1-[.$D34]);[.$F$30:.$F$250];1)-1" office:value-type="float" office:value="3">
            <text:p>3</text:p>
          </table:table-cell>
          <table:table-cell table:style-name="ce10" table:number-columns-repeated="5"/>
          <table:table-cell table:style-name="ce17" table:formula="of:=&quot;w4_a_(&quot;&amp;[.$C34]&amp;&quot;, &quot;&amp;[.$G34]&amp;&quot;, &quot;&amp;[.$F34]&amp;&quot;).&quot;" office:value-type="string" office:string-value="w4_a_(4, 3, 5).">
            <text:p>w4_a_(4, 3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35]+MATCH(1;[.$D35:.$D$251];0)-1" office:value-type="float" office:value="5">
            <text:p>5</text:p>
          </table:table-cell>
          <table:table-cell table:style-name="ce10" table:formula="of:=MATCH([.$F35]-(1-[.$D35]);[.$F$30:.$F$250];1)-1" office:value-type="float" office:value="5">
            <text:p>5</text:p>
          </table:table-cell>
          <table:table-cell table:style-name="ce10" table:number-columns-repeated="5"/>
          <table:table-cell table:style-name="ce17" table:formula="of:=&quot;w4_a_(&quot;&amp;[.$C35]&amp;&quot;, &quot;&amp;[.$G35]&amp;&quot;, &quot;&amp;[.$F35]&amp;&quot;).&quot;" office:value-type="string" office:string-value="w4_a_(5, 5, 5).">
            <text:p>w4_a_(5, 5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36]+MATCH(1;[.$D36:.$D$251];0)-1" office:value-type="float" office:value="7">
            <text:p>7</text:p>
          </table:table-cell>
          <table:table-cell table:style-name="ce10" table:formula="of:=MATCH([.$F36]-(1-[.$D36]);[.$F$30:.$F$250];1)-1" office:value-type="float" office:value="5">
            <text:p>5</text:p>
          </table:table-cell>
          <table:table-cell table:style-name="ce10" table:number-columns-repeated="5"/>
          <table:table-cell table:style-name="ce17" table:formula="of:=&quot;w4_a_(&quot;&amp;[.$C36]&amp;&quot;, &quot;&amp;[.$G36]&amp;&quot;, &quot;&amp;[.$F36]&amp;&quot;).&quot;" office:value-type="string" office:string-value="w4_a_(6, 5, 7).">
            <text:p>w4_a_(6, 5, 7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">
            <text:p>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37]+MATCH(1;[.$D37:.$D$251];0)-1" office:value-type="float" office:value="7">
            <text:p>7</text:p>
          </table:table-cell>
          <table:table-cell table:style-name="ce10" table:formula="of:=MATCH([.$F37]-(1-[.$D37]);[.$F$30:.$F$250];1)-1" office:value-type="float" office:value="7">
            <text:p>7</text:p>
          </table:table-cell>
          <table:table-cell table:style-name="ce10" table:number-columns-repeated="5"/>
          <table:table-cell table:style-name="ce17" table:formula="of:=&quot;w4_a_(&quot;&amp;[.$C37]&amp;&quot;, &quot;&amp;[.$G37]&amp;&quot;, &quot;&amp;[.$F37]&amp;&quot;).&quot;" office:value-type="string" office:string-value="w4_a_(7, 7, 7).">
            <text:p>w4_a_(7, 7, 7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38]+MATCH(1;[.$D38:.$D$251];0)-1" office:value-type="float" office:value="11">
            <text:p>11</text:p>
          </table:table-cell>
          <table:table-cell table:style-name="ce10" table:formula="of:=MATCH([.$F38]-(1-[.$D38]);[.$F$30:.$F$250];1)-1" office:value-type="float" office:value="7">
            <text:p>7</text:p>
          </table:table-cell>
          <table:table-cell table:style-name="ce10" table:number-columns-repeated="5"/>
          <table:table-cell table:style-name="ce17" table:formula="of:=&quot;w4_a_(&quot;&amp;[.$C38]&amp;&quot;, &quot;&amp;[.$G38]&amp;&quot;, &quot;&amp;[.$F38]&amp;&quot;).&quot;" office:value-type="string" office:string-value="w4_a_(8, 7, 11).">
            <text:p>w4_a_(8, 7, 1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">
            <text:p>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39]+MATCH(1;[.$D39:.$D$251];0)-1" office:value-type="float" office:value="11">
            <text:p>11</text:p>
          </table:table-cell>
          <table:table-cell table:style-name="ce10" table:formula="of:=MATCH([.$F39]-(1-[.$D39]);[.$F$30:.$F$250];1)-1" office:value-type="float" office:value="7">
            <text:p>7</text:p>
          </table:table-cell>
          <table:table-cell table:style-name="ce10" table:number-columns-repeated="5"/>
          <table:table-cell table:style-name="ce17" table:formula="of:=&quot;w4_a_(&quot;&amp;[.$C39]&amp;&quot;, &quot;&amp;[.$G39]&amp;&quot;, &quot;&amp;[.$F39]&amp;&quot;).&quot;" office:value-type="string" office:string-value="w4_a_(9, 7, 11).">
            <text:p>w4_a_(9, 7, 1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40]+MATCH(1;[.$D40:.$D$251];0)-1" office:value-type="float" office:value="11">
            <text:p>11</text:p>
          </table:table-cell>
          <table:table-cell table:style-name="ce10" table:formula="of:=MATCH([.$F40]-(1-[.$D40]);[.$F$30:.$F$250];1)-1" office:value-type="float" office:value="7">
            <text:p>7</text:p>
          </table:table-cell>
          <table:table-cell table:style-name="ce10" table:number-columns-repeated="5"/>
          <table:table-cell table:style-name="ce17" table:formula="of:=&quot;w4_a_(&quot;&amp;[.$C40]&amp;&quot;, &quot;&amp;[.$G40]&amp;&quot;, &quot;&amp;[.$F40]&amp;&quot;).&quot;" office:value-type="string" office:string-value="w4_a_(10, 7, 11).">
            <text:p>w4_a_(10, 7, 1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">
            <text:p>1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41]+MATCH(1;[.$D41:.$D$251];0)-1" office:value-type="float" office:value="11">
            <text:p>11</text:p>
          </table:table-cell>
          <table:table-cell table:style-name="ce10" table:formula="of:=MATCH([.$F41]-(1-[.$D41]);[.$F$30:.$F$250];1)-1" office:value-type="float" office:value="11">
            <text:p>11</text:p>
          </table:table-cell>
          <table:table-cell table:style-name="ce10"/>
          <table:table-cell table:style-name="ce10" table:formula="of:=[.$C41]-([.$C$30]+1)" office:value-type="float" office:value="0">
            <text:p>0</text:p>
          </table:table-cell>
          <table:table-cell table:style-name="ce10" table:formula="of:=[.$F41]-[.$C41]" office:value-type="float" office:value="0">
            <text:p>0</text:p>
          </table:table-cell>
          <table:table-cell table:style-name="ce10" table:formula="of:=[.$C41]-[.$G41]" office:value-type="float" office:value="0">
            <text:p>0</text:p>
          </table:table-cell>
          <table:table-cell table:style-name="ce10"/>
          <table:table-cell table:style-name="ce17" table:formula="of:=&quot;w4_p_(&quot;&amp;[.$I41]&amp;&quot;, &quot;&amp;[.$K41]&amp;&quot;, &quot;&amp;[.$J41]&amp;&quot;).&quot;" office:value-type="string" office:string-value="w4_p_(0, 0, 0).">
            <text:p>w4_p_(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">
            <text:p>1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42]+MATCH(1;[.$D42:.$D$251];0)-1" office:value-type="float" office:value="13">
            <text:p>13</text:p>
          </table:table-cell>
          <table:table-cell table:style-name="ce10" table:formula="of:=MATCH([.$F42]-(1-[.$D42]);[.$F$30:.$F$250];1)-1" office:value-type="float" office:value="11">
            <text:p>11</text:p>
          </table:table-cell>
          <table:table-cell table:style-name="ce10"/>
          <table:table-cell table:style-name="ce10" table:formula="of:=[.$C42]-([.$C$30]+1)" office:value-type="float" office:value="1">
            <text:p>1</text:p>
          </table:table-cell>
          <table:table-cell table:style-name="ce10" table:formula="of:=[.$F42]-[.$C42]" office:value-type="float" office:value="1">
            <text:p>1</text:p>
          </table:table-cell>
          <table:table-cell table:style-name="ce10" table:formula="of:=[.$C42]-[.$G42]" office:value-type="float" office:value="1">
            <text:p>1</text:p>
          </table:table-cell>
          <table:table-cell table:style-name="ce10"/>
          <table:table-cell table:style-name="ce17" table:formula="of:=&quot;w4_p_(&quot;&amp;[.$I42]&amp;&quot;, &quot;&amp;[.$K42]&amp;&quot;, &quot;&amp;[.$J42]&amp;&quot;).&quot;" office:value-type="string" office:string-value="w4_p_(1, 1, 1).">
            <text:p>w4_p_(1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">
            <text:p>1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43]+MATCH(1;[.$D43:.$D$251];0)-1" office:value-type="float" office:value="13">
            <text:p>13</text:p>
          </table:table-cell>
          <table:table-cell table:style-name="ce10" table:formula="of:=MATCH([.$F43]-(1-[.$D43]);[.$F$30:.$F$250];1)-1" office:value-type="float" office:value="13">
            <text:p>13</text:p>
          </table:table-cell>
          <table:table-cell table:style-name="ce10"/>
          <table:table-cell table:style-name="ce10" table:formula="of:=[.$C43]-([.$C$30]+1)" office:value-type="float" office:value="2">
            <text:p>2</text:p>
          </table:table-cell>
          <table:table-cell table:style-name="ce10" table:formula="of:=[.$F43]-[.$C43]" office:value-type="float" office:value="0">
            <text:p>0</text:p>
          </table:table-cell>
          <table:table-cell table:style-name="ce10" table:formula="of:=[.$C43]-[.$G43]" office:value-type="float" office:value="0">
            <text:p>0</text:p>
          </table:table-cell>
          <table:table-cell table:style-name="ce10"/>
          <table:table-cell table:style-name="ce17" table:formula="of:=&quot;w4_p_(&quot;&amp;[.$I43]&amp;&quot;, &quot;&amp;[.$K43]&amp;&quot;, &quot;&amp;[.$J43]&amp;&quot;).&quot;" office:value-type="string" office:string-value="w4_p_(2, 0, 0).">
            <text:p>w4_p_(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">
            <text:p>1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44]+MATCH(1;[.$D44:.$D$251];0)-1" office:value-type="float" office:value="17">
            <text:p>17</text:p>
          </table:table-cell>
          <table:table-cell table:style-name="ce10" table:formula="of:=MATCH([.$F44]-(1-[.$D44]);[.$F$30:.$F$250];1)-1" office:value-type="float" office:value="13">
            <text:p>13</text:p>
          </table:table-cell>
          <table:table-cell table:style-name="ce10"/>
          <table:table-cell table:style-name="ce10" table:formula="of:=[.$C44]-([.$C$30]+1)" office:value-type="float" office:value="3">
            <text:p>3</text:p>
          </table:table-cell>
          <table:table-cell table:style-name="ce10" table:formula="of:=[.$F44]-[.$C44]" office:value-type="float" office:value="3">
            <text:p>3</text:p>
          </table:table-cell>
          <table:table-cell table:style-name="ce10" table:formula="of:=[.$C44]-[.$G44]" office:value-type="float" office:value="1">
            <text:p>1</text:p>
          </table:table-cell>
          <table:table-cell table:style-name="ce10"/>
          <table:table-cell table:style-name="ce17" table:formula="of:=&quot;w4_p_(&quot;&amp;[.$I44]&amp;&quot;, &quot;&amp;[.$K44]&amp;&quot;, &quot;&amp;[.$J44]&amp;&quot;).&quot;" office:value-type="string" office:string-value="w4_p_(3, 1, 3).">
            <text:p>w4_p_(3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45]+MATCH(1;[.$D45:.$D$251];0)-1" office:value-type="float" office:value="17">
            <text:p>17</text:p>
          </table:table-cell>
          <table:table-cell table:style-name="ce10" table:formula="of:=MATCH([.$F45]-(1-[.$D45]);[.$F$30:.$F$250];1)-1" office:value-type="float" office:value="13">
            <text:p>13</text:p>
          </table:table-cell>
          <table:table-cell table:style-name="ce10"/>
          <table:table-cell table:style-name="ce10" table:formula="of:=[.$C45]-([.$C$30]+1)" office:value-type="float" office:value="4">
            <text:p>4</text:p>
          </table:table-cell>
          <table:table-cell table:style-name="ce10" table:formula="of:=[.$F45]-[.$C45]" office:value-type="float" office:value="2">
            <text:p>2</text:p>
          </table:table-cell>
          <table:table-cell table:style-name="ce10" table:formula="of:=[.$C45]-[.$G45]" office:value-type="float" office:value="2">
            <text:p>2</text:p>
          </table:table-cell>
          <table:table-cell table:style-name="ce10"/>
          <table:table-cell table:style-name="ce17" table:formula="of:=&quot;w4_p_(&quot;&amp;[.$I45]&amp;&quot;, &quot;&amp;[.$K45]&amp;&quot;, &quot;&amp;[.$J45]&amp;&quot;).&quot;" office:value-type="string" office:string-value="w4_p_(4, 2, 2).">
            <text:p>w4_p_(4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46]+MATCH(1;[.$D46:.$D$251];0)-1" office:value-type="float" office:value="17">
            <text:p>17</text:p>
          </table:table-cell>
          <table:table-cell table:style-name="ce10" table:formula="of:=MATCH([.$F46]-(1-[.$D46]);[.$F$30:.$F$250];1)-1" office:value-type="float" office:value="13">
            <text:p>13</text:p>
          </table:table-cell>
          <table:table-cell table:style-name="ce10"/>
          <table:table-cell table:style-name="ce10" table:formula="of:=[.$C46]-([.$C$30]+1)" office:value-type="float" office:value="5">
            <text:p>5</text:p>
          </table:table-cell>
          <table:table-cell table:style-name="ce10" table:formula="of:=[.$F46]-[.$C46]" office:value-type="float" office:value="1">
            <text:p>1</text:p>
          </table:table-cell>
          <table:table-cell table:style-name="ce10" table:formula="of:=[.$C46]-[.$G46]" office:value-type="float" office:value="3">
            <text:p>3</text:p>
          </table:table-cell>
          <table:table-cell table:style-name="ce10"/>
          <table:table-cell table:style-name="ce17" table:formula="of:=&quot;w4_p_(&quot;&amp;[.$I46]&amp;&quot;, &quot;&amp;[.$K46]&amp;&quot;, &quot;&amp;[.$J46]&amp;&quot;).&quot;" office:value-type="string" office:string-value="w4_p_(5, 3, 1).">
            <text:p>w4_p_(5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">
            <text:p>1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47]+MATCH(1;[.$D47:.$D$251];0)-1" office:value-type="float" office:value="17">
            <text:p>17</text:p>
          </table:table-cell>
          <table:table-cell table:style-name="ce10" table:formula="of:=MATCH([.$F47]-(1-[.$D47]);[.$F$30:.$F$250];1)-1" office:value-type="float" office:value="17">
            <text:p>17</text:p>
          </table:table-cell>
          <table:table-cell table:style-name="ce10"/>
          <table:table-cell table:style-name="ce10" table:formula="of:=[.$C47]-([.$C$30]+1)" office:value-type="float" office:value="6">
            <text:p>6</text:p>
          </table:table-cell>
          <table:table-cell table:style-name="ce10" table:formula="of:=[.$F47]-[.$C47]" office:value-type="float" office:value="0">
            <text:p>0</text:p>
          </table:table-cell>
          <table:table-cell table:style-name="ce10" table:formula="of:=[.$C47]-[.$G47]" office:value-type="float" office:value="0">
            <text:p>0</text:p>
          </table:table-cell>
          <table:table-cell table:style-name="ce10"/>
          <table:table-cell table:style-name="ce17" table:formula="of:=&quot;w4_p_(&quot;&amp;[.$I47]&amp;&quot;, &quot;&amp;[.$K47]&amp;&quot;, &quot;&amp;[.$J47]&amp;&quot;).&quot;" office:value-type="string" office:string-value="w4_p_(6, 0, 0).">
            <text:p>w4_p_(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">
            <text:p>1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48]+MATCH(1;[.$D48:.$D$251];0)-1" office:value-type="float" office:value="19">
            <text:p>19</text:p>
          </table:table-cell>
          <table:table-cell table:style-name="ce10" table:formula="of:=MATCH([.$F48]-(1-[.$D48]);[.$F$30:.$F$250];1)-1" office:value-type="float" office:value="17">
            <text:p>17</text:p>
          </table:table-cell>
          <table:table-cell table:style-name="ce10"/>
          <table:table-cell table:style-name="ce10" table:formula="of:=[.$C48]-([.$C$30]+1)" office:value-type="float" office:value="7">
            <text:p>7</text:p>
          </table:table-cell>
          <table:table-cell table:style-name="ce10" table:formula="of:=[.$F48]-[.$C48]" office:value-type="float" office:value="1">
            <text:p>1</text:p>
          </table:table-cell>
          <table:table-cell table:style-name="ce10" table:formula="of:=[.$C48]-[.$G48]" office:value-type="float" office:value="1">
            <text:p>1</text:p>
          </table:table-cell>
          <table:table-cell table:style-name="ce10"/>
          <table:table-cell table:style-name="ce17" table:formula="of:=&quot;w4_p_(&quot;&amp;[.$I48]&amp;&quot;, &quot;&amp;[.$K48]&amp;&quot;, &quot;&amp;[.$J48]&amp;&quot;).&quot;" office:value-type="string" office:string-value="w4_p_(7, 1, 1).">
            <text:p>w4_p_(7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">
            <text:p>1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49]+MATCH(1;[.$D49:.$D$251];0)-1" office:value-type="float" office:value="19">
            <text:p>19</text:p>
          </table:table-cell>
          <table:table-cell table:style-name="ce10" table:formula="of:=MATCH([.$F49]-(1-[.$D49]);[.$F$30:.$F$250];1)-1" office:value-type="float" office:value="19">
            <text:p>19</text:p>
          </table:table-cell>
          <table:table-cell table:style-name="ce10"/>
          <table:table-cell table:style-name="ce10" table:formula="of:=[.$C49]-([.$C$30]+1)" office:value-type="float" office:value="8">
            <text:p>8</text:p>
          </table:table-cell>
          <table:table-cell table:style-name="ce10" table:formula="of:=[.$F49]-[.$C49]" office:value-type="float" office:value="0">
            <text:p>0</text:p>
          </table:table-cell>
          <table:table-cell table:style-name="ce10" table:formula="of:=[.$C49]-[.$G49]" office:value-type="float" office:value="0">
            <text:p>0</text:p>
          </table:table-cell>
          <table:table-cell table:style-name="ce10"/>
          <table:table-cell table:style-name="ce17" table:formula="of:=&quot;w4_p_(&quot;&amp;[.$I49]&amp;&quot;, &quot;&amp;[.$K49]&amp;&quot;, &quot;&amp;[.$J49]&amp;&quot;).&quot;" office:value-type="string" office:string-value="w4_p_(8, 0, 0).">
            <text:p>w4_p_(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">
            <text:p>2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50]+MATCH(1;[.$D50:.$D$251];0)-1" office:value-type="float" office:value="23">
            <text:p>23</text:p>
          </table:table-cell>
          <table:table-cell table:style-name="ce10" table:formula="of:=MATCH([.$F50]-(1-[.$D50]);[.$F$30:.$F$250];1)-1" office:value-type="float" office:value="19">
            <text:p>19</text:p>
          </table:table-cell>
          <table:table-cell table:style-name="ce10"/>
          <table:table-cell table:style-name="ce10" table:formula="of:=[.$C50]-([.$C$30]+1)" office:value-type="float" office:value="9">
            <text:p>9</text:p>
          </table:table-cell>
          <table:table-cell table:style-name="ce10" table:formula="of:=[.$F50]-[.$C50]" office:value-type="float" office:value="3">
            <text:p>3</text:p>
          </table:table-cell>
          <table:table-cell table:style-name="ce10" table:formula="of:=[.$C50]-[.$G50]" office:value-type="float" office:value="1">
            <text:p>1</text:p>
          </table:table-cell>
          <table:table-cell table:style-name="ce10"/>
          <table:table-cell table:style-name="ce17" table:formula="of:=&quot;w4_p_(&quot;&amp;[.$I50]&amp;&quot;, &quot;&amp;[.$K50]&amp;&quot;, &quot;&amp;[.$J50]&amp;&quot;).&quot;" office:value-type="string" office:string-value="w4_p_(9, 1, 3).">
            <text:p>w4_p_(9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">
            <text:p>2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51]+MATCH(1;[.$D51:.$D$251];0)-1" office:value-type="float" office:value="23">
            <text:p>23</text:p>
          </table:table-cell>
          <table:table-cell table:style-name="ce10" table:formula="of:=MATCH([.$F51]-(1-[.$D51]);[.$F$30:.$F$250];1)-1" office:value-type="float" office:value="19">
            <text:p>19</text:p>
          </table:table-cell>
          <table:table-cell table:style-name="ce10"/>
          <table:table-cell table:style-name="ce10" table:formula="of:=[.$C51]-([.$C$30]+1)" office:value-type="float" office:value="10">
            <text:p>10</text:p>
          </table:table-cell>
          <table:table-cell table:style-name="ce10" table:formula="of:=[.$F51]-[.$C51]" office:value-type="float" office:value="2">
            <text:p>2</text:p>
          </table:table-cell>
          <table:table-cell table:style-name="ce10" table:formula="of:=[.$C51]-[.$G51]" office:value-type="float" office:value="2">
            <text:p>2</text:p>
          </table:table-cell>
          <table:table-cell table:style-name="ce10"/>
          <table:table-cell table:style-name="ce17" table:formula="of:=&quot;w4_p_(&quot;&amp;[.$I51]&amp;&quot;, &quot;&amp;[.$K51]&amp;&quot;, &quot;&amp;[.$J51]&amp;&quot;).&quot;" office:value-type="string" office:string-value="w4_p_(10, 2, 2).">
            <text:p>w4_p_(10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2">
            <text:p>2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52]+MATCH(1;[.$D52:.$D$251];0)-1" office:value-type="float" office:value="23">
            <text:p>23</text:p>
          </table:table-cell>
          <table:table-cell table:style-name="ce10" table:formula="of:=MATCH([.$F52]-(1-[.$D52]);[.$F$30:.$F$250];1)-1" office:value-type="float" office:value="19">
            <text:p>19</text:p>
          </table:table-cell>
          <table:table-cell table:style-name="ce10"/>
          <table:table-cell table:style-name="ce10" table:formula="of:=[.$C52]-([.$C$30]+1)" office:value-type="float" office:value="11">
            <text:p>11</text:p>
          </table:table-cell>
          <table:table-cell table:style-name="ce10" table:formula="of:=[.$F52]-[.$C52]" office:value-type="float" office:value="1">
            <text:p>1</text:p>
          </table:table-cell>
          <table:table-cell table:style-name="ce10" table:formula="of:=[.$C52]-[.$G52]" office:value-type="float" office:value="3">
            <text:p>3</text:p>
          </table:table-cell>
          <table:table-cell table:style-name="ce10"/>
          <table:table-cell table:style-name="ce17" table:formula="of:=&quot;w4_p_(&quot;&amp;[.$I52]&amp;&quot;, &quot;&amp;[.$K52]&amp;&quot;, &quot;&amp;[.$J52]&amp;&quot;).&quot;" office:value-type="string" office:string-value="w4_p_(11, 3, 1).">
            <text:p>w4_p_(11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3">
            <text:p>2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53]+MATCH(1;[.$D53:.$D$251];0)-1" office:value-type="float" office:value="23">
            <text:p>23</text:p>
          </table:table-cell>
          <table:table-cell table:style-name="ce10" table:formula="of:=MATCH([.$F53]-(1-[.$D53]);[.$F$30:.$F$250];1)-1" office:value-type="float" office:value="23">
            <text:p>23</text:p>
          </table:table-cell>
          <table:table-cell table:style-name="ce10"/>
          <table:table-cell table:style-name="ce10" table:formula="of:=[.$C53]-([.$C$30]+1)" office:value-type="float" office:value="12">
            <text:p>12</text:p>
          </table:table-cell>
          <table:table-cell table:style-name="ce10" table:formula="of:=[.$F53]-[.$C53]" office:value-type="float" office:value="0">
            <text:p>0</text:p>
          </table:table-cell>
          <table:table-cell table:style-name="ce10" table:formula="of:=[.$C53]-[.$G53]" office:value-type="float" office:value="0">
            <text:p>0</text:p>
          </table:table-cell>
          <table:table-cell table:style-name="ce10"/>
          <table:table-cell table:style-name="ce17" table:formula="of:=&quot;w4_p_(&quot;&amp;[.$I53]&amp;&quot;, &quot;&amp;[.$K53]&amp;&quot;, &quot;&amp;[.$J53]&amp;&quot;).&quot;" office:value-type="string" office:string-value="w4_p_(12, 0, 0).">
            <text:p>w4_p_(1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4">
            <text:p>2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54]+MATCH(1;[.$D54:.$D$251];0)-1" office:value-type="float" office:value="29">
            <text:p>29</text:p>
          </table:table-cell>
          <table:table-cell table:style-name="ce10" table:formula="of:=MATCH([.$F54]-(1-[.$D54]);[.$F$30:.$F$250];1)-1" office:value-type="float" office:value="23">
            <text:p>23</text:p>
          </table:table-cell>
          <table:table-cell table:style-name="ce10"/>
          <table:table-cell table:style-name="ce10" table:formula="of:=[.$C54]-([.$C$30]+1)" office:value-type="float" office:value="13">
            <text:p>13</text:p>
          </table:table-cell>
          <table:table-cell table:style-name="ce10" table:formula="of:=[.$F54]-[.$C54]" office:value-type="float" office:value="5">
            <text:p>5</text:p>
          </table:table-cell>
          <table:table-cell table:style-name="ce10" table:formula="of:=[.$C54]-[.$G54]" office:value-type="float" office:value="1">
            <text:p>1</text:p>
          </table:table-cell>
          <table:table-cell table:style-name="ce10"/>
          <table:table-cell table:style-name="ce17" table:formula="of:=&quot;w4_p_(&quot;&amp;[.$I54]&amp;&quot;, &quot;&amp;[.$K54]&amp;&quot;, &quot;&amp;[.$J54]&amp;&quot;).&quot;" office:value-type="string" office:string-value="w4_p_(13, 1, 5).">
            <text:p>w4_p_(13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5">
            <text:p>2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55]+MATCH(1;[.$D55:.$D$251];0)-1" office:value-type="float" office:value="29">
            <text:p>29</text:p>
          </table:table-cell>
          <table:table-cell table:style-name="ce10" table:formula="of:=MATCH([.$F55]-(1-[.$D55]);[.$F$30:.$F$250];1)-1" office:value-type="float" office:value="23">
            <text:p>23</text:p>
          </table:table-cell>
          <table:table-cell table:style-name="ce10"/>
          <table:table-cell table:style-name="ce10" table:formula="of:=[.$C55]-([.$C$30]+1)" office:value-type="float" office:value="14">
            <text:p>14</text:p>
          </table:table-cell>
          <table:table-cell table:style-name="ce10" table:formula="of:=[.$F55]-[.$C55]" office:value-type="float" office:value="4">
            <text:p>4</text:p>
          </table:table-cell>
          <table:table-cell table:style-name="ce10" table:formula="of:=[.$C55]-[.$G55]" office:value-type="float" office:value="2">
            <text:p>2</text:p>
          </table:table-cell>
          <table:table-cell table:style-name="ce10"/>
          <table:table-cell table:style-name="ce17" table:formula="of:=&quot;w4_p_(&quot;&amp;[.$I55]&amp;&quot;, &quot;&amp;[.$K55]&amp;&quot;, &quot;&amp;[.$J55]&amp;&quot;).&quot;" office:value-type="string" office:string-value="w4_p_(14, 2, 4).">
            <text:p>w4_p_(14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6">
            <text:p>2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56]+MATCH(1;[.$D56:.$D$251];0)-1" office:value-type="float" office:value="29">
            <text:p>29</text:p>
          </table:table-cell>
          <table:table-cell table:style-name="ce10" table:formula="of:=MATCH([.$F56]-(1-[.$D56]);[.$F$30:.$F$250];1)-1" office:value-type="float" office:value="23">
            <text:p>23</text:p>
          </table:table-cell>
          <table:table-cell table:style-name="ce10"/>
          <table:table-cell table:style-name="ce10" table:formula="of:=[.$C56]-([.$C$30]+1)" office:value-type="float" office:value="15">
            <text:p>15</text:p>
          </table:table-cell>
          <table:table-cell table:style-name="ce10" table:formula="of:=[.$F56]-[.$C56]" office:value-type="float" office:value="3">
            <text:p>3</text:p>
          </table:table-cell>
          <table:table-cell table:style-name="ce10" table:formula="of:=[.$C56]-[.$G56]" office:value-type="float" office:value="3">
            <text:p>3</text:p>
          </table:table-cell>
          <table:table-cell table:style-name="ce10"/>
          <table:table-cell table:style-name="ce17" table:formula="of:=&quot;w4_p_(&quot;&amp;[.$I56]&amp;&quot;, &quot;&amp;[.$K56]&amp;&quot;, &quot;&amp;[.$J56]&amp;&quot;).&quot;" office:value-type="string" office:string-value="w4_p_(15, 3, 3).">
            <text:p>w4_p_(15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7">
            <text:p>2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57]+MATCH(1;[.$D57:.$D$251];0)-1" office:value-type="float" office:value="29">
            <text:p>29</text:p>
          </table:table-cell>
          <table:table-cell table:style-name="ce10" table:formula="of:=MATCH([.$F57]-(1-[.$D57]);[.$F$30:.$F$250];1)-1" office:value-type="float" office:value="23">
            <text:p>23</text:p>
          </table:table-cell>
          <table:table-cell table:style-name="ce10"/>
          <table:table-cell table:style-name="ce10" table:formula="of:=[.$C57]-([.$C$30]+1)" office:value-type="float" office:value="16">
            <text:p>16</text:p>
          </table:table-cell>
          <table:table-cell table:style-name="ce10" table:formula="of:=[.$F57]-[.$C57]" office:value-type="float" office:value="2">
            <text:p>2</text:p>
          </table:table-cell>
          <table:table-cell table:style-name="ce10" table:formula="of:=[.$C57]-[.$G57]" office:value-type="float" office:value="4">
            <text:p>4</text:p>
          </table:table-cell>
          <table:table-cell table:style-name="ce10"/>
          <table:table-cell table:style-name="ce17" table:formula="of:=&quot;w4_p_(&quot;&amp;[.$I57]&amp;&quot;, &quot;&amp;[.$K57]&amp;&quot;, &quot;&amp;[.$J57]&amp;&quot;).&quot;" office:value-type="string" office:string-value="w4_p_(16, 4, 2).">
            <text:p>w4_p_(16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8">
            <text:p>2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58]+MATCH(1;[.$D58:.$D$251];0)-1" office:value-type="float" office:value="29">
            <text:p>29</text:p>
          </table:table-cell>
          <table:table-cell table:style-name="ce10" table:formula="of:=MATCH([.$F58]-(1-[.$D58]);[.$F$30:.$F$250];1)-1" office:value-type="float" office:value="23">
            <text:p>23</text:p>
          </table:table-cell>
          <table:table-cell table:style-name="ce10"/>
          <table:table-cell table:style-name="ce10" table:formula="of:=[.$C58]-([.$C$30]+1)" office:value-type="float" office:value="17">
            <text:p>17</text:p>
          </table:table-cell>
          <table:table-cell table:style-name="ce10" table:formula="of:=[.$F58]-[.$C58]" office:value-type="float" office:value="1">
            <text:p>1</text:p>
          </table:table-cell>
          <table:table-cell table:style-name="ce10" table:formula="of:=[.$C58]-[.$G58]" office:value-type="float" office:value="5">
            <text:p>5</text:p>
          </table:table-cell>
          <table:table-cell table:style-name="ce10"/>
          <table:table-cell table:style-name="ce17" table:formula="of:=&quot;w4_p_(&quot;&amp;[.$I58]&amp;&quot;, &quot;&amp;[.$K58]&amp;&quot;, &quot;&amp;[.$J58]&amp;&quot;).&quot;" office:value-type="string" office:string-value="w4_p_(17, 5, 1).">
            <text:p>w4_p_(17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9">
            <text:p>2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59]+MATCH(1;[.$D59:.$D$251];0)-1" office:value-type="float" office:value="29">
            <text:p>29</text:p>
          </table:table-cell>
          <table:table-cell table:style-name="ce10" table:formula="of:=MATCH([.$F59]-(1-[.$D59]);[.$F$30:.$F$250];1)-1" office:value-type="float" office:value="29">
            <text:p>29</text:p>
          </table:table-cell>
          <table:table-cell table:style-name="ce10"/>
          <table:table-cell table:style-name="ce10" table:formula="of:=[.$C59]-([.$C$30]+1)" office:value-type="float" office:value="18">
            <text:p>18</text:p>
          </table:table-cell>
          <table:table-cell table:style-name="ce10" table:formula="of:=[.$F59]-[.$C59]" office:value-type="float" office:value="0">
            <text:p>0</text:p>
          </table:table-cell>
          <table:table-cell table:style-name="ce10" table:formula="of:=[.$C59]-[.$G59]" office:value-type="float" office:value="0">
            <text:p>0</text:p>
          </table:table-cell>
          <table:table-cell table:style-name="ce10"/>
          <table:table-cell table:style-name="ce17" table:formula="of:=&quot;w4_p_(&quot;&amp;[.$I59]&amp;&quot;, &quot;&amp;[.$K59]&amp;&quot;, &quot;&amp;[.$J59]&amp;&quot;).&quot;" office:value-type="string" office:string-value="w4_p_(18, 0, 0).">
            <text:p>w4_p_(1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0">
            <text:p>3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60]+MATCH(1;[.$D60:.$D$251];0)-1" office:value-type="float" office:value="31">
            <text:p>31</text:p>
          </table:table-cell>
          <table:table-cell table:style-name="ce10" table:formula="of:=MATCH([.$F60]-(1-[.$D60]);[.$F$30:.$F$250];1)-1" office:value-type="float" office:value="29">
            <text:p>29</text:p>
          </table:table-cell>
          <table:table-cell table:style-name="ce10"/>
          <table:table-cell table:style-name="ce10" table:formula="of:=[.$C60]-([.$C$30]+1)" office:value-type="float" office:value="19">
            <text:p>19</text:p>
          </table:table-cell>
          <table:table-cell table:style-name="ce10" table:formula="of:=[.$F60]-[.$C60]" office:value-type="float" office:value="1">
            <text:p>1</text:p>
          </table:table-cell>
          <table:table-cell table:style-name="ce10" table:formula="of:=[.$C60]-[.$G60]" office:value-type="float" office:value="1">
            <text:p>1</text:p>
          </table:table-cell>
          <table:table-cell table:style-name="ce10"/>
          <table:table-cell table:style-name="ce17" table:formula="of:=&quot;w4_p_(&quot;&amp;[.$I60]&amp;&quot;, &quot;&amp;[.$K60]&amp;&quot;, &quot;&amp;[.$J60]&amp;&quot;).&quot;" office:value-type="string" office:string-value="w4_p_(19, 1, 1).">
            <text:p>w4_p_(19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1">
            <text:p>3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61]+MATCH(1;[.$D61:.$D$251];0)-1" office:value-type="float" office:value="31">
            <text:p>31</text:p>
          </table:table-cell>
          <table:table-cell table:style-name="ce10" table:formula="of:=MATCH([.$F61]-(1-[.$D61]);[.$F$30:.$F$250];1)-1" office:value-type="float" office:value="31">
            <text:p>31</text:p>
          </table:table-cell>
          <table:table-cell table:style-name="ce10"/>
          <table:table-cell table:style-name="ce10" table:formula="of:=[.$C61]-([.$C$30]+1)" office:value-type="float" office:value="20">
            <text:p>20</text:p>
          </table:table-cell>
          <table:table-cell table:style-name="ce10" table:formula="of:=[.$F61]-[.$C61]" office:value-type="float" office:value="0">
            <text:p>0</text:p>
          </table:table-cell>
          <table:table-cell table:style-name="ce10" table:formula="of:=[.$C61]-[.$G61]" office:value-type="float" office:value="0">
            <text:p>0</text:p>
          </table:table-cell>
          <table:table-cell table:style-name="ce10"/>
          <table:table-cell table:style-name="ce17" table:formula="of:=&quot;w4_p_(&quot;&amp;[.$I61]&amp;&quot;, &quot;&amp;[.$K61]&amp;&quot;, &quot;&amp;[.$J61]&amp;&quot;).&quot;" office:value-type="string" office:string-value="w4_p_(20, 0, 0).">
            <text:p>w4_p_(2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2">
            <text:p>3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62]+MATCH(1;[.$D62:.$D$251];0)-1" office:value-type="float" office:value="37">
            <text:p>37</text:p>
          </table:table-cell>
          <table:table-cell table:style-name="ce10" table:formula="of:=MATCH([.$F62]-(1-[.$D62]);[.$F$30:.$F$250];1)-1" office:value-type="float" office:value="31">
            <text:p>31</text:p>
          </table:table-cell>
          <table:table-cell table:style-name="ce10"/>
          <table:table-cell table:style-name="ce10" table:formula="of:=[.$C62]-([.$C$30]+1)" office:value-type="float" office:value="21">
            <text:p>21</text:p>
          </table:table-cell>
          <table:table-cell table:style-name="ce10" table:formula="of:=[.$F62]-[.$C62]" office:value-type="float" office:value="5">
            <text:p>5</text:p>
          </table:table-cell>
          <table:table-cell table:style-name="ce10" table:formula="of:=[.$C62]-[.$G62]" office:value-type="float" office:value="1">
            <text:p>1</text:p>
          </table:table-cell>
          <table:table-cell table:style-name="ce10"/>
          <table:table-cell table:style-name="ce17" table:formula="of:=&quot;w4_p_(&quot;&amp;[.$I62]&amp;&quot;, &quot;&amp;[.$K62]&amp;&quot;, &quot;&amp;[.$J62]&amp;&quot;).&quot;" office:value-type="string" office:string-value="w4_p_(21, 1, 5).">
            <text:p>w4_p_(21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3">
            <text:p>3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63]+MATCH(1;[.$D63:.$D$251];0)-1" office:value-type="float" office:value="37">
            <text:p>37</text:p>
          </table:table-cell>
          <table:table-cell table:style-name="ce10" table:formula="of:=MATCH([.$F63]-(1-[.$D63]);[.$F$30:.$F$250];1)-1" office:value-type="float" office:value="31">
            <text:p>31</text:p>
          </table:table-cell>
          <table:table-cell table:style-name="ce10"/>
          <table:table-cell table:style-name="ce10" table:formula="of:=[.$C63]-([.$C$30]+1)" office:value-type="float" office:value="22">
            <text:p>22</text:p>
          </table:table-cell>
          <table:table-cell table:style-name="ce10" table:formula="of:=[.$F63]-[.$C63]" office:value-type="float" office:value="4">
            <text:p>4</text:p>
          </table:table-cell>
          <table:table-cell table:style-name="ce10" table:formula="of:=[.$C63]-[.$G63]" office:value-type="float" office:value="2">
            <text:p>2</text:p>
          </table:table-cell>
          <table:table-cell table:style-name="ce10"/>
          <table:table-cell table:style-name="ce17" table:formula="of:=&quot;w4_p_(&quot;&amp;[.$I63]&amp;&quot;, &quot;&amp;[.$K63]&amp;&quot;, &quot;&amp;[.$J63]&amp;&quot;).&quot;" office:value-type="string" office:string-value="w4_p_(22, 2, 4).">
            <text:p>w4_p_(22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4">
            <text:p>3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64]+MATCH(1;[.$D64:.$D$251];0)-1" office:value-type="float" office:value="37">
            <text:p>37</text:p>
          </table:table-cell>
          <table:table-cell table:style-name="ce10" table:formula="of:=MATCH([.$F64]-(1-[.$D64]);[.$F$30:.$F$250];1)-1" office:value-type="float" office:value="31">
            <text:p>31</text:p>
          </table:table-cell>
          <table:table-cell table:style-name="ce10"/>
          <table:table-cell table:style-name="ce10" table:formula="of:=[.$C64]-([.$C$30]+1)" office:value-type="float" office:value="23">
            <text:p>23</text:p>
          </table:table-cell>
          <table:table-cell table:style-name="ce10" table:formula="of:=[.$F64]-[.$C64]" office:value-type="float" office:value="3">
            <text:p>3</text:p>
          </table:table-cell>
          <table:table-cell table:style-name="ce10" table:formula="of:=[.$C64]-[.$G64]" office:value-type="float" office:value="3">
            <text:p>3</text:p>
          </table:table-cell>
          <table:table-cell table:style-name="ce10"/>
          <table:table-cell table:style-name="ce17" table:formula="of:=&quot;w4_p_(&quot;&amp;[.$I64]&amp;&quot;, &quot;&amp;[.$K64]&amp;&quot;, &quot;&amp;[.$J64]&amp;&quot;).&quot;" office:value-type="string" office:string-value="w4_p_(23, 3, 3).">
            <text:p>w4_p_(23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5">
            <text:p>3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65]+MATCH(1;[.$D65:.$D$251];0)-1" office:value-type="float" office:value="37">
            <text:p>37</text:p>
          </table:table-cell>
          <table:table-cell table:style-name="ce10" table:formula="of:=MATCH([.$F65]-(1-[.$D65]);[.$F$30:.$F$250];1)-1" office:value-type="float" office:value="31">
            <text:p>31</text:p>
          </table:table-cell>
          <table:table-cell table:style-name="ce10"/>
          <table:table-cell table:style-name="ce10" table:formula="of:=[.$C65]-([.$C$30]+1)" office:value-type="float" office:value="24">
            <text:p>24</text:p>
          </table:table-cell>
          <table:table-cell table:style-name="ce10" table:formula="of:=[.$F65]-[.$C65]" office:value-type="float" office:value="2">
            <text:p>2</text:p>
          </table:table-cell>
          <table:table-cell table:style-name="ce10" table:formula="of:=[.$C65]-[.$G65]" office:value-type="float" office:value="4">
            <text:p>4</text:p>
          </table:table-cell>
          <table:table-cell table:style-name="ce10"/>
          <table:table-cell table:style-name="ce17" table:formula="of:=&quot;w4_p_(&quot;&amp;[.$I65]&amp;&quot;, &quot;&amp;[.$K65]&amp;&quot;, &quot;&amp;[.$J65]&amp;&quot;).&quot;" office:value-type="string" office:string-value="w4_p_(24, 4, 2).">
            <text:p>w4_p_(24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6">
            <text:p>3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66]+MATCH(1;[.$D66:.$D$251];0)-1" office:value-type="float" office:value="37">
            <text:p>37</text:p>
          </table:table-cell>
          <table:table-cell table:style-name="ce10" table:formula="of:=MATCH([.$F66]-(1-[.$D66]);[.$F$30:.$F$250];1)-1" office:value-type="float" office:value="31">
            <text:p>31</text:p>
          </table:table-cell>
          <table:table-cell table:style-name="ce10"/>
          <table:table-cell table:style-name="ce10" table:formula="of:=[.$C66]-([.$C$30]+1)" office:value-type="float" office:value="25">
            <text:p>25</text:p>
          </table:table-cell>
          <table:table-cell table:style-name="ce10" table:formula="of:=[.$F66]-[.$C66]" office:value-type="float" office:value="1">
            <text:p>1</text:p>
          </table:table-cell>
          <table:table-cell table:style-name="ce10" table:formula="of:=[.$C66]-[.$G66]" office:value-type="float" office:value="5">
            <text:p>5</text:p>
          </table:table-cell>
          <table:table-cell table:style-name="ce10"/>
          <table:table-cell table:style-name="ce17" table:formula="of:=&quot;w4_p_(&quot;&amp;[.$I66]&amp;&quot;, &quot;&amp;[.$K66]&amp;&quot;, &quot;&amp;[.$J66]&amp;&quot;).&quot;" office:value-type="string" office:string-value="w4_p_(25, 5, 1).">
            <text:p>w4_p_(25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7">
            <text:p>3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67]+MATCH(1;[.$D67:.$D$251];0)-1" office:value-type="float" office:value="37">
            <text:p>37</text:p>
          </table:table-cell>
          <table:table-cell table:style-name="ce10" table:formula="of:=MATCH([.$F67]-(1-[.$D67]);[.$F$30:.$F$250];1)-1" office:value-type="float" office:value="37">
            <text:p>37</text:p>
          </table:table-cell>
          <table:table-cell table:style-name="ce10"/>
          <table:table-cell table:style-name="ce10" table:formula="of:=[.$C67]-([.$C$30]+1)" office:value-type="float" office:value="26">
            <text:p>26</text:p>
          </table:table-cell>
          <table:table-cell table:style-name="ce10" table:formula="of:=[.$F67]-[.$C67]" office:value-type="float" office:value="0">
            <text:p>0</text:p>
          </table:table-cell>
          <table:table-cell table:style-name="ce10" table:formula="of:=[.$C67]-[.$G67]" office:value-type="float" office:value="0">
            <text:p>0</text:p>
          </table:table-cell>
          <table:table-cell table:style-name="ce10"/>
          <table:table-cell table:style-name="ce17" table:formula="of:=&quot;w4_p_(&quot;&amp;[.$I67]&amp;&quot;, &quot;&amp;[.$K67]&amp;&quot;, &quot;&amp;[.$J67]&amp;&quot;).&quot;" office:value-type="string" office:string-value="w4_p_(26, 0, 0).">
            <text:p>w4_p_(2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8">
            <text:p>3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68]+MATCH(1;[.$D68:.$D$251];0)-1" office:value-type="float" office:value="41">
            <text:p>41</text:p>
          </table:table-cell>
          <table:table-cell table:style-name="ce10" table:formula="of:=MATCH([.$F68]-(1-[.$D68]);[.$F$30:.$F$250];1)-1" office:value-type="float" office:value="37">
            <text:p>37</text:p>
          </table:table-cell>
          <table:table-cell table:style-name="ce10"/>
          <table:table-cell table:style-name="ce10" table:formula="of:=[.$C68]-([.$C$30]+1)" office:value-type="float" office:value="27">
            <text:p>27</text:p>
          </table:table-cell>
          <table:table-cell table:style-name="ce10" table:formula="of:=[.$F68]-[.$C68]" office:value-type="float" office:value="3">
            <text:p>3</text:p>
          </table:table-cell>
          <table:table-cell table:style-name="ce10" table:formula="of:=[.$C68]-[.$G68]" office:value-type="float" office:value="1">
            <text:p>1</text:p>
          </table:table-cell>
          <table:table-cell table:style-name="ce10"/>
          <table:table-cell table:style-name="ce17" table:formula="of:=&quot;w4_p_(&quot;&amp;[.$I68]&amp;&quot;, &quot;&amp;[.$K68]&amp;&quot;, &quot;&amp;[.$J68]&amp;&quot;).&quot;" office:value-type="string" office:string-value="w4_p_(27, 1, 3).">
            <text:p>w4_p_(27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39">
            <text:p>3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69]+MATCH(1;[.$D69:.$D$251];0)-1" office:value-type="float" office:value="41">
            <text:p>41</text:p>
          </table:table-cell>
          <table:table-cell table:style-name="ce10" table:formula="of:=MATCH([.$F69]-(1-[.$D69]);[.$F$30:.$F$250];1)-1" office:value-type="float" office:value="37">
            <text:p>37</text:p>
          </table:table-cell>
          <table:table-cell table:style-name="ce10"/>
          <table:table-cell table:style-name="ce10" table:formula="of:=[.$C69]-([.$C$30]+1)" office:value-type="float" office:value="28">
            <text:p>28</text:p>
          </table:table-cell>
          <table:table-cell table:style-name="ce10" table:formula="of:=[.$F69]-[.$C69]" office:value-type="float" office:value="2">
            <text:p>2</text:p>
          </table:table-cell>
          <table:table-cell table:style-name="ce10" table:formula="of:=[.$C69]-[.$G69]" office:value-type="float" office:value="2">
            <text:p>2</text:p>
          </table:table-cell>
          <table:table-cell table:style-name="ce10"/>
          <table:table-cell table:style-name="ce17" table:formula="of:=&quot;w4_p_(&quot;&amp;[.$I69]&amp;&quot;, &quot;&amp;[.$K69]&amp;&quot;, &quot;&amp;[.$J69]&amp;&quot;).&quot;" office:value-type="string" office:string-value="w4_p_(28, 2, 2).">
            <text:p>w4_p_(28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70]+MATCH(1;[.$D70:.$D$251];0)-1" office:value-type="float" office:value="41">
            <text:p>41</text:p>
          </table:table-cell>
          <table:table-cell table:style-name="ce10" table:formula="of:=MATCH([.$F70]-(1-[.$D70]);[.$F$30:.$F$250];1)-1" office:value-type="float" office:value="37">
            <text:p>37</text:p>
          </table:table-cell>
          <table:table-cell table:style-name="ce10"/>
          <table:table-cell table:style-name="ce10" table:formula="of:=[.$C70]-([.$C$30]+1)" office:value-type="float" office:value="29">
            <text:p>29</text:p>
          </table:table-cell>
          <table:table-cell table:style-name="ce10" table:formula="of:=[.$F70]-[.$C70]" office:value-type="float" office:value="1">
            <text:p>1</text:p>
          </table:table-cell>
          <table:table-cell table:style-name="ce10" table:formula="of:=[.$C70]-[.$G70]" office:value-type="float" office:value="3">
            <text:p>3</text:p>
          </table:table-cell>
          <table:table-cell table:style-name="ce10"/>
          <table:table-cell table:style-name="ce17" table:formula="of:=&quot;w4_p_(&quot;&amp;[.$I70]&amp;&quot;, &quot;&amp;[.$K70]&amp;&quot;, &quot;&amp;[.$J70]&amp;&quot;).&quot;" office:value-type="string" office:string-value="w4_p_(29, 3, 1).">
            <text:p>w4_p_(29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1">
            <text:p>4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71]+MATCH(1;[.$D71:.$D$251];0)-1" office:value-type="float" office:value="41">
            <text:p>41</text:p>
          </table:table-cell>
          <table:table-cell table:style-name="ce10" table:formula="of:=MATCH([.$F71]-(1-[.$D71]);[.$F$30:.$F$250];1)-1" office:value-type="float" office:value="41">
            <text:p>41</text:p>
          </table:table-cell>
          <table:table-cell table:style-name="ce10"/>
          <table:table-cell table:style-name="ce10" table:formula="of:=[.$C71]-([.$C$30]+1)" office:value-type="float" office:value="30">
            <text:p>30</text:p>
          </table:table-cell>
          <table:table-cell table:style-name="ce10" table:formula="of:=[.$F71]-[.$C71]" office:value-type="float" office:value="0">
            <text:p>0</text:p>
          </table:table-cell>
          <table:table-cell table:style-name="ce10" table:formula="of:=[.$C71]-[.$G71]" office:value-type="float" office:value="0">
            <text:p>0</text:p>
          </table:table-cell>
          <table:table-cell table:style-name="ce10"/>
          <table:table-cell table:style-name="ce17" table:formula="of:=&quot;w4_p_(&quot;&amp;[.$I71]&amp;&quot;, &quot;&amp;[.$K71]&amp;&quot;, &quot;&amp;[.$J71]&amp;&quot;).&quot;" office:value-type="string" office:string-value="w4_p_(30, 0, 0).">
            <text:p>w4_p_(3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2">
            <text:p>4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72]+MATCH(1;[.$D72:.$D$251];0)-1" office:value-type="float" office:value="43">
            <text:p>43</text:p>
          </table:table-cell>
          <table:table-cell table:style-name="ce10" table:formula="of:=MATCH([.$F72]-(1-[.$D72]);[.$F$30:.$F$250];1)-1" office:value-type="float" office:value="41">
            <text:p>41</text:p>
          </table:table-cell>
          <table:table-cell table:style-name="ce10"/>
          <table:table-cell table:style-name="ce10" table:formula="of:=[.$C72]-([.$C$30]+1)" office:value-type="float" office:value="31">
            <text:p>31</text:p>
          </table:table-cell>
          <table:table-cell table:style-name="ce10" table:formula="of:=[.$F72]-[.$C72]" office:value-type="float" office:value="1">
            <text:p>1</text:p>
          </table:table-cell>
          <table:table-cell table:style-name="ce10" table:formula="of:=[.$C72]-[.$G72]" office:value-type="float" office:value="1">
            <text:p>1</text:p>
          </table:table-cell>
          <table:table-cell table:style-name="ce10"/>
          <table:table-cell table:style-name="ce17" table:formula="of:=&quot;w4_p_(&quot;&amp;[.$I72]&amp;&quot;, &quot;&amp;[.$K72]&amp;&quot;, &quot;&amp;[.$J72]&amp;&quot;).&quot;" office:value-type="string" office:string-value="w4_p_(31, 1, 1).">
            <text:p>w4_p_(31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3">
            <text:p>4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73]+MATCH(1;[.$D73:.$D$251];0)-1" office:value-type="float" office:value="43">
            <text:p>43</text:p>
          </table:table-cell>
          <table:table-cell table:style-name="ce10" table:formula="of:=MATCH([.$F73]-(1-[.$D73]);[.$F$30:.$F$250];1)-1" office:value-type="float" office:value="43">
            <text:p>43</text:p>
          </table:table-cell>
          <table:table-cell table:style-name="ce10"/>
          <table:table-cell table:style-name="ce10" table:formula="of:=[.$C73]-([.$C$30]+1)" office:value-type="float" office:value="32">
            <text:p>32</text:p>
          </table:table-cell>
          <table:table-cell table:style-name="ce10" table:formula="of:=[.$F73]-[.$C73]" office:value-type="float" office:value="0">
            <text:p>0</text:p>
          </table:table-cell>
          <table:table-cell table:style-name="ce10" table:formula="of:=[.$C73]-[.$G73]" office:value-type="float" office:value="0">
            <text:p>0</text:p>
          </table:table-cell>
          <table:table-cell table:style-name="ce10"/>
          <table:table-cell table:style-name="ce17" table:formula="of:=&quot;w4_p_(&quot;&amp;[.$I73]&amp;&quot;, &quot;&amp;[.$K73]&amp;&quot;, &quot;&amp;[.$J73]&amp;&quot;).&quot;" office:value-type="string" office:string-value="w4_p_(32, 0, 0).">
            <text:p>w4_p_(3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4">
            <text:p>4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74]+MATCH(1;[.$D74:.$D$251];0)-1" office:value-type="float" office:value="47">
            <text:p>47</text:p>
          </table:table-cell>
          <table:table-cell table:style-name="ce10" table:formula="of:=MATCH([.$F74]-(1-[.$D74]);[.$F$30:.$F$250];1)-1" office:value-type="float" office:value="43">
            <text:p>43</text:p>
          </table:table-cell>
          <table:table-cell table:style-name="ce10"/>
          <table:table-cell table:style-name="ce10" table:formula="of:=[.$C74]-([.$C$30]+1)" office:value-type="float" office:value="33">
            <text:p>33</text:p>
          </table:table-cell>
          <table:table-cell table:style-name="ce10" table:formula="of:=[.$F74]-[.$C74]" office:value-type="float" office:value="3">
            <text:p>3</text:p>
          </table:table-cell>
          <table:table-cell table:style-name="ce10" table:formula="of:=[.$C74]-[.$G74]" office:value-type="float" office:value="1">
            <text:p>1</text:p>
          </table:table-cell>
          <table:table-cell table:style-name="ce10"/>
          <table:table-cell table:style-name="ce17" table:formula="of:=&quot;w4_p_(&quot;&amp;[.$I74]&amp;&quot;, &quot;&amp;[.$K74]&amp;&quot;, &quot;&amp;[.$J74]&amp;&quot;).&quot;" office:value-type="string" office:string-value="w4_p_(33, 1, 3).">
            <text:p>w4_p_(33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5">
            <text:p>4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75]+MATCH(1;[.$D75:.$D$251];0)-1" office:value-type="float" office:value="47">
            <text:p>47</text:p>
          </table:table-cell>
          <table:table-cell table:style-name="ce10" table:formula="of:=MATCH([.$F75]-(1-[.$D75]);[.$F$30:.$F$250];1)-1" office:value-type="float" office:value="43">
            <text:p>43</text:p>
          </table:table-cell>
          <table:table-cell table:style-name="ce10"/>
          <table:table-cell table:style-name="ce10" table:formula="of:=[.$C75]-([.$C$30]+1)" office:value-type="float" office:value="34">
            <text:p>34</text:p>
          </table:table-cell>
          <table:table-cell table:style-name="ce10" table:formula="of:=[.$F75]-[.$C75]" office:value-type="float" office:value="2">
            <text:p>2</text:p>
          </table:table-cell>
          <table:table-cell table:style-name="ce10" table:formula="of:=[.$C75]-[.$G75]" office:value-type="float" office:value="2">
            <text:p>2</text:p>
          </table:table-cell>
          <table:table-cell table:style-name="ce10"/>
          <table:table-cell table:style-name="ce17" table:formula="of:=&quot;w4_p_(&quot;&amp;[.$I75]&amp;&quot;, &quot;&amp;[.$K75]&amp;&quot;, &quot;&amp;[.$J75]&amp;&quot;).&quot;" office:value-type="string" office:string-value="w4_p_(34, 2, 2).">
            <text:p>w4_p_(34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6">
            <text:p>4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76]+MATCH(1;[.$D76:.$D$251];0)-1" office:value-type="float" office:value="47">
            <text:p>47</text:p>
          </table:table-cell>
          <table:table-cell table:style-name="ce10" table:formula="of:=MATCH([.$F76]-(1-[.$D76]);[.$F$30:.$F$250];1)-1" office:value-type="float" office:value="43">
            <text:p>43</text:p>
          </table:table-cell>
          <table:table-cell table:style-name="ce10"/>
          <table:table-cell table:style-name="ce10" table:formula="of:=[.$C76]-([.$C$30]+1)" office:value-type="float" office:value="35">
            <text:p>35</text:p>
          </table:table-cell>
          <table:table-cell table:style-name="ce10" table:formula="of:=[.$F76]-[.$C76]" office:value-type="float" office:value="1">
            <text:p>1</text:p>
          </table:table-cell>
          <table:table-cell table:style-name="ce10" table:formula="of:=[.$C76]-[.$G76]" office:value-type="float" office:value="3">
            <text:p>3</text:p>
          </table:table-cell>
          <table:table-cell table:style-name="ce10"/>
          <table:table-cell table:style-name="ce17" table:formula="of:=&quot;w4_p_(&quot;&amp;[.$I76]&amp;&quot;, &quot;&amp;[.$K76]&amp;&quot;, &quot;&amp;[.$J76]&amp;&quot;).&quot;" office:value-type="string" office:string-value="w4_p_(35, 3, 1).">
            <text:p>w4_p_(35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7">
            <text:p>4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77]+MATCH(1;[.$D77:.$D$251];0)-1" office:value-type="float" office:value="47">
            <text:p>47</text:p>
          </table:table-cell>
          <table:table-cell table:style-name="ce10" table:formula="of:=MATCH([.$F77]-(1-[.$D77]);[.$F$30:.$F$250];1)-1" office:value-type="float" office:value="47">
            <text:p>47</text:p>
          </table:table-cell>
          <table:table-cell table:style-name="ce10"/>
          <table:table-cell table:style-name="ce10" table:formula="of:=[.$C77]-([.$C$30]+1)" office:value-type="float" office:value="36">
            <text:p>36</text:p>
          </table:table-cell>
          <table:table-cell table:style-name="ce10" table:formula="of:=[.$F77]-[.$C77]" office:value-type="float" office:value="0">
            <text:p>0</text:p>
          </table:table-cell>
          <table:table-cell table:style-name="ce10" table:formula="of:=[.$C77]-[.$G77]" office:value-type="float" office:value="0">
            <text:p>0</text:p>
          </table:table-cell>
          <table:table-cell table:style-name="ce10"/>
          <table:table-cell table:style-name="ce17" table:formula="of:=&quot;w4_p_(&quot;&amp;[.$I77]&amp;&quot;, &quot;&amp;[.$K77]&amp;&quot;, &quot;&amp;[.$J77]&amp;&quot;).&quot;" office:value-type="string" office:string-value="w4_p_(36, 0, 0).">
            <text:p>w4_p_(3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8">
            <text:p>4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78]+MATCH(1;[.$D78:.$D$251];0)-1" office:value-type="float" office:value="53">
            <text:p>53</text:p>
          </table:table-cell>
          <table:table-cell table:style-name="ce10" table:formula="of:=MATCH([.$F78]-(1-[.$D78]);[.$F$30:.$F$250];1)-1" office:value-type="float" office:value="47">
            <text:p>47</text:p>
          </table:table-cell>
          <table:table-cell table:style-name="ce10"/>
          <table:table-cell table:style-name="ce10" table:formula="of:=[.$C78]-([.$C$30]+1)" office:value-type="float" office:value="37">
            <text:p>37</text:p>
          </table:table-cell>
          <table:table-cell table:style-name="ce10" table:formula="of:=[.$F78]-[.$C78]" office:value-type="float" office:value="5">
            <text:p>5</text:p>
          </table:table-cell>
          <table:table-cell table:style-name="ce10" table:formula="of:=[.$C78]-[.$G78]" office:value-type="float" office:value="1">
            <text:p>1</text:p>
          </table:table-cell>
          <table:table-cell table:style-name="ce10"/>
          <table:table-cell table:style-name="ce17" table:formula="of:=&quot;w4_p_(&quot;&amp;[.$I78]&amp;&quot;, &quot;&amp;[.$K78]&amp;&quot;, &quot;&amp;[.$J78]&amp;&quot;).&quot;" office:value-type="string" office:string-value="w4_p_(37, 1, 5).">
            <text:p>w4_p_(37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49">
            <text:p>4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79]+MATCH(1;[.$D79:.$D$251];0)-1" office:value-type="float" office:value="53">
            <text:p>53</text:p>
          </table:table-cell>
          <table:table-cell table:style-name="ce10" table:formula="of:=MATCH([.$F79]-(1-[.$D79]);[.$F$30:.$F$250];1)-1" office:value-type="float" office:value="47">
            <text:p>47</text:p>
          </table:table-cell>
          <table:table-cell table:style-name="ce10"/>
          <table:table-cell table:style-name="ce10" table:formula="of:=[.$C79]-([.$C$30]+1)" office:value-type="float" office:value="38">
            <text:p>38</text:p>
          </table:table-cell>
          <table:table-cell table:style-name="ce10" table:formula="of:=[.$F79]-[.$C79]" office:value-type="float" office:value="4">
            <text:p>4</text:p>
          </table:table-cell>
          <table:table-cell table:style-name="ce10" table:formula="of:=[.$C79]-[.$G79]" office:value-type="float" office:value="2">
            <text:p>2</text:p>
          </table:table-cell>
          <table:table-cell table:style-name="ce10"/>
          <table:table-cell table:style-name="ce17" table:formula="of:=&quot;w4_p_(&quot;&amp;[.$I79]&amp;&quot;, &quot;&amp;[.$K79]&amp;&quot;, &quot;&amp;[.$J79]&amp;&quot;).&quot;" office:value-type="string" office:string-value="w4_p_(38, 2, 4).">
            <text:p>w4_p_(38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0">
            <text:p>5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80]+MATCH(1;[.$D80:.$D$251];0)-1" office:value-type="float" office:value="53">
            <text:p>53</text:p>
          </table:table-cell>
          <table:table-cell table:style-name="ce10" table:formula="of:=MATCH([.$F80]-(1-[.$D80]);[.$F$30:.$F$250];1)-1" office:value-type="float" office:value="47">
            <text:p>47</text:p>
          </table:table-cell>
          <table:table-cell table:style-name="ce10"/>
          <table:table-cell table:style-name="ce10" table:formula="of:=[.$C80]-([.$C$30]+1)" office:value-type="float" office:value="39">
            <text:p>39</text:p>
          </table:table-cell>
          <table:table-cell table:style-name="ce10" table:formula="of:=[.$F80]-[.$C80]" office:value-type="float" office:value="3">
            <text:p>3</text:p>
          </table:table-cell>
          <table:table-cell table:style-name="ce10" table:formula="of:=[.$C80]-[.$G80]" office:value-type="float" office:value="3">
            <text:p>3</text:p>
          </table:table-cell>
          <table:table-cell table:style-name="ce10"/>
          <table:table-cell table:style-name="ce17" table:formula="of:=&quot;w4_p_(&quot;&amp;[.$I80]&amp;&quot;, &quot;&amp;[.$K80]&amp;&quot;, &quot;&amp;[.$J80]&amp;&quot;).&quot;" office:value-type="string" office:string-value="w4_p_(39, 3, 3).">
            <text:p>w4_p_(39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1">
            <text:p>5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81]+MATCH(1;[.$D81:.$D$251];0)-1" office:value-type="float" office:value="53">
            <text:p>53</text:p>
          </table:table-cell>
          <table:table-cell table:style-name="ce10" table:formula="of:=MATCH([.$F81]-(1-[.$D81]);[.$F$30:.$F$250];1)-1" office:value-type="float" office:value="47">
            <text:p>47</text:p>
          </table:table-cell>
          <table:table-cell table:style-name="ce10"/>
          <table:table-cell table:style-name="ce10" table:formula="of:=[.$C81]-([.$C$30]+1)" office:value-type="float" office:value="40">
            <text:p>40</text:p>
          </table:table-cell>
          <table:table-cell table:style-name="ce10" table:formula="of:=[.$F81]-[.$C81]" office:value-type="float" office:value="2">
            <text:p>2</text:p>
          </table:table-cell>
          <table:table-cell table:style-name="ce10" table:formula="of:=[.$C81]-[.$G81]" office:value-type="float" office:value="4">
            <text:p>4</text:p>
          </table:table-cell>
          <table:table-cell table:style-name="ce10"/>
          <table:table-cell table:style-name="ce17" table:formula="of:=&quot;w4_p_(&quot;&amp;[.$I81]&amp;&quot;, &quot;&amp;[.$K81]&amp;&quot;, &quot;&amp;[.$J81]&amp;&quot;).&quot;" office:value-type="string" office:string-value="w4_p_(40, 4, 2).">
            <text:p>w4_p_(40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2">
            <text:p>5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82]+MATCH(1;[.$D82:.$D$251];0)-1" office:value-type="float" office:value="53">
            <text:p>53</text:p>
          </table:table-cell>
          <table:table-cell table:style-name="ce10" table:formula="of:=MATCH([.$F82]-(1-[.$D82]);[.$F$30:.$F$250];1)-1" office:value-type="float" office:value="47">
            <text:p>47</text:p>
          </table:table-cell>
          <table:table-cell table:style-name="ce10"/>
          <table:table-cell table:style-name="ce10" table:formula="of:=[.$C82]-([.$C$30]+1)" office:value-type="float" office:value="41">
            <text:p>41</text:p>
          </table:table-cell>
          <table:table-cell table:style-name="ce10" table:formula="of:=[.$F82]-[.$C82]" office:value-type="float" office:value="1">
            <text:p>1</text:p>
          </table:table-cell>
          <table:table-cell table:style-name="ce10" table:formula="of:=[.$C82]-[.$G82]" office:value-type="float" office:value="5">
            <text:p>5</text:p>
          </table:table-cell>
          <table:table-cell table:style-name="ce10"/>
          <table:table-cell table:style-name="ce17" table:formula="of:=&quot;w4_p_(&quot;&amp;[.$I82]&amp;&quot;, &quot;&amp;[.$K82]&amp;&quot;, &quot;&amp;[.$J82]&amp;&quot;).&quot;" office:value-type="string" office:string-value="w4_p_(41, 5, 1).">
            <text:p>w4_p_(41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3">
            <text:p>5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83]+MATCH(1;[.$D83:.$D$251];0)-1" office:value-type="float" office:value="53">
            <text:p>53</text:p>
          </table:table-cell>
          <table:table-cell table:style-name="ce10" table:formula="of:=MATCH([.$F83]-(1-[.$D83]);[.$F$30:.$F$250];1)-1" office:value-type="float" office:value="53">
            <text:p>53</text:p>
          </table:table-cell>
          <table:table-cell table:style-name="ce10"/>
          <table:table-cell table:style-name="ce10" table:formula="of:=[.$C83]-([.$C$30]+1)" office:value-type="float" office:value="42">
            <text:p>42</text:p>
          </table:table-cell>
          <table:table-cell table:style-name="ce10" table:formula="of:=[.$F83]-[.$C83]" office:value-type="float" office:value="0">
            <text:p>0</text:p>
          </table:table-cell>
          <table:table-cell table:style-name="ce10" table:formula="of:=[.$C83]-[.$G83]" office:value-type="float" office:value="0">
            <text:p>0</text:p>
          </table:table-cell>
          <table:table-cell table:style-name="ce10"/>
          <table:table-cell table:style-name="ce17" table:formula="of:=&quot;w4_p_(&quot;&amp;[.$I83]&amp;&quot;, &quot;&amp;[.$K83]&amp;&quot;, &quot;&amp;[.$J83]&amp;&quot;).&quot;" office:value-type="string" office:string-value="w4_p_(42, 0, 0).">
            <text:p>w4_p_(4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4">
            <text:p>5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84]+MATCH(1;[.$D84:.$D$251];0)-1" office:value-type="float" office:value="59">
            <text:p>59</text:p>
          </table:table-cell>
          <table:table-cell table:style-name="ce10" table:formula="of:=MATCH([.$F84]-(1-[.$D84]);[.$F$30:.$F$250];1)-1" office:value-type="float" office:value="53">
            <text:p>53</text:p>
          </table:table-cell>
          <table:table-cell table:style-name="ce10"/>
          <table:table-cell table:style-name="ce10" table:formula="of:=[.$C84]-([.$C$30]+1)" office:value-type="float" office:value="43">
            <text:p>43</text:p>
          </table:table-cell>
          <table:table-cell table:style-name="ce10" table:formula="of:=[.$F84]-[.$C84]" office:value-type="float" office:value="5">
            <text:p>5</text:p>
          </table:table-cell>
          <table:table-cell table:style-name="ce10" table:formula="of:=[.$C84]-[.$G84]" office:value-type="float" office:value="1">
            <text:p>1</text:p>
          </table:table-cell>
          <table:table-cell table:style-name="ce10"/>
          <table:table-cell table:style-name="ce17" table:formula="of:=&quot;w4_p_(&quot;&amp;[.$I84]&amp;&quot;, &quot;&amp;[.$K84]&amp;&quot;, &quot;&amp;[.$J84]&amp;&quot;).&quot;" office:value-type="string" office:string-value="w4_p_(43, 1, 5).">
            <text:p>w4_p_(43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5">
            <text:p>5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85]+MATCH(1;[.$D85:.$D$251];0)-1" office:value-type="float" office:value="59">
            <text:p>59</text:p>
          </table:table-cell>
          <table:table-cell table:style-name="ce10" table:formula="of:=MATCH([.$F85]-(1-[.$D85]);[.$F$30:.$F$250];1)-1" office:value-type="float" office:value="53">
            <text:p>53</text:p>
          </table:table-cell>
          <table:table-cell table:style-name="ce10"/>
          <table:table-cell table:style-name="ce10" table:formula="of:=[.$C85]-([.$C$30]+1)" office:value-type="float" office:value="44">
            <text:p>44</text:p>
          </table:table-cell>
          <table:table-cell table:style-name="ce10" table:formula="of:=[.$F85]-[.$C85]" office:value-type="float" office:value="4">
            <text:p>4</text:p>
          </table:table-cell>
          <table:table-cell table:style-name="ce10" table:formula="of:=[.$C85]-[.$G85]" office:value-type="float" office:value="2">
            <text:p>2</text:p>
          </table:table-cell>
          <table:table-cell table:style-name="ce10"/>
          <table:table-cell table:style-name="ce17" table:formula="of:=&quot;w4_p_(&quot;&amp;[.$I85]&amp;&quot;, &quot;&amp;[.$K85]&amp;&quot;, &quot;&amp;[.$J85]&amp;&quot;).&quot;" office:value-type="string" office:string-value="w4_p_(44, 2, 4).">
            <text:p>w4_p_(44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86]+MATCH(1;[.$D86:.$D$251];0)-1" office:value-type="float" office:value="59">
            <text:p>59</text:p>
          </table:table-cell>
          <table:table-cell table:style-name="ce10" table:formula="of:=MATCH([.$F86]-(1-[.$D86]);[.$F$30:.$F$250];1)-1" office:value-type="float" office:value="53">
            <text:p>53</text:p>
          </table:table-cell>
          <table:table-cell table:style-name="ce10"/>
          <table:table-cell table:style-name="ce10" table:formula="of:=[.$C86]-([.$C$30]+1)" office:value-type="float" office:value="45">
            <text:p>45</text:p>
          </table:table-cell>
          <table:table-cell table:style-name="ce10" table:formula="of:=[.$F86]-[.$C86]" office:value-type="float" office:value="3">
            <text:p>3</text:p>
          </table:table-cell>
          <table:table-cell table:style-name="ce10" table:formula="of:=[.$C86]-[.$G86]" office:value-type="float" office:value="3">
            <text:p>3</text:p>
          </table:table-cell>
          <table:table-cell table:style-name="ce10"/>
          <table:table-cell table:style-name="ce17" table:formula="of:=&quot;w4_p_(&quot;&amp;[.$I86]&amp;&quot;, &quot;&amp;[.$K86]&amp;&quot;, &quot;&amp;[.$J86]&amp;&quot;).&quot;" office:value-type="string" office:string-value="w4_p_(45, 3, 3).">
            <text:p>w4_p_(45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7">
            <text:p>5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87]+MATCH(1;[.$D87:.$D$251];0)-1" office:value-type="float" office:value="59">
            <text:p>59</text:p>
          </table:table-cell>
          <table:table-cell table:style-name="ce10" table:formula="of:=MATCH([.$F87]-(1-[.$D87]);[.$F$30:.$F$250];1)-1" office:value-type="float" office:value="53">
            <text:p>53</text:p>
          </table:table-cell>
          <table:table-cell table:style-name="ce10"/>
          <table:table-cell table:style-name="ce10" table:formula="of:=[.$C87]-([.$C$30]+1)" office:value-type="float" office:value="46">
            <text:p>46</text:p>
          </table:table-cell>
          <table:table-cell table:style-name="ce10" table:formula="of:=[.$F87]-[.$C87]" office:value-type="float" office:value="2">
            <text:p>2</text:p>
          </table:table-cell>
          <table:table-cell table:style-name="ce10" table:formula="of:=[.$C87]-[.$G87]" office:value-type="float" office:value="4">
            <text:p>4</text:p>
          </table:table-cell>
          <table:table-cell table:style-name="ce10"/>
          <table:table-cell table:style-name="ce17" table:formula="of:=&quot;w4_p_(&quot;&amp;[.$I87]&amp;&quot;, &quot;&amp;[.$K87]&amp;&quot;, &quot;&amp;[.$J87]&amp;&quot;).&quot;" office:value-type="string" office:string-value="w4_p_(46, 4, 2).">
            <text:p>w4_p_(46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8">
            <text:p>5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88]+MATCH(1;[.$D88:.$D$251];0)-1" office:value-type="float" office:value="59">
            <text:p>59</text:p>
          </table:table-cell>
          <table:table-cell table:style-name="ce10" table:formula="of:=MATCH([.$F88]-(1-[.$D88]);[.$F$30:.$F$250];1)-1" office:value-type="float" office:value="53">
            <text:p>53</text:p>
          </table:table-cell>
          <table:table-cell table:style-name="ce10"/>
          <table:table-cell table:style-name="ce10" table:formula="of:=[.$C88]-([.$C$30]+1)" office:value-type="float" office:value="47">
            <text:p>47</text:p>
          </table:table-cell>
          <table:table-cell table:style-name="ce10" table:formula="of:=[.$F88]-[.$C88]" office:value-type="float" office:value="1">
            <text:p>1</text:p>
          </table:table-cell>
          <table:table-cell table:style-name="ce10" table:formula="of:=[.$C88]-[.$G88]" office:value-type="float" office:value="5">
            <text:p>5</text:p>
          </table:table-cell>
          <table:table-cell table:style-name="ce10"/>
          <table:table-cell table:style-name="ce17" table:formula="of:=&quot;w4_p_(&quot;&amp;[.$I88]&amp;&quot;, &quot;&amp;[.$K88]&amp;&quot;, &quot;&amp;[.$J88]&amp;&quot;).&quot;" office:value-type="string" office:string-value="w4_p_(47, 5, 1).">
            <text:p>w4_p_(47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59">
            <text:p>5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89]+MATCH(1;[.$D89:.$D$251];0)-1" office:value-type="float" office:value="59">
            <text:p>59</text:p>
          </table:table-cell>
          <table:table-cell table:style-name="ce10" table:formula="of:=MATCH([.$F89]-(1-[.$D89]);[.$F$30:.$F$250];1)-1" office:value-type="float" office:value="59">
            <text:p>59</text:p>
          </table:table-cell>
          <table:table-cell table:style-name="ce10"/>
          <table:table-cell table:style-name="ce10" table:formula="of:=[.$C89]-([.$C$30]+1)" office:value-type="float" office:value="48">
            <text:p>48</text:p>
          </table:table-cell>
          <table:table-cell table:style-name="ce10" table:formula="of:=[.$F89]-[.$C89]" office:value-type="float" office:value="0">
            <text:p>0</text:p>
          </table:table-cell>
          <table:table-cell table:style-name="ce10" table:formula="of:=[.$C89]-[.$G89]" office:value-type="float" office:value="0">
            <text:p>0</text:p>
          </table:table-cell>
          <table:table-cell table:style-name="ce10"/>
          <table:table-cell table:style-name="ce17" table:formula="of:=&quot;w4_p_(&quot;&amp;[.$I89]&amp;&quot;, &quot;&amp;[.$K89]&amp;&quot;, &quot;&amp;[.$J89]&amp;&quot;).&quot;" office:value-type="string" office:string-value="w4_p_(48, 0, 0).">
            <text:p>w4_p_(4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0">
            <text:p>6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90]+MATCH(1;[.$D90:.$D$251];0)-1" office:value-type="float" office:value="61">
            <text:p>61</text:p>
          </table:table-cell>
          <table:table-cell table:style-name="ce10" table:formula="of:=MATCH([.$F90]-(1-[.$D90]);[.$F$30:.$F$250];1)-1" office:value-type="float" office:value="59">
            <text:p>59</text:p>
          </table:table-cell>
          <table:table-cell table:style-name="ce10"/>
          <table:table-cell table:style-name="ce10" table:formula="of:=[.$C90]-([.$C$30]+1)" office:value-type="float" office:value="49">
            <text:p>49</text:p>
          </table:table-cell>
          <table:table-cell table:style-name="ce10" table:formula="of:=[.$F90]-[.$C90]" office:value-type="float" office:value="1">
            <text:p>1</text:p>
          </table:table-cell>
          <table:table-cell table:style-name="ce10" table:formula="of:=[.$C90]-[.$G90]" office:value-type="float" office:value="1">
            <text:p>1</text:p>
          </table:table-cell>
          <table:table-cell table:style-name="ce10"/>
          <table:table-cell table:style-name="ce17" table:formula="of:=&quot;w4_p_(&quot;&amp;[.$I90]&amp;&quot;, &quot;&amp;[.$K90]&amp;&quot;, &quot;&amp;[.$J90]&amp;&quot;).&quot;" office:value-type="string" office:string-value="w4_p_(49, 1, 1).">
            <text:p>w4_p_(49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1">
            <text:p>6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91]+MATCH(1;[.$D91:.$D$251];0)-1" office:value-type="float" office:value="61">
            <text:p>61</text:p>
          </table:table-cell>
          <table:table-cell table:style-name="ce10" table:formula="of:=MATCH([.$F91]-(1-[.$D91]);[.$F$30:.$F$250];1)-1" office:value-type="float" office:value="61">
            <text:p>61</text:p>
          </table:table-cell>
          <table:table-cell table:style-name="ce10"/>
          <table:table-cell table:style-name="ce10" table:formula="of:=[.$C91]-([.$C$30]+1)" office:value-type="float" office:value="50">
            <text:p>50</text:p>
          </table:table-cell>
          <table:table-cell table:style-name="ce10" table:formula="of:=[.$F91]-[.$C91]" office:value-type="float" office:value="0">
            <text:p>0</text:p>
          </table:table-cell>
          <table:table-cell table:style-name="ce10" table:formula="of:=[.$C91]-[.$G91]" office:value-type="float" office:value="0">
            <text:p>0</text:p>
          </table:table-cell>
          <table:table-cell table:style-name="ce10"/>
          <table:table-cell table:style-name="ce17" table:formula="of:=&quot;w4_p_(&quot;&amp;[.$I91]&amp;&quot;, &quot;&amp;[.$K91]&amp;&quot;, &quot;&amp;[.$J91]&amp;&quot;).&quot;" office:value-type="string" office:string-value="w4_p_(50, 0, 0).">
            <text:p>w4_p_(5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2">
            <text:p>6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92]+MATCH(1;[.$D92:.$D$251];0)-1" office:value-type="float" office:value="67">
            <text:p>67</text:p>
          </table:table-cell>
          <table:table-cell table:style-name="ce10" table:formula="of:=MATCH([.$F92]-(1-[.$D92]);[.$F$30:.$F$250];1)-1" office:value-type="float" office:value="61">
            <text:p>61</text:p>
          </table:table-cell>
          <table:table-cell table:style-name="ce10"/>
          <table:table-cell table:style-name="ce10" table:formula="of:=[.$C92]-([.$C$30]+1)" office:value-type="float" office:value="51">
            <text:p>51</text:p>
          </table:table-cell>
          <table:table-cell table:style-name="ce10" table:formula="of:=[.$F92]-[.$C92]" office:value-type="float" office:value="5">
            <text:p>5</text:p>
          </table:table-cell>
          <table:table-cell table:style-name="ce10" table:formula="of:=[.$C92]-[.$G92]" office:value-type="float" office:value="1">
            <text:p>1</text:p>
          </table:table-cell>
          <table:table-cell table:style-name="ce10"/>
          <table:table-cell table:style-name="ce17" table:formula="of:=&quot;w4_p_(&quot;&amp;[.$I92]&amp;&quot;, &quot;&amp;[.$K92]&amp;&quot;, &quot;&amp;[.$J92]&amp;&quot;).&quot;" office:value-type="string" office:string-value="w4_p_(51, 1, 5).">
            <text:p>w4_p_(51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3">
            <text:p>6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93]+MATCH(1;[.$D93:.$D$251];0)-1" office:value-type="float" office:value="67">
            <text:p>67</text:p>
          </table:table-cell>
          <table:table-cell table:style-name="ce10" table:formula="of:=MATCH([.$F93]-(1-[.$D93]);[.$F$30:.$F$250];1)-1" office:value-type="float" office:value="61">
            <text:p>61</text:p>
          </table:table-cell>
          <table:table-cell table:style-name="ce10"/>
          <table:table-cell table:style-name="ce10" table:formula="of:=[.$C93]-([.$C$30]+1)" office:value-type="float" office:value="52">
            <text:p>52</text:p>
          </table:table-cell>
          <table:table-cell table:style-name="ce10" table:formula="of:=[.$F93]-[.$C93]" office:value-type="float" office:value="4">
            <text:p>4</text:p>
          </table:table-cell>
          <table:table-cell table:style-name="ce10" table:formula="of:=[.$C93]-[.$G93]" office:value-type="float" office:value="2">
            <text:p>2</text:p>
          </table:table-cell>
          <table:table-cell table:style-name="ce10"/>
          <table:table-cell table:style-name="ce17" table:formula="of:=&quot;w4_p_(&quot;&amp;[.$I93]&amp;&quot;, &quot;&amp;[.$K93]&amp;&quot;, &quot;&amp;[.$J93]&amp;&quot;).&quot;" office:value-type="string" office:string-value="w4_p_(52, 2, 4).">
            <text:p>w4_p_(52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94]+MATCH(1;[.$D94:.$D$251];0)-1" office:value-type="float" office:value="67">
            <text:p>67</text:p>
          </table:table-cell>
          <table:table-cell table:style-name="ce10" table:formula="of:=MATCH([.$F94]-(1-[.$D94]);[.$F$30:.$F$250];1)-1" office:value-type="float" office:value="61">
            <text:p>61</text:p>
          </table:table-cell>
          <table:table-cell table:style-name="ce10"/>
          <table:table-cell table:style-name="ce10" table:formula="of:=[.$C94]-([.$C$30]+1)" office:value-type="float" office:value="53">
            <text:p>53</text:p>
          </table:table-cell>
          <table:table-cell table:style-name="ce10" table:formula="of:=[.$F94]-[.$C94]" office:value-type="float" office:value="3">
            <text:p>3</text:p>
          </table:table-cell>
          <table:table-cell table:style-name="ce10" table:formula="of:=[.$C94]-[.$G94]" office:value-type="float" office:value="3">
            <text:p>3</text:p>
          </table:table-cell>
          <table:table-cell table:style-name="ce10"/>
          <table:table-cell table:style-name="ce17" table:formula="of:=&quot;w4_p_(&quot;&amp;[.$I94]&amp;&quot;, &quot;&amp;[.$K94]&amp;&quot;, &quot;&amp;[.$J94]&amp;&quot;).&quot;" office:value-type="string" office:string-value="w4_p_(53, 3, 3).">
            <text:p>w4_p_(53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5">
            <text:p>6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95]+MATCH(1;[.$D95:.$D$251];0)-1" office:value-type="float" office:value="67">
            <text:p>67</text:p>
          </table:table-cell>
          <table:table-cell table:style-name="ce10" table:formula="of:=MATCH([.$F95]-(1-[.$D95]);[.$F$30:.$F$250];1)-1" office:value-type="float" office:value="61">
            <text:p>61</text:p>
          </table:table-cell>
          <table:table-cell table:style-name="ce10"/>
          <table:table-cell table:style-name="ce10" table:formula="of:=[.$C95]-([.$C$30]+1)" office:value-type="float" office:value="54">
            <text:p>54</text:p>
          </table:table-cell>
          <table:table-cell table:style-name="ce10" table:formula="of:=[.$F95]-[.$C95]" office:value-type="float" office:value="2">
            <text:p>2</text:p>
          </table:table-cell>
          <table:table-cell table:style-name="ce10" table:formula="of:=[.$C95]-[.$G95]" office:value-type="float" office:value="4">
            <text:p>4</text:p>
          </table:table-cell>
          <table:table-cell table:style-name="ce10"/>
          <table:table-cell table:style-name="ce17" table:formula="of:=&quot;w4_p_(&quot;&amp;[.$I95]&amp;&quot;, &quot;&amp;[.$K95]&amp;&quot;, &quot;&amp;[.$J95]&amp;&quot;).&quot;" office:value-type="string" office:string-value="w4_p_(54, 4, 2).">
            <text:p>w4_p_(54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6">
            <text:p>6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96]+MATCH(1;[.$D96:.$D$251];0)-1" office:value-type="float" office:value="67">
            <text:p>67</text:p>
          </table:table-cell>
          <table:table-cell table:style-name="ce10" table:formula="of:=MATCH([.$F96]-(1-[.$D96]);[.$F$30:.$F$250];1)-1" office:value-type="float" office:value="61">
            <text:p>61</text:p>
          </table:table-cell>
          <table:table-cell table:style-name="ce10"/>
          <table:table-cell table:style-name="ce10" table:formula="of:=[.$C96]-([.$C$30]+1)" office:value-type="float" office:value="55">
            <text:p>55</text:p>
          </table:table-cell>
          <table:table-cell table:style-name="ce10" table:formula="of:=[.$F96]-[.$C96]" office:value-type="float" office:value="1">
            <text:p>1</text:p>
          </table:table-cell>
          <table:table-cell table:style-name="ce10" table:formula="of:=[.$C96]-[.$G96]" office:value-type="float" office:value="5">
            <text:p>5</text:p>
          </table:table-cell>
          <table:table-cell table:style-name="ce10"/>
          <table:table-cell table:style-name="ce17" table:formula="of:=&quot;w4_p_(&quot;&amp;[.$I96]&amp;&quot;, &quot;&amp;[.$K96]&amp;&quot;, &quot;&amp;[.$J96]&amp;&quot;).&quot;" office:value-type="string" office:string-value="w4_p_(55, 5, 1).">
            <text:p>w4_p_(55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7">
            <text:p>6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97]+MATCH(1;[.$D97:.$D$251];0)-1" office:value-type="float" office:value="67">
            <text:p>67</text:p>
          </table:table-cell>
          <table:table-cell table:style-name="ce10" table:formula="of:=MATCH([.$F97]-(1-[.$D97]);[.$F$30:.$F$250];1)-1" office:value-type="float" office:value="67">
            <text:p>67</text:p>
          </table:table-cell>
          <table:table-cell table:style-name="ce10"/>
          <table:table-cell table:style-name="ce10" table:formula="of:=[.$C97]-([.$C$30]+1)" office:value-type="float" office:value="56">
            <text:p>56</text:p>
          </table:table-cell>
          <table:table-cell table:style-name="ce10" table:formula="of:=[.$F97]-[.$C97]" office:value-type="float" office:value="0">
            <text:p>0</text:p>
          </table:table-cell>
          <table:table-cell table:style-name="ce10" table:formula="of:=[.$C97]-[.$G97]" office:value-type="float" office:value="0">
            <text:p>0</text:p>
          </table:table-cell>
          <table:table-cell table:style-name="ce10"/>
          <table:table-cell table:style-name="ce17" table:formula="of:=&quot;w4_p_(&quot;&amp;[.$I97]&amp;&quot;, &quot;&amp;[.$K97]&amp;&quot;, &quot;&amp;[.$J97]&amp;&quot;).&quot;" office:value-type="string" office:string-value="w4_p_(56, 0, 0).">
            <text:p>w4_p_(5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8">
            <text:p>6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98]+MATCH(1;[.$D98:.$D$251];0)-1" office:value-type="float" office:value="71">
            <text:p>71</text:p>
          </table:table-cell>
          <table:table-cell table:style-name="ce10" table:formula="of:=MATCH([.$F98]-(1-[.$D98]);[.$F$30:.$F$250];1)-1" office:value-type="float" office:value="67">
            <text:p>67</text:p>
          </table:table-cell>
          <table:table-cell table:style-name="ce10"/>
          <table:table-cell table:style-name="ce10" table:formula="of:=[.$C98]-([.$C$30]+1)" office:value-type="float" office:value="57">
            <text:p>57</text:p>
          </table:table-cell>
          <table:table-cell table:style-name="ce10" table:formula="of:=[.$F98]-[.$C98]" office:value-type="float" office:value="3">
            <text:p>3</text:p>
          </table:table-cell>
          <table:table-cell table:style-name="ce10" table:formula="of:=[.$C98]-[.$G98]" office:value-type="float" office:value="1">
            <text:p>1</text:p>
          </table:table-cell>
          <table:table-cell table:style-name="ce10"/>
          <table:table-cell table:style-name="ce17" table:formula="of:=&quot;w4_p_(&quot;&amp;[.$I98]&amp;&quot;, &quot;&amp;[.$K98]&amp;&quot;, &quot;&amp;[.$J98]&amp;&quot;).&quot;" office:value-type="string" office:string-value="w4_p_(57, 1, 3).">
            <text:p>w4_p_(57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69">
            <text:p>6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99]+MATCH(1;[.$D99:.$D$251];0)-1" office:value-type="float" office:value="71">
            <text:p>71</text:p>
          </table:table-cell>
          <table:table-cell table:style-name="ce10" table:formula="of:=MATCH([.$F99]-(1-[.$D99]);[.$F$30:.$F$250];1)-1" office:value-type="float" office:value="67">
            <text:p>67</text:p>
          </table:table-cell>
          <table:table-cell table:style-name="ce10"/>
          <table:table-cell table:style-name="ce10" table:formula="of:=[.$C99]-([.$C$30]+1)" office:value-type="float" office:value="58">
            <text:p>58</text:p>
          </table:table-cell>
          <table:table-cell table:style-name="ce10" table:formula="of:=[.$F99]-[.$C99]" office:value-type="float" office:value="2">
            <text:p>2</text:p>
          </table:table-cell>
          <table:table-cell table:style-name="ce10" table:formula="of:=[.$C99]-[.$G99]" office:value-type="float" office:value="2">
            <text:p>2</text:p>
          </table:table-cell>
          <table:table-cell table:style-name="ce10"/>
          <table:table-cell table:style-name="ce17" table:formula="of:=&quot;w4_p_(&quot;&amp;[.$I99]&amp;&quot;, &quot;&amp;[.$K99]&amp;&quot;, &quot;&amp;[.$J99]&amp;&quot;).&quot;" office:value-type="string" office:string-value="w4_p_(58, 2, 2).">
            <text:p>w4_p_(58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0">
            <text:p>7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00]+MATCH(1;[.$D100:.$D$251];0)-1" office:value-type="float" office:value="71">
            <text:p>71</text:p>
          </table:table-cell>
          <table:table-cell table:style-name="ce10" table:formula="of:=MATCH([.$F100]-(1-[.$D100]);[.$F$30:.$F$250];1)-1" office:value-type="float" office:value="67">
            <text:p>67</text:p>
          </table:table-cell>
          <table:table-cell table:style-name="ce10"/>
          <table:table-cell table:style-name="ce10" table:formula="of:=[.$C100]-([.$C$30]+1)" office:value-type="float" office:value="59">
            <text:p>59</text:p>
          </table:table-cell>
          <table:table-cell table:style-name="ce10" table:formula="of:=[.$F100]-[.$C100]" office:value-type="float" office:value="1">
            <text:p>1</text:p>
          </table:table-cell>
          <table:table-cell table:style-name="ce10" table:formula="of:=[.$C100]-[.$G100]" office:value-type="float" office:value="3">
            <text:p>3</text:p>
          </table:table-cell>
          <table:table-cell table:style-name="ce10"/>
          <table:table-cell table:style-name="ce17" table:formula="of:=&quot;w4_p_(&quot;&amp;[.$I100]&amp;&quot;, &quot;&amp;[.$K100]&amp;&quot;, &quot;&amp;[.$J100]&amp;&quot;).&quot;" office:value-type="string" office:string-value="w4_p_(59, 3, 1).">
            <text:p>w4_p_(59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1">
            <text:p>7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01]+MATCH(1;[.$D101:.$D$251];0)-1" office:value-type="float" office:value="71">
            <text:p>71</text:p>
          </table:table-cell>
          <table:table-cell table:style-name="ce10" table:formula="of:=MATCH([.$F101]-(1-[.$D101]);[.$F$30:.$F$250];1)-1" office:value-type="float" office:value="71">
            <text:p>71</text:p>
          </table:table-cell>
          <table:table-cell table:style-name="ce10"/>
          <table:table-cell table:style-name="ce10" table:formula="of:=[.$C101]-([.$C$30]+1)" office:value-type="float" office:value="60">
            <text:p>60</text:p>
          </table:table-cell>
          <table:table-cell table:style-name="ce10" table:formula="of:=[.$F101]-[.$C101]" office:value-type="float" office:value="0">
            <text:p>0</text:p>
          </table:table-cell>
          <table:table-cell table:style-name="ce10" table:formula="of:=[.$C101]-[.$G101]" office:value-type="float" office:value="0">
            <text:p>0</text:p>
          </table:table-cell>
          <table:table-cell table:style-name="ce10"/>
          <table:table-cell table:style-name="ce17" table:formula="of:=&quot;w4_p_(&quot;&amp;[.$I101]&amp;&quot;, &quot;&amp;[.$K101]&amp;&quot;, &quot;&amp;[.$J101]&amp;&quot;).&quot;" office:value-type="string" office:string-value="w4_p_(60, 0, 0).">
            <text:p>w4_p_(6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2">
            <text:p>7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02]+MATCH(1;[.$D102:.$D$251];0)-1" office:value-type="float" office:value="73">
            <text:p>73</text:p>
          </table:table-cell>
          <table:table-cell table:style-name="ce10" table:formula="of:=MATCH([.$F102]-(1-[.$D102]);[.$F$30:.$F$250];1)-1" office:value-type="float" office:value="71">
            <text:p>71</text:p>
          </table:table-cell>
          <table:table-cell table:style-name="ce10"/>
          <table:table-cell table:style-name="ce10" table:formula="of:=[.$C102]-([.$C$30]+1)" office:value-type="float" office:value="61">
            <text:p>61</text:p>
          </table:table-cell>
          <table:table-cell table:style-name="ce10" table:formula="of:=[.$F102]-[.$C102]" office:value-type="float" office:value="1">
            <text:p>1</text:p>
          </table:table-cell>
          <table:table-cell table:style-name="ce10" table:formula="of:=[.$C102]-[.$G102]" office:value-type="float" office:value="1">
            <text:p>1</text:p>
          </table:table-cell>
          <table:table-cell table:style-name="ce10"/>
          <table:table-cell table:style-name="ce17" table:formula="of:=&quot;w4_p_(&quot;&amp;[.$I102]&amp;&quot;, &quot;&amp;[.$K102]&amp;&quot;, &quot;&amp;[.$J102]&amp;&quot;).&quot;" office:value-type="string" office:string-value="w4_p_(61, 1, 1).">
            <text:p>w4_p_(61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3">
            <text:p>7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03]+MATCH(1;[.$D103:.$D$251];0)-1" office:value-type="float" office:value="73">
            <text:p>73</text:p>
          </table:table-cell>
          <table:table-cell table:style-name="ce10" table:formula="of:=MATCH([.$F103]-(1-[.$D103]);[.$F$30:.$F$250];1)-1" office:value-type="float" office:value="73">
            <text:p>73</text:p>
          </table:table-cell>
          <table:table-cell table:style-name="ce10"/>
          <table:table-cell table:style-name="ce10" table:formula="of:=[.$C103]-([.$C$30]+1)" office:value-type="float" office:value="62">
            <text:p>62</text:p>
          </table:table-cell>
          <table:table-cell table:style-name="ce10" table:formula="of:=[.$F103]-[.$C103]" office:value-type="float" office:value="0">
            <text:p>0</text:p>
          </table:table-cell>
          <table:table-cell table:style-name="ce10" table:formula="of:=[.$C103]-[.$G103]" office:value-type="float" office:value="0">
            <text:p>0</text:p>
          </table:table-cell>
          <table:table-cell table:style-name="ce10"/>
          <table:table-cell table:style-name="ce17" table:formula="of:=&quot;w4_p_(&quot;&amp;[.$I103]&amp;&quot;, &quot;&amp;[.$K103]&amp;&quot;, &quot;&amp;[.$J103]&amp;&quot;).&quot;" office:value-type="string" office:string-value="w4_p_(62, 0, 0).">
            <text:p>w4_p_(6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4">
            <text:p>7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04]+MATCH(1;[.$D104:.$D$251];0)-1" office:value-type="float" office:value="79">
            <text:p>79</text:p>
          </table:table-cell>
          <table:table-cell table:style-name="ce10" table:formula="of:=MATCH([.$F104]-(1-[.$D104]);[.$F$30:.$F$250];1)-1" office:value-type="float" office:value="73">
            <text:p>73</text:p>
          </table:table-cell>
          <table:table-cell table:style-name="ce10"/>
          <table:table-cell table:style-name="ce10" table:formula="of:=[.$C104]-([.$C$30]+1)" office:value-type="float" office:value="63">
            <text:p>63</text:p>
          </table:table-cell>
          <table:table-cell table:style-name="ce10" table:formula="of:=[.$F104]-[.$C104]" office:value-type="float" office:value="5">
            <text:p>5</text:p>
          </table:table-cell>
          <table:table-cell table:style-name="ce10" table:formula="of:=[.$C104]-[.$G104]" office:value-type="float" office:value="1">
            <text:p>1</text:p>
          </table:table-cell>
          <table:table-cell table:style-name="ce10"/>
          <table:table-cell table:style-name="ce17" table:formula="of:=&quot;w4_p_(&quot;&amp;[.$I104]&amp;&quot;, &quot;&amp;[.$K104]&amp;&quot;, &quot;&amp;[.$J104]&amp;&quot;).&quot;" office:value-type="string" office:string-value="w4_p_(63, 1, 5).">
            <text:p>w4_p_(63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5">
            <text:p>7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05]+MATCH(1;[.$D105:.$D$251];0)-1" office:value-type="float" office:value="79">
            <text:p>79</text:p>
          </table:table-cell>
          <table:table-cell table:style-name="ce10" table:formula="of:=MATCH([.$F105]-(1-[.$D105]);[.$F$30:.$F$250];1)-1" office:value-type="float" office:value="73">
            <text:p>73</text:p>
          </table:table-cell>
          <table:table-cell table:style-name="ce10"/>
          <table:table-cell table:style-name="ce10" table:formula="of:=[.$C105]-([.$C$30]+1)" office:value-type="float" office:value="64">
            <text:p>64</text:p>
          </table:table-cell>
          <table:table-cell table:style-name="ce10" table:formula="of:=[.$F105]-[.$C105]" office:value-type="float" office:value="4">
            <text:p>4</text:p>
          </table:table-cell>
          <table:table-cell table:style-name="ce10" table:formula="of:=[.$C105]-[.$G105]" office:value-type="float" office:value="2">
            <text:p>2</text:p>
          </table:table-cell>
          <table:table-cell table:style-name="ce10"/>
          <table:table-cell table:style-name="ce17" table:formula="of:=&quot;w4_p_(&quot;&amp;[.$I105]&amp;&quot;, &quot;&amp;[.$K105]&amp;&quot;, &quot;&amp;[.$J105]&amp;&quot;).&quot;" office:value-type="string" office:string-value="w4_p_(64, 2, 4).">
            <text:p>w4_p_(64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6">
            <text:p>7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06]+MATCH(1;[.$D106:.$D$251];0)-1" office:value-type="float" office:value="79">
            <text:p>79</text:p>
          </table:table-cell>
          <table:table-cell table:style-name="ce10" table:formula="of:=MATCH([.$F106]-(1-[.$D106]);[.$F$30:.$F$250];1)-1" office:value-type="float" office:value="73">
            <text:p>73</text:p>
          </table:table-cell>
          <table:table-cell table:style-name="ce10"/>
          <table:table-cell table:style-name="ce10" table:formula="of:=[.$C106]-([.$C$30]+1)" office:value-type="float" office:value="65">
            <text:p>65</text:p>
          </table:table-cell>
          <table:table-cell table:style-name="ce10" table:formula="of:=[.$F106]-[.$C106]" office:value-type="float" office:value="3">
            <text:p>3</text:p>
          </table:table-cell>
          <table:table-cell table:style-name="ce10" table:formula="of:=[.$C106]-[.$G106]" office:value-type="float" office:value="3">
            <text:p>3</text:p>
          </table:table-cell>
          <table:table-cell table:style-name="ce10"/>
          <table:table-cell table:style-name="ce17" table:formula="of:=&quot;w4_p_(&quot;&amp;[.$I106]&amp;&quot;, &quot;&amp;[.$K106]&amp;&quot;, &quot;&amp;[.$J106]&amp;&quot;).&quot;" office:value-type="string" office:string-value="w4_p_(65, 3, 3).">
            <text:p>w4_p_(65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7">
            <text:p>7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07]+MATCH(1;[.$D107:.$D$251];0)-1" office:value-type="float" office:value="79">
            <text:p>79</text:p>
          </table:table-cell>
          <table:table-cell table:style-name="ce10" table:formula="of:=MATCH([.$F107]-(1-[.$D107]);[.$F$30:.$F$250];1)-1" office:value-type="float" office:value="73">
            <text:p>73</text:p>
          </table:table-cell>
          <table:table-cell table:style-name="ce10"/>
          <table:table-cell table:style-name="ce10" table:formula="of:=[.$C107]-([.$C$30]+1)" office:value-type="float" office:value="66">
            <text:p>66</text:p>
          </table:table-cell>
          <table:table-cell table:style-name="ce10" table:formula="of:=[.$F107]-[.$C107]" office:value-type="float" office:value="2">
            <text:p>2</text:p>
          </table:table-cell>
          <table:table-cell table:style-name="ce10" table:formula="of:=[.$C107]-[.$G107]" office:value-type="float" office:value="4">
            <text:p>4</text:p>
          </table:table-cell>
          <table:table-cell table:style-name="ce10"/>
          <table:table-cell table:style-name="ce17" table:formula="of:=&quot;w4_p_(&quot;&amp;[.$I107]&amp;&quot;, &quot;&amp;[.$K107]&amp;&quot;, &quot;&amp;[.$J107]&amp;&quot;).&quot;" office:value-type="string" office:string-value="w4_p_(66, 4, 2).">
            <text:p>w4_p_(66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8">
            <text:p>7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08]+MATCH(1;[.$D108:.$D$251];0)-1" office:value-type="float" office:value="79">
            <text:p>79</text:p>
          </table:table-cell>
          <table:table-cell table:style-name="ce10" table:formula="of:=MATCH([.$F108]-(1-[.$D108]);[.$F$30:.$F$250];1)-1" office:value-type="float" office:value="73">
            <text:p>73</text:p>
          </table:table-cell>
          <table:table-cell table:style-name="ce10"/>
          <table:table-cell table:style-name="ce10" table:formula="of:=[.$C108]-([.$C$30]+1)" office:value-type="float" office:value="67">
            <text:p>67</text:p>
          </table:table-cell>
          <table:table-cell table:style-name="ce10" table:formula="of:=[.$F108]-[.$C108]" office:value-type="float" office:value="1">
            <text:p>1</text:p>
          </table:table-cell>
          <table:table-cell table:style-name="ce10" table:formula="of:=[.$C108]-[.$G108]" office:value-type="float" office:value="5">
            <text:p>5</text:p>
          </table:table-cell>
          <table:table-cell table:style-name="ce10"/>
          <table:table-cell table:style-name="ce17" table:formula="of:=&quot;w4_p_(&quot;&amp;[.$I108]&amp;&quot;, &quot;&amp;[.$K108]&amp;&quot;, &quot;&amp;[.$J108]&amp;&quot;).&quot;" office:value-type="string" office:string-value="w4_p_(67, 5, 1).">
            <text:p>w4_p_(67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79">
            <text:p>7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09]+MATCH(1;[.$D109:.$D$251];0)-1" office:value-type="float" office:value="79">
            <text:p>79</text:p>
          </table:table-cell>
          <table:table-cell table:style-name="ce10" table:formula="of:=MATCH([.$F109]-(1-[.$D109]);[.$F$30:.$F$250];1)-1" office:value-type="float" office:value="79">
            <text:p>79</text:p>
          </table:table-cell>
          <table:table-cell table:style-name="ce10"/>
          <table:table-cell table:style-name="ce10" table:formula="of:=[.$C109]-([.$C$30]+1)" office:value-type="float" office:value="68">
            <text:p>68</text:p>
          </table:table-cell>
          <table:table-cell table:style-name="ce10" table:formula="of:=[.$F109]-[.$C109]" office:value-type="float" office:value="0">
            <text:p>0</text:p>
          </table:table-cell>
          <table:table-cell table:style-name="ce10" table:formula="of:=[.$C109]-[.$G109]" office:value-type="float" office:value="0">
            <text:p>0</text:p>
          </table:table-cell>
          <table:table-cell table:style-name="ce10"/>
          <table:table-cell table:style-name="ce17" table:formula="of:=&quot;w4_p_(&quot;&amp;[.$I109]&amp;&quot;, &quot;&amp;[.$K109]&amp;&quot;, &quot;&amp;[.$J109]&amp;&quot;).&quot;" office:value-type="string" office:string-value="w4_p_(68, 0, 0).">
            <text:p>w4_p_(6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0">
            <text:p>8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10]+MATCH(1;[.$D110:.$D$251];0)-1" office:value-type="float" office:value="83">
            <text:p>83</text:p>
          </table:table-cell>
          <table:table-cell table:style-name="ce10" table:formula="of:=MATCH([.$F110]-(1-[.$D110]);[.$F$30:.$F$250];1)-1" office:value-type="float" office:value="79">
            <text:p>79</text:p>
          </table:table-cell>
          <table:table-cell table:style-name="ce10"/>
          <table:table-cell table:style-name="ce10" table:formula="of:=[.$C110]-([.$C$30]+1)" office:value-type="float" office:value="69">
            <text:p>69</text:p>
          </table:table-cell>
          <table:table-cell table:style-name="ce10" table:formula="of:=[.$F110]-[.$C110]" office:value-type="float" office:value="3">
            <text:p>3</text:p>
          </table:table-cell>
          <table:table-cell table:style-name="ce10" table:formula="of:=[.$C110]-[.$G110]" office:value-type="float" office:value="1">
            <text:p>1</text:p>
          </table:table-cell>
          <table:table-cell table:style-name="ce10"/>
          <table:table-cell table:style-name="ce17" table:formula="of:=&quot;w4_p_(&quot;&amp;[.$I110]&amp;&quot;, &quot;&amp;[.$K110]&amp;&quot;, &quot;&amp;[.$J110]&amp;&quot;).&quot;" office:value-type="string" office:string-value="w4_p_(69, 1, 3).">
            <text:p>w4_p_(69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1">
            <text:p>8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11]+MATCH(1;[.$D111:.$D$251];0)-1" office:value-type="float" office:value="83">
            <text:p>83</text:p>
          </table:table-cell>
          <table:table-cell table:style-name="ce10" table:formula="of:=MATCH([.$F111]-(1-[.$D111]);[.$F$30:.$F$250];1)-1" office:value-type="float" office:value="79">
            <text:p>79</text:p>
          </table:table-cell>
          <table:table-cell table:style-name="ce10"/>
          <table:table-cell table:style-name="ce10" table:formula="of:=[.$C111]-([.$C$30]+1)" office:value-type="float" office:value="70">
            <text:p>70</text:p>
          </table:table-cell>
          <table:table-cell table:style-name="ce10" table:formula="of:=[.$F111]-[.$C111]" office:value-type="float" office:value="2">
            <text:p>2</text:p>
          </table:table-cell>
          <table:table-cell table:style-name="ce10" table:formula="of:=[.$C111]-[.$G111]" office:value-type="float" office:value="2">
            <text:p>2</text:p>
          </table:table-cell>
          <table:table-cell table:style-name="ce10"/>
          <table:table-cell table:style-name="ce17" table:formula="of:=&quot;w4_p_(&quot;&amp;[.$I111]&amp;&quot;, &quot;&amp;[.$K111]&amp;&quot;, &quot;&amp;[.$J111]&amp;&quot;).&quot;" office:value-type="string" office:string-value="w4_p_(70, 2, 2).">
            <text:p>w4_p_(70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2">
            <text:p>8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12]+MATCH(1;[.$D112:.$D$251];0)-1" office:value-type="float" office:value="83">
            <text:p>83</text:p>
          </table:table-cell>
          <table:table-cell table:style-name="ce10" table:formula="of:=MATCH([.$F112]-(1-[.$D112]);[.$F$30:.$F$250];1)-1" office:value-type="float" office:value="79">
            <text:p>79</text:p>
          </table:table-cell>
          <table:table-cell table:style-name="ce10"/>
          <table:table-cell table:style-name="ce10" table:formula="of:=[.$C112]-([.$C$30]+1)" office:value-type="float" office:value="71">
            <text:p>71</text:p>
          </table:table-cell>
          <table:table-cell table:style-name="ce10" table:formula="of:=[.$F112]-[.$C112]" office:value-type="float" office:value="1">
            <text:p>1</text:p>
          </table:table-cell>
          <table:table-cell table:style-name="ce10" table:formula="of:=[.$C112]-[.$G112]" office:value-type="float" office:value="3">
            <text:p>3</text:p>
          </table:table-cell>
          <table:table-cell table:style-name="ce10"/>
          <table:table-cell table:style-name="ce17" table:formula="of:=&quot;w4_p_(&quot;&amp;[.$I112]&amp;&quot;, &quot;&amp;[.$K112]&amp;&quot;, &quot;&amp;[.$J112]&amp;&quot;).&quot;" office:value-type="string" office:string-value="w4_p_(71, 3, 1).">
            <text:p>w4_p_(71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3">
            <text:p>8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13]+MATCH(1;[.$D113:.$D$251];0)-1" office:value-type="float" office:value="83">
            <text:p>83</text:p>
          </table:table-cell>
          <table:table-cell table:style-name="ce10" table:formula="of:=MATCH([.$F113]-(1-[.$D113]);[.$F$30:.$F$250];1)-1" office:value-type="float" office:value="83">
            <text:p>83</text:p>
          </table:table-cell>
          <table:table-cell table:style-name="ce10"/>
          <table:table-cell table:style-name="ce10" table:formula="of:=[.$C113]-([.$C$30]+1)" office:value-type="float" office:value="72">
            <text:p>72</text:p>
          </table:table-cell>
          <table:table-cell table:style-name="ce10" table:formula="of:=[.$F113]-[.$C113]" office:value-type="float" office:value="0">
            <text:p>0</text:p>
          </table:table-cell>
          <table:table-cell table:style-name="ce10" table:formula="of:=[.$C113]-[.$G113]" office:value-type="float" office:value="0">
            <text:p>0</text:p>
          </table:table-cell>
          <table:table-cell table:style-name="ce10"/>
          <table:table-cell table:style-name="ce17" table:formula="of:=&quot;w4_p_(&quot;&amp;[.$I113]&amp;&quot;, &quot;&amp;[.$K113]&amp;&quot;, &quot;&amp;[.$J113]&amp;&quot;).&quot;" office:value-type="string" office:string-value="w4_p_(72, 0, 0).">
            <text:p>w4_p_(7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4">
            <text:p>8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14]+MATCH(1;[.$D114:.$D$251];0)-1" office:value-type="float" office:value="89">
            <text:p>89</text:p>
          </table:table-cell>
          <table:table-cell table:style-name="ce10" table:formula="of:=MATCH([.$F114]-(1-[.$D114]);[.$F$30:.$F$250];1)-1" office:value-type="float" office:value="83">
            <text:p>83</text:p>
          </table:table-cell>
          <table:table-cell table:style-name="ce10"/>
          <table:table-cell table:style-name="ce10" table:formula="of:=[.$C114]-([.$C$30]+1)" office:value-type="float" office:value="73">
            <text:p>73</text:p>
          </table:table-cell>
          <table:table-cell table:style-name="ce10" table:formula="of:=[.$F114]-[.$C114]" office:value-type="float" office:value="5">
            <text:p>5</text:p>
          </table:table-cell>
          <table:table-cell table:style-name="ce10" table:formula="of:=[.$C114]-[.$G114]" office:value-type="float" office:value="1">
            <text:p>1</text:p>
          </table:table-cell>
          <table:table-cell table:style-name="ce10"/>
          <table:table-cell table:style-name="ce17" table:formula="of:=&quot;w4_p_(&quot;&amp;[.$I114]&amp;&quot;, &quot;&amp;[.$K114]&amp;&quot;, &quot;&amp;[.$J114]&amp;&quot;).&quot;" office:value-type="string" office:string-value="w4_p_(73, 1, 5).">
            <text:p>w4_p_(73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5">
            <text:p>8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15]+MATCH(1;[.$D115:.$D$251];0)-1" office:value-type="float" office:value="89">
            <text:p>89</text:p>
          </table:table-cell>
          <table:table-cell table:style-name="ce10" table:formula="of:=MATCH([.$F115]-(1-[.$D115]);[.$F$30:.$F$250];1)-1" office:value-type="float" office:value="83">
            <text:p>83</text:p>
          </table:table-cell>
          <table:table-cell table:style-name="ce10"/>
          <table:table-cell table:style-name="ce10" table:formula="of:=[.$C115]-([.$C$30]+1)" office:value-type="float" office:value="74">
            <text:p>74</text:p>
          </table:table-cell>
          <table:table-cell table:style-name="ce10" table:formula="of:=[.$F115]-[.$C115]" office:value-type="float" office:value="4">
            <text:p>4</text:p>
          </table:table-cell>
          <table:table-cell table:style-name="ce10" table:formula="of:=[.$C115]-[.$G115]" office:value-type="float" office:value="2">
            <text:p>2</text:p>
          </table:table-cell>
          <table:table-cell table:style-name="ce10"/>
          <table:table-cell table:style-name="ce17" table:formula="of:=&quot;w4_p_(&quot;&amp;[.$I115]&amp;&quot;, &quot;&amp;[.$K115]&amp;&quot;, &quot;&amp;[.$J115]&amp;&quot;).&quot;" office:value-type="string" office:string-value="w4_p_(74, 2, 4).">
            <text:p>w4_p_(74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6">
            <text:p>8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16]+MATCH(1;[.$D116:.$D$251];0)-1" office:value-type="float" office:value="89">
            <text:p>89</text:p>
          </table:table-cell>
          <table:table-cell table:style-name="ce10" table:formula="of:=MATCH([.$F116]-(1-[.$D116]);[.$F$30:.$F$250];1)-1" office:value-type="float" office:value="83">
            <text:p>83</text:p>
          </table:table-cell>
          <table:table-cell table:style-name="ce10"/>
          <table:table-cell table:style-name="ce10" table:formula="of:=[.$C116]-([.$C$30]+1)" office:value-type="float" office:value="75">
            <text:p>75</text:p>
          </table:table-cell>
          <table:table-cell table:style-name="ce10" table:formula="of:=[.$F116]-[.$C116]" office:value-type="float" office:value="3">
            <text:p>3</text:p>
          </table:table-cell>
          <table:table-cell table:style-name="ce10" table:formula="of:=[.$C116]-[.$G116]" office:value-type="float" office:value="3">
            <text:p>3</text:p>
          </table:table-cell>
          <table:table-cell table:style-name="ce10"/>
          <table:table-cell table:style-name="ce17" table:formula="of:=&quot;w4_p_(&quot;&amp;[.$I116]&amp;&quot;, &quot;&amp;[.$K116]&amp;&quot;, &quot;&amp;[.$J116]&amp;&quot;).&quot;" office:value-type="string" office:string-value="w4_p_(75, 3, 3).">
            <text:p>w4_p_(75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7">
            <text:p>8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17]+MATCH(1;[.$D117:.$D$251];0)-1" office:value-type="float" office:value="89">
            <text:p>89</text:p>
          </table:table-cell>
          <table:table-cell table:style-name="ce10" table:formula="of:=MATCH([.$F117]-(1-[.$D117]);[.$F$30:.$F$250];1)-1" office:value-type="float" office:value="83">
            <text:p>83</text:p>
          </table:table-cell>
          <table:table-cell table:style-name="ce10"/>
          <table:table-cell table:style-name="ce10" table:formula="of:=[.$C117]-([.$C$30]+1)" office:value-type="float" office:value="76">
            <text:p>76</text:p>
          </table:table-cell>
          <table:table-cell table:style-name="ce10" table:formula="of:=[.$F117]-[.$C117]" office:value-type="float" office:value="2">
            <text:p>2</text:p>
          </table:table-cell>
          <table:table-cell table:style-name="ce10" table:formula="of:=[.$C117]-[.$G117]" office:value-type="float" office:value="4">
            <text:p>4</text:p>
          </table:table-cell>
          <table:table-cell table:style-name="ce10"/>
          <table:table-cell table:style-name="ce17" table:formula="of:=&quot;w4_p_(&quot;&amp;[.$I117]&amp;&quot;, &quot;&amp;[.$K117]&amp;&quot;, &quot;&amp;[.$J117]&amp;&quot;).&quot;" office:value-type="string" office:string-value="w4_p_(76, 4, 2).">
            <text:p>w4_p_(76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18]+MATCH(1;[.$D118:.$D$251];0)-1" office:value-type="float" office:value="89">
            <text:p>89</text:p>
          </table:table-cell>
          <table:table-cell table:style-name="ce10" table:formula="of:=MATCH([.$F118]-(1-[.$D118]);[.$F$30:.$F$250];1)-1" office:value-type="float" office:value="83">
            <text:p>83</text:p>
          </table:table-cell>
          <table:table-cell table:style-name="ce10"/>
          <table:table-cell table:style-name="ce10" table:formula="of:=[.$C118]-([.$C$30]+1)" office:value-type="float" office:value="77">
            <text:p>77</text:p>
          </table:table-cell>
          <table:table-cell table:style-name="ce10" table:formula="of:=[.$F118]-[.$C118]" office:value-type="float" office:value="1">
            <text:p>1</text:p>
          </table:table-cell>
          <table:table-cell table:style-name="ce10" table:formula="of:=[.$C118]-[.$G118]" office:value-type="float" office:value="5">
            <text:p>5</text:p>
          </table:table-cell>
          <table:table-cell table:style-name="ce10"/>
          <table:table-cell table:style-name="ce17" table:formula="of:=&quot;w4_p_(&quot;&amp;[.$I118]&amp;&quot;, &quot;&amp;[.$K118]&amp;&quot;, &quot;&amp;[.$J118]&amp;&quot;).&quot;" office:value-type="string" office:string-value="w4_p_(77, 5, 1).">
            <text:p>w4_p_(77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89">
            <text:p>8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19]+MATCH(1;[.$D119:.$D$251];0)-1" office:value-type="float" office:value="89">
            <text:p>89</text:p>
          </table:table-cell>
          <table:table-cell table:style-name="ce10" table:formula="of:=MATCH([.$F119]-(1-[.$D119]);[.$F$30:.$F$250];1)-1" office:value-type="float" office:value="89">
            <text:p>89</text:p>
          </table:table-cell>
          <table:table-cell table:style-name="ce10"/>
          <table:table-cell table:style-name="ce10" table:formula="of:=[.$C119]-([.$C$30]+1)" office:value-type="float" office:value="78">
            <text:p>78</text:p>
          </table:table-cell>
          <table:table-cell table:style-name="ce10" table:formula="of:=[.$F119]-[.$C119]" office:value-type="float" office:value="0">
            <text:p>0</text:p>
          </table:table-cell>
          <table:table-cell table:style-name="ce10" table:formula="of:=[.$C119]-[.$G119]" office:value-type="float" office:value="0">
            <text:p>0</text:p>
          </table:table-cell>
          <table:table-cell table:style-name="ce10"/>
          <table:table-cell table:style-name="ce17" table:formula="of:=&quot;w4_p_(&quot;&amp;[.$I119]&amp;&quot;, &quot;&amp;[.$K119]&amp;&quot;, &quot;&amp;[.$J119]&amp;&quot;).&quot;" office:value-type="string" office:string-value="w4_p_(78, 0, 0).">
            <text:p>w4_p_(7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0">
            <text:p>9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0]+MATCH(1;[.$D120:.$D$251];0)-1" office:value-type="float" office:value="97">
            <text:p>97</text:p>
          </table:table-cell>
          <table:table-cell table:style-name="ce10" table:formula="of:=MATCH([.$F120]-(1-[.$D120]);[.$F$30:.$F$250];1)-1" office:value-type="float" office:value="89">
            <text:p>89</text:p>
          </table:table-cell>
          <table:table-cell table:style-name="ce10"/>
          <table:table-cell table:style-name="ce10" table:formula="of:=[.$C120]-([.$C$30]+1)" office:value-type="float" office:value="79">
            <text:p>79</text:p>
          </table:table-cell>
          <table:table-cell table:style-name="ce10" table:formula="of:=[.$F120]-[.$C120]" office:value-type="float" office:value="7">
            <text:p>7</text:p>
          </table:table-cell>
          <table:table-cell table:style-name="ce10" table:formula="of:=[.$C120]-[.$G120]" office:value-type="float" office:value="1">
            <text:p>1</text:p>
          </table:table-cell>
          <table:table-cell table:style-name="ce10"/>
          <table:table-cell table:style-name="ce17" table:formula="of:=&quot;w4_p_(&quot;&amp;[.$I120]&amp;&quot;, &quot;&amp;[.$K120]&amp;&quot;, &quot;&amp;[.$J120]&amp;&quot;).&quot;" office:value-type="string" office:string-value="w4_p_(79, 1, 7).">
            <text:p>w4_p_(79, 1, 7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1">
            <text:p>9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1]+MATCH(1;[.$D121:.$D$251];0)-1" office:value-type="float" office:value="97">
            <text:p>97</text:p>
          </table:table-cell>
          <table:table-cell table:style-name="ce10" table:formula="of:=MATCH([.$F121]-(1-[.$D121]);[.$F$30:.$F$250];1)-1" office:value-type="float" office:value="89">
            <text:p>89</text:p>
          </table:table-cell>
          <table:table-cell table:style-name="ce10"/>
          <table:table-cell table:style-name="ce10" table:formula="of:=[.$C121]-([.$C$30]+1)" office:value-type="float" office:value="80">
            <text:p>80</text:p>
          </table:table-cell>
          <table:table-cell table:style-name="ce10" table:formula="of:=[.$F121]-[.$C121]" office:value-type="float" office:value="6">
            <text:p>6</text:p>
          </table:table-cell>
          <table:table-cell table:style-name="ce10" table:formula="of:=[.$C121]-[.$G121]" office:value-type="float" office:value="2">
            <text:p>2</text:p>
          </table:table-cell>
          <table:table-cell table:style-name="ce10"/>
          <table:table-cell table:style-name="ce17" table:formula="of:=&quot;w4_p_(&quot;&amp;[.$I121]&amp;&quot;, &quot;&amp;[.$K121]&amp;&quot;, &quot;&amp;[.$J121]&amp;&quot;).&quot;" office:value-type="string" office:string-value="w4_p_(80, 2, 6).">
            <text:p>w4_p_(80, 2, 6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2">
            <text:p>9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2]+MATCH(1;[.$D122:.$D$251];0)-1" office:value-type="float" office:value="97">
            <text:p>97</text:p>
          </table:table-cell>
          <table:table-cell table:style-name="ce10" table:formula="of:=MATCH([.$F122]-(1-[.$D122]);[.$F$30:.$F$250];1)-1" office:value-type="float" office:value="89">
            <text:p>89</text:p>
          </table:table-cell>
          <table:table-cell table:style-name="ce10"/>
          <table:table-cell table:style-name="ce10" table:formula="of:=[.$C122]-([.$C$30]+1)" office:value-type="float" office:value="81">
            <text:p>81</text:p>
          </table:table-cell>
          <table:table-cell table:style-name="ce10" table:formula="of:=[.$F122]-[.$C122]" office:value-type="float" office:value="5">
            <text:p>5</text:p>
          </table:table-cell>
          <table:table-cell table:style-name="ce10" table:formula="of:=[.$C122]-[.$G122]" office:value-type="float" office:value="3">
            <text:p>3</text:p>
          </table:table-cell>
          <table:table-cell table:style-name="ce10"/>
          <table:table-cell table:style-name="ce17" table:formula="of:=&quot;w4_p_(&quot;&amp;[.$I122]&amp;&quot;, &quot;&amp;[.$K122]&amp;&quot;, &quot;&amp;[.$J122]&amp;&quot;).&quot;" office:value-type="string" office:string-value="w4_p_(81, 3, 5).">
            <text:p>w4_p_(81, 3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3">
            <text:p>9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3]+MATCH(1;[.$D123:.$D$251];0)-1" office:value-type="float" office:value="97">
            <text:p>97</text:p>
          </table:table-cell>
          <table:table-cell table:style-name="ce10" table:formula="of:=MATCH([.$F123]-(1-[.$D123]);[.$F$30:.$F$250];1)-1" office:value-type="float" office:value="89">
            <text:p>89</text:p>
          </table:table-cell>
          <table:table-cell table:style-name="ce10"/>
          <table:table-cell table:style-name="ce10" table:formula="of:=[.$C123]-([.$C$30]+1)" office:value-type="float" office:value="82">
            <text:p>82</text:p>
          </table:table-cell>
          <table:table-cell table:style-name="ce10" table:formula="of:=[.$F123]-[.$C123]" office:value-type="float" office:value="4">
            <text:p>4</text:p>
          </table:table-cell>
          <table:table-cell table:style-name="ce10" table:formula="of:=[.$C123]-[.$G123]" office:value-type="float" office:value="4">
            <text:p>4</text:p>
          </table:table-cell>
          <table:table-cell table:style-name="ce10"/>
          <table:table-cell table:style-name="ce17" table:formula="of:=&quot;w4_p_(&quot;&amp;[.$I123]&amp;&quot;, &quot;&amp;[.$K123]&amp;&quot;, &quot;&amp;[.$J123]&amp;&quot;).&quot;" office:value-type="string" office:string-value="w4_p_(82, 4, 4).">
            <text:p>w4_p_(82, 4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4">
            <text:p>9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4]+MATCH(1;[.$D124:.$D$251];0)-1" office:value-type="float" office:value="97">
            <text:p>97</text:p>
          </table:table-cell>
          <table:table-cell table:style-name="ce10" table:formula="of:=MATCH([.$F124]-(1-[.$D124]);[.$F$30:.$F$250];1)-1" office:value-type="float" office:value="89">
            <text:p>89</text:p>
          </table:table-cell>
          <table:table-cell table:style-name="ce10"/>
          <table:table-cell table:style-name="ce10" table:formula="of:=[.$C124]-([.$C$30]+1)" office:value-type="float" office:value="83">
            <text:p>83</text:p>
          </table:table-cell>
          <table:table-cell table:style-name="ce10" table:formula="of:=[.$F124]-[.$C124]" office:value-type="float" office:value="3">
            <text:p>3</text:p>
          </table:table-cell>
          <table:table-cell table:style-name="ce10" table:formula="of:=[.$C124]-[.$G124]" office:value-type="float" office:value="5">
            <text:p>5</text:p>
          </table:table-cell>
          <table:table-cell table:style-name="ce10"/>
          <table:table-cell table:style-name="ce17" table:formula="of:=&quot;w4_p_(&quot;&amp;[.$I124]&amp;&quot;, &quot;&amp;[.$K124]&amp;&quot;, &quot;&amp;[.$J124]&amp;&quot;).&quot;" office:value-type="string" office:string-value="w4_p_(83, 5, 3).">
            <text:p>w4_p_(83, 5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5">
            <text:p>9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5]+MATCH(1;[.$D125:.$D$251];0)-1" office:value-type="float" office:value="97">
            <text:p>97</text:p>
          </table:table-cell>
          <table:table-cell table:style-name="ce10" table:formula="of:=MATCH([.$F125]-(1-[.$D125]);[.$F$30:.$F$250];1)-1" office:value-type="float" office:value="89">
            <text:p>89</text:p>
          </table:table-cell>
          <table:table-cell table:style-name="ce10"/>
          <table:table-cell table:style-name="ce10" table:formula="of:=[.$C125]-([.$C$30]+1)" office:value-type="float" office:value="84">
            <text:p>84</text:p>
          </table:table-cell>
          <table:table-cell table:style-name="ce10" table:formula="of:=[.$F125]-[.$C125]" office:value-type="float" office:value="2">
            <text:p>2</text:p>
          </table:table-cell>
          <table:table-cell table:style-name="ce10" table:formula="of:=[.$C125]-[.$G125]" office:value-type="float" office:value="6">
            <text:p>6</text:p>
          </table:table-cell>
          <table:table-cell table:style-name="ce10"/>
          <table:table-cell table:style-name="ce17" table:formula="of:=&quot;w4_p_(&quot;&amp;[.$I125]&amp;&quot;, &quot;&amp;[.$K125]&amp;&quot;, &quot;&amp;[.$J125]&amp;&quot;).&quot;" office:value-type="string" office:string-value="w4_p_(84, 6, 2).">
            <text:p>w4_p_(84, 6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6">
            <text:p>9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6]+MATCH(1;[.$D126:.$D$251];0)-1" office:value-type="float" office:value="97">
            <text:p>97</text:p>
          </table:table-cell>
          <table:table-cell table:style-name="ce10" table:formula="of:=MATCH([.$F126]-(1-[.$D126]);[.$F$30:.$F$250];1)-1" office:value-type="float" office:value="89">
            <text:p>89</text:p>
          </table:table-cell>
          <table:table-cell table:style-name="ce10"/>
          <table:table-cell table:style-name="ce10" table:formula="of:=[.$C126]-([.$C$30]+1)" office:value-type="float" office:value="85">
            <text:p>85</text:p>
          </table:table-cell>
          <table:table-cell table:style-name="ce10" table:formula="of:=[.$F126]-[.$C126]" office:value-type="float" office:value="1">
            <text:p>1</text:p>
          </table:table-cell>
          <table:table-cell table:style-name="ce10" table:formula="of:=[.$C126]-[.$G126]" office:value-type="float" office:value="7">
            <text:p>7</text:p>
          </table:table-cell>
          <table:table-cell table:style-name="ce10"/>
          <table:table-cell table:style-name="ce17" table:formula="of:=&quot;w4_p_(&quot;&amp;[.$I126]&amp;&quot;, &quot;&amp;[.$K126]&amp;&quot;, &quot;&amp;[.$J126]&amp;&quot;).&quot;" office:value-type="string" office:string-value="w4_p_(85, 7, 1).">
            <text:p>w4_p_(85, 7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7">
            <text:p>9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27]+MATCH(1;[.$D127:.$D$251];0)-1" office:value-type="float" office:value="97">
            <text:p>97</text:p>
          </table:table-cell>
          <table:table-cell table:style-name="ce10" table:formula="of:=MATCH([.$F127]-(1-[.$D127]);[.$F$30:.$F$250];1)-1" office:value-type="float" office:value="97">
            <text:p>97</text:p>
          </table:table-cell>
          <table:table-cell table:style-name="ce10"/>
          <table:table-cell table:style-name="ce10" table:formula="of:=[.$C127]-([.$C$30]+1)" office:value-type="float" office:value="86">
            <text:p>86</text:p>
          </table:table-cell>
          <table:table-cell table:style-name="ce10" table:formula="of:=[.$F127]-[.$C127]" office:value-type="float" office:value="0">
            <text:p>0</text:p>
          </table:table-cell>
          <table:table-cell table:style-name="ce10" table:formula="of:=[.$C127]-[.$G127]" office:value-type="float" office:value="0">
            <text:p>0</text:p>
          </table:table-cell>
          <table:table-cell table:style-name="ce10"/>
          <table:table-cell table:style-name="ce17" table:formula="of:=&quot;w4_p_(&quot;&amp;[.$I127]&amp;&quot;, &quot;&amp;[.$K127]&amp;&quot;, &quot;&amp;[.$J127]&amp;&quot;).&quot;" office:value-type="string" office:string-value="w4_p_(86, 0, 0).">
            <text:p>w4_p_(8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8">
            <text:p>9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8]+MATCH(1;[.$D128:.$D$251];0)-1" office:value-type="float" office:value="101">
            <text:p>101</text:p>
          </table:table-cell>
          <table:table-cell table:style-name="ce10" table:formula="of:=MATCH([.$F128]-(1-[.$D128]);[.$F$30:.$F$250];1)-1" office:value-type="float" office:value="97">
            <text:p>97</text:p>
          </table:table-cell>
          <table:table-cell table:style-name="ce10"/>
          <table:table-cell table:style-name="ce10" table:formula="of:=[.$C128]-([.$C$30]+1)" office:value-type="float" office:value="87">
            <text:p>87</text:p>
          </table:table-cell>
          <table:table-cell table:style-name="ce10" table:formula="of:=[.$F128]-[.$C128]" office:value-type="float" office:value="3">
            <text:p>3</text:p>
          </table:table-cell>
          <table:table-cell table:style-name="ce10" table:formula="of:=[.$C128]-[.$G128]" office:value-type="float" office:value="1">
            <text:p>1</text:p>
          </table:table-cell>
          <table:table-cell table:style-name="ce10"/>
          <table:table-cell table:style-name="ce17" table:formula="of:=&quot;w4_p_(&quot;&amp;[.$I128]&amp;&quot;, &quot;&amp;[.$K128]&amp;&quot;, &quot;&amp;[.$J128]&amp;&quot;).&quot;" office:value-type="string" office:string-value="w4_p_(87, 1, 3).">
            <text:p>w4_p_(87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99">
            <text:p>9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29]+MATCH(1;[.$D129:.$D$251];0)-1" office:value-type="float" office:value="101">
            <text:p>101</text:p>
          </table:table-cell>
          <table:table-cell table:style-name="ce10" table:formula="of:=MATCH([.$F129]-(1-[.$D129]);[.$F$30:.$F$250];1)-1" office:value-type="float" office:value="97">
            <text:p>97</text:p>
          </table:table-cell>
          <table:table-cell table:style-name="ce10"/>
          <table:table-cell table:style-name="ce10" table:formula="of:=[.$C129]-([.$C$30]+1)" office:value-type="float" office:value="88">
            <text:p>88</text:p>
          </table:table-cell>
          <table:table-cell table:style-name="ce10" table:formula="of:=[.$F129]-[.$C129]" office:value-type="float" office:value="2">
            <text:p>2</text:p>
          </table:table-cell>
          <table:table-cell table:style-name="ce10" table:formula="of:=[.$C129]-[.$G129]" office:value-type="float" office:value="2">
            <text:p>2</text:p>
          </table:table-cell>
          <table:table-cell table:style-name="ce10"/>
          <table:table-cell table:style-name="ce17" table:formula="of:=&quot;w4_p_(&quot;&amp;[.$I129]&amp;&quot;, &quot;&amp;[.$K129]&amp;&quot;, &quot;&amp;[.$J129]&amp;&quot;).&quot;" office:value-type="string" office:string-value="w4_p_(88, 2, 2).">
            <text:p>w4_p_(88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0">
            <text:p>10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30]+MATCH(1;[.$D130:.$D$251];0)-1" office:value-type="float" office:value="101">
            <text:p>101</text:p>
          </table:table-cell>
          <table:table-cell table:style-name="ce10" table:formula="of:=MATCH([.$F130]-(1-[.$D130]);[.$F$30:.$F$250];1)-1" office:value-type="float" office:value="97">
            <text:p>97</text:p>
          </table:table-cell>
          <table:table-cell table:style-name="ce10"/>
          <table:table-cell table:style-name="ce10" table:formula="of:=[.$C130]-([.$C$30]+1)" office:value-type="float" office:value="89">
            <text:p>89</text:p>
          </table:table-cell>
          <table:table-cell table:style-name="ce10" table:formula="of:=[.$F130]-[.$C130]" office:value-type="float" office:value="1">
            <text:p>1</text:p>
          </table:table-cell>
          <table:table-cell table:style-name="ce10" table:formula="of:=[.$C130]-[.$G130]" office:value-type="float" office:value="3">
            <text:p>3</text:p>
          </table:table-cell>
          <table:table-cell table:style-name="ce10"/>
          <table:table-cell table:style-name="ce17" table:formula="of:=&quot;w4_p_(&quot;&amp;[.$I130]&amp;&quot;, &quot;&amp;[.$K130]&amp;&quot;, &quot;&amp;[.$J130]&amp;&quot;).&quot;" office:value-type="string" office:string-value="w4_p_(89, 3, 1).">
            <text:p>w4_p_(89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1">
            <text:p>10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31]+MATCH(1;[.$D131:.$D$251];0)-1" office:value-type="float" office:value="101">
            <text:p>101</text:p>
          </table:table-cell>
          <table:table-cell table:style-name="ce10" table:formula="of:=MATCH([.$F131]-(1-[.$D131]);[.$F$30:.$F$250];1)-1" office:value-type="float" office:value="101">
            <text:p>101</text:p>
          </table:table-cell>
          <table:table-cell table:style-name="ce10"/>
          <table:table-cell table:style-name="ce10" table:formula="of:=[.$C131]-([.$C$30]+1)" office:value-type="float" office:value="90">
            <text:p>90</text:p>
          </table:table-cell>
          <table:table-cell table:style-name="ce10" table:formula="of:=[.$F131]-[.$C131]" office:value-type="float" office:value="0">
            <text:p>0</text:p>
          </table:table-cell>
          <table:table-cell table:style-name="ce10" table:formula="of:=[.$C131]-[.$G131]" office:value-type="float" office:value="0">
            <text:p>0</text:p>
          </table:table-cell>
          <table:table-cell table:style-name="ce10"/>
          <table:table-cell table:style-name="ce17" table:formula="of:=&quot;w4_p_(&quot;&amp;[.$I131]&amp;&quot;, &quot;&amp;[.$K131]&amp;&quot;, &quot;&amp;[.$J131]&amp;&quot;).&quot;" office:value-type="string" office:string-value="w4_p_(90, 0, 0).">
            <text:p>w4_p_(9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2">
            <text:p>10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32]+MATCH(1;[.$D132:.$D$251];0)-1" office:value-type="float" office:value="103">
            <text:p>103</text:p>
          </table:table-cell>
          <table:table-cell table:style-name="ce10" table:formula="of:=MATCH([.$F132]-(1-[.$D132]);[.$F$30:.$F$250];1)-1" office:value-type="float" office:value="101">
            <text:p>101</text:p>
          </table:table-cell>
          <table:table-cell table:style-name="ce10"/>
          <table:table-cell table:style-name="ce10" table:formula="of:=[.$C132]-([.$C$30]+1)" office:value-type="float" office:value="91">
            <text:p>91</text:p>
          </table:table-cell>
          <table:table-cell table:style-name="ce10" table:formula="of:=[.$F132]-[.$C132]" office:value-type="float" office:value="1">
            <text:p>1</text:p>
          </table:table-cell>
          <table:table-cell table:style-name="ce10" table:formula="of:=[.$C132]-[.$G132]" office:value-type="float" office:value="1">
            <text:p>1</text:p>
          </table:table-cell>
          <table:table-cell table:style-name="ce10"/>
          <table:table-cell table:style-name="ce17" table:formula="of:=&quot;w4_p_(&quot;&amp;[.$I132]&amp;&quot;, &quot;&amp;[.$K132]&amp;&quot;, &quot;&amp;[.$J132]&amp;&quot;).&quot;" office:value-type="string" office:string-value="w4_p_(91, 1, 1).">
            <text:p>w4_p_(91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3">
            <text:p>10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33]+MATCH(1;[.$D133:.$D$251];0)-1" office:value-type="float" office:value="103">
            <text:p>103</text:p>
          </table:table-cell>
          <table:table-cell table:style-name="ce10" table:formula="of:=MATCH([.$F133]-(1-[.$D133]);[.$F$30:.$F$250];1)-1" office:value-type="float" office:value="103">
            <text:p>103</text:p>
          </table:table-cell>
          <table:table-cell table:style-name="ce10"/>
          <table:table-cell table:style-name="ce10" table:formula="of:=[.$C133]-([.$C$30]+1)" office:value-type="float" office:value="92">
            <text:p>92</text:p>
          </table:table-cell>
          <table:table-cell table:style-name="ce10" table:formula="of:=[.$F133]-[.$C133]" office:value-type="float" office:value="0">
            <text:p>0</text:p>
          </table:table-cell>
          <table:table-cell table:style-name="ce10" table:formula="of:=[.$C133]-[.$G133]" office:value-type="float" office:value="0">
            <text:p>0</text:p>
          </table:table-cell>
          <table:table-cell table:style-name="ce10"/>
          <table:table-cell table:style-name="ce17" table:formula="of:=&quot;w4_p_(&quot;&amp;[.$I133]&amp;&quot;, &quot;&amp;[.$K133]&amp;&quot;, &quot;&amp;[.$J133]&amp;&quot;).&quot;" office:value-type="string" office:string-value="w4_p_(92, 0, 0).">
            <text:p>w4_p_(9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4">
            <text:p>10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34]+MATCH(1;[.$D134:.$D$251];0)-1" office:value-type="float" office:value="107">
            <text:p>107</text:p>
          </table:table-cell>
          <table:table-cell table:style-name="ce10" table:formula="of:=MATCH([.$F134]-(1-[.$D134]);[.$F$30:.$F$250];1)-1" office:value-type="float" office:value="103">
            <text:p>103</text:p>
          </table:table-cell>
          <table:table-cell table:style-name="ce10"/>
          <table:table-cell table:style-name="ce10" table:formula="of:=[.$C134]-([.$C$30]+1)" office:value-type="float" office:value="93">
            <text:p>93</text:p>
          </table:table-cell>
          <table:table-cell table:style-name="ce10" table:formula="of:=[.$F134]-[.$C134]" office:value-type="float" office:value="3">
            <text:p>3</text:p>
          </table:table-cell>
          <table:table-cell table:style-name="ce10" table:formula="of:=[.$C134]-[.$G134]" office:value-type="float" office:value="1">
            <text:p>1</text:p>
          </table:table-cell>
          <table:table-cell table:style-name="ce10"/>
          <table:table-cell table:style-name="ce17" table:formula="of:=&quot;w4_p_(&quot;&amp;[.$I134]&amp;&quot;, &quot;&amp;[.$K134]&amp;&quot;, &quot;&amp;[.$J134]&amp;&quot;).&quot;" office:value-type="string" office:string-value="w4_p_(93, 1, 3).">
            <text:p>w4_p_(93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5">
            <text:p>10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35]+MATCH(1;[.$D135:.$D$251];0)-1" office:value-type="float" office:value="107">
            <text:p>107</text:p>
          </table:table-cell>
          <table:table-cell table:style-name="ce10" table:formula="of:=MATCH([.$F135]-(1-[.$D135]);[.$F$30:.$F$250];1)-1" office:value-type="float" office:value="103">
            <text:p>103</text:p>
          </table:table-cell>
          <table:table-cell table:style-name="ce10"/>
          <table:table-cell table:style-name="ce10" table:formula="of:=[.$C135]-([.$C$30]+1)" office:value-type="float" office:value="94">
            <text:p>94</text:p>
          </table:table-cell>
          <table:table-cell table:style-name="ce10" table:formula="of:=[.$F135]-[.$C135]" office:value-type="float" office:value="2">
            <text:p>2</text:p>
          </table:table-cell>
          <table:table-cell table:style-name="ce10" table:formula="of:=[.$C135]-[.$G135]" office:value-type="float" office:value="2">
            <text:p>2</text:p>
          </table:table-cell>
          <table:table-cell table:style-name="ce10"/>
          <table:table-cell table:style-name="ce17" table:formula="of:=&quot;w4_p_(&quot;&amp;[.$I135]&amp;&quot;, &quot;&amp;[.$K135]&amp;&quot;, &quot;&amp;[.$J135]&amp;&quot;).&quot;" office:value-type="string" office:string-value="w4_p_(94, 2, 2).">
            <text:p>w4_p_(94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6">
            <text:p>10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36]+MATCH(1;[.$D136:.$D$251];0)-1" office:value-type="float" office:value="107">
            <text:p>107</text:p>
          </table:table-cell>
          <table:table-cell table:style-name="ce10" table:formula="of:=MATCH([.$F136]-(1-[.$D136]);[.$F$30:.$F$250];1)-1" office:value-type="float" office:value="103">
            <text:p>103</text:p>
          </table:table-cell>
          <table:table-cell table:style-name="ce10"/>
          <table:table-cell table:style-name="ce10" table:formula="of:=[.$C136]-([.$C$30]+1)" office:value-type="float" office:value="95">
            <text:p>95</text:p>
          </table:table-cell>
          <table:table-cell table:style-name="ce10" table:formula="of:=[.$F136]-[.$C136]" office:value-type="float" office:value="1">
            <text:p>1</text:p>
          </table:table-cell>
          <table:table-cell table:style-name="ce10" table:formula="of:=[.$C136]-[.$G136]" office:value-type="float" office:value="3">
            <text:p>3</text:p>
          </table:table-cell>
          <table:table-cell table:style-name="ce10"/>
          <table:table-cell table:style-name="ce17" table:formula="of:=&quot;w4_p_(&quot;&amp;[.$I136]&amp;&quot;, &quot;&amp;[.$K136]&amp;&quot;, &quot;&amp;[.$J136]&amp;&quot;).&quot;" office:value-type="string" office:string-value="w4_p_(95, 3, 1).">
            <text:p>w4_p_(95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7">
            <text:p>10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37]+MATCH(1;[.$D137:.$D$251];0)-1" office:value-type="float" office:value="107">
            <text:p>107</text:p>
          </table:table-cell>
          <table:table-cell table:style-name="ce10" table:formula="of:=MATCH([.$F137]-(1-[.$D137]);[.$F$30:.$F$250];1)-1" office:value-type="float" office:value="107">
            <text:p>107</text:p>
          </table:table-cell>
          <table:table-cell table:style-name="ce10"/>
          <table:table-cell table:style-name="ce10" table:formula="of:=[.$C137]-([.$C$30]+1)" office:value-type="float" office:value="96">
            <text:p>96</text:p>
          </table:table-cell>
          <table:table-cell table:style-name="ce10" table:formula="of:=[.$F137]-[.$C137]" office:value-type="float" office:value="0">
            <text:p>0</text:p>
          </table:table-cell>
          <table:table-cell table:style-name="ce10" table:formula="of:=[.$C137]-[.$G137]" office:value-type="float" office:value="0">
            <text:p>0</text:p>
          </table:table-cell>
          <table:table-cell table:style-name="ce10"/>
          <table:table-cell table:style-name="ce17" table:formula="of:=&quot;w4_p_(&quot;&amp;[.$I137]&amp;&quot;, &quot;&amp;[.$K137]&amp;&quot;, &quot;&amp;[.$J137]&amp;&quot;).&quot;" office:value-type="string" office:string-value="w4_p_(96, 0, 0).">
            <text:p>w4_p_(9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8">
            <text:p>10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38]+MATCH(1;[.$D138:.$D$251];0)-1" office:value-type="float" office:value="109">
            <text:p>109</text:p>
          </table:table-cell>
          <table:table-cell table:style-name="ce10" table:formula="of:=MATCH([.$F138]-(1-[.$D138]);[.$F$30:.$F$250];1)-1" office:value-type="float" office:value="107">
            <text:p>107</text:p>
          </table:table-cell>
          <table:table-cell table:style-name="ce10"/>
          <table:table-cell table:style-name="ce10" table:formula="of:=[.$C138]-([.$C$30]+1)" office:value-type="float" office:value="97">
            <text:p>97</text:p>
          </table:table-cell>
          <table:table-cell table:style-name="ce10" table:formula="of:=[.$F138]-[.$C138]" office:value-type="float" office:value="1">
            <text:p>1</text:p>
          </table:table-cell>
          <table:table-cell table:style-name="ce10" table:formula="of:=[.$C138]-[.$G138]" office:value-type="float" office:value="1">
            <text:p>1</text:p>
          </table:table-cell>
          <table:table-cell table:style-name="ce10"/>
          <table:table-cell table:style-name="ce17" table:formula="of:=&quot;w4_p_(&quot;&amp;[.$I138]&amp;&quot;, &quot;&amp;[.$K138]&amp;&quot;, &quot;&amp;[.$J138]&amp;&quot;).&quot;" office:value-type="string" office:string-value="w4_p_(97, 1, 1).">
            <text:p>w4_p_(97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09">
            <text:p>10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39]+MATCH(1;[.$D139:.$D$251];0)-1" office:value-type="float" office:value="109">
            <text:p>109</text:p>
          </table:table-cell>
          <table:table-cell table:style-name="ce10" table:formula="of:=MATCH([.$F139]-(1-[.$D139]);[.$F$30:.$F$250];1)-1" office:value-type="float" office:value="109">
            <text:p>109</text:p>
          </table:table-cell>
          <table:table-cell table:style-name="ce10"/>
          <table:table-cell table:style-name="ce10" table:formula="of:=[.$C139]-([.$C$30]+1)" office:value-type="float" office:value="98">
            <text:p>98</text:p>
          </table:table-cell>
          <table:table-cell table:style-name="ce10" table:formula="of:=[.$F139]-[.$C139]" office:value-type="float" office:value="0">
            <text:p>0</text:p>
          </table:table-cell>
          <table:table-cell table:style-name="ce10" table:formula="of:=[.$C139]-[.$G139]" office:value-type="float" office:value="0">
            <text:p>0</text:p>
          </table:table-cell>
          <table:table-cell table:style-name="ce10"/>
          <table:table-cell table:style-name="ce17" table:formula="of:=&quot;w4_p_(&quot;&amp;[.$I139]&amp;&quot;, &quot;&amp;[.$K139]&amp;&quot;, &quot;&amp;[.$J139]&amp;&quot;).&quot;" office:value-type="string" office:string-value="w4_p_(98, 0, 0).">
            <text:p>w4_p_(9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0">
            <text:p>11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0]+MATCH(1;[.$D140:.$D$251];0)-1" office:value-type="float" office:value="113">
            <text:p>113</text:p>
          </table:table-cell>
          <table:table-cell table:style-name="ce10" table:formula="of:=MATCH([.$F140]-(1-[.$D140]);[.$F$30:.$F$250];1)-1" office:value-type="float" office:value="109">
            <text:p>109</text:p>
          </table:table-cell>
          <table:table-cell table:style-name="ce10"/>
          <table:table-cell table:style-name="ce10" table:formula="of:=[.$C140]-([.$C$30]+1)" office:value-type="float" office:value="99">
            <text:p>99</text:p>
          </table:table-cell>
          <table:table-cell table:style-name="ce10" table:formula="of:=[.$F140]-[.$C140]" office:value-type="float" office:value="3">
            <text:p>3</text:p>
          </table:table-cell>
          <table:table-cell table:style-name="ce10" table:formula="of:=[.$C140]-[.$G140]" office:value-type="float" office:value="1">
            <text:p>1</text:p>
          </table:table-cell>
          <table:table-cell table:style-name="ce10"/>
          <table:table-cell table:style-name="ce17" table:formula="of:=&quot;w4_p_(&quot;&amp;[.$I140]&amp;&quot;, &quot;&amp;[.$K140]&amp;&quot;, &quot;&amp;[.$J140]&amp;&quot;).&quot;" office:value-type="string" office:string-value="w4_p_(99, 1, 3).">
            <text:p>w4_p_(99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1">
            <text:p>11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1]+MATCH(1;[.$D141:.$D$251];0)-1" office:value-type="float" office:value="113">
            <text:p>113</text:p>
          </table:table-cell>
          <table:table-cell table:style-name="ce10" table:formula="of:=MATCH([.$F141]-(1-[.$D141]);[.$F$30:.$F$250];1)-1" office:value-type="float" office:value="109">
            <text:p>109</text:p>
          </table:table-cell>
          <table:table-cell table:style-name="ce10"/>
          <table:table-cell table:style-name="ce10" table:formula="of:=[.$C141]-([.$C$30]+1)" office:value-type="float" office:value="100">
            <text:p>100</text:p>
          </table:table-cell>
          <table:table-cell table:style-name="ce10" table:formula="of:=[.$F141]-[.$C141]" office:value-type="float" office:value="2">
            <text:p>2</text:p>
          </table:table-cell>
          <table:table-cell table:style-name="ce10" table:formula="of:=[.$C141]-[.$G141]" office:value-type="float" office:value="2">
            <text:p>2</text:p>
          </table:table-cell>
          <table:table-cell table:style-name="ce10"/>
          <table:table-cell table:style-name="ce17" table:formula="of:=&quot;w4_p_(&quot;&amp;[.$I141]&amp;&quot;, &quot;&amp;[.$K141]&amp;&quot;, &quot;&amp;[.$J141]&amp;&quot;).&quot;" office:value-type="string" office:string-value="w4_p_(100, 2, 2).">
            <text:p>w4_p_(100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2">
            <text:p>11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2]+MATCH(1;[.$D142:.$D$251];0)-1" office:value-type="float" office:value="113">
            <text:p>113</text:p>
          </table:table-cell>
          <table:table-cell table:style-name="ce10" table:formula="of:=MATCH([.$F142]-(1-[.$D142]);[.$F$30:.$F$250];1)-1" office:value-type="float" office:value="109">
            <text:p>109</text:p>
          </table:table-cell>
          <table:table-cell table:style-name="ce10"/>
          <table:table-cell table:style-name="ce10" table:formula="of:=[.$C142]-([.$C$30]+1)" office:value-type="float" office:value="101">
            <text:p>101</text:p>
          </table:table-cell>
          <table:table-cell table:style-name="ce10" table:formula="of:=[.$F142]-[.$C142]" office:value-type="float" office:value="1">
            <text:p>1</text:p>
          </table:table-cell>
          <table:table-cell table:style-name="ce10" table:formula="of:=[.$C142]-[.$G142]" office:value-type="float" office:value="3">
            <text:p>3</text:p>
          </table:table-cell>
          <table:table-cell table:style-name="ce10"/>
          <table:table-cell table:style-name="ce17" table:formula="of:=&quot;w4_p_(&quot;&amp;[.$I142]&amp;&quot;, &quot;&amp;[.$K142]&amp;&quot;, &quot;&amp;[.$J142]&amp;&quot;).&quot;" office:value-type="string" office:string-value="w4_p_(101, 3, 1).">
            <text:p>w4_p_(101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3">
            <text:p>11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43]+MATCH(1;[.$D143:.$D$251];0)-1" office:value-type="float" office:value="113">
            <text:p>113</text:p>
          </table:table-cell>
          <table:table-cell table:style-name="ce10" table:formula="of:=MATCH([.$F143]-(1-[.$D143]);[.$F$30:.$F$250];1)-1" office:value-type="float" office:value="113">
            <text:p>113</text:p>
          </table:table-cell>
          <table:table-cell table:style-name="ce10"/>
          <table:table-cell table:style-name="ce10" table:formula="of:=[.$C143]-([.$C$30]+1)" office:value-type="float" office:value="102">
            <text:p>102</text:p>
          </table:table-cell>
          <table:table-cell table:style-name="ce10" table:formula="of:=[.$F143]-[.$C143]" office:value-type="float" office:value="0">
            <text:p>0</text:p>
          </table:table-cell>
          <table:table-cell table:style-name="ce10" table:formula="of:=[.$C143]-[.$G143]" office:value-type="float" office:value="0">
            <text:p>0</text:p>
          </table:table-cell>
          <table:table-cell table:style-name="ce10"/>
          <table:table-cell table:style-name="ce17" table:formula="of:=&quot;w4_p_(&quot;&amp;[.$I143]&amp;&quot;, &quot;&amp;[.$K143]&amp;&quot;, &quot;&amp;[.$J143]&amp;&quot;).&quot;" office:value-type="string" office:string-value="w4_p_(102, 0, 0).">
            <text:p>w4_p_(10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4">
            <text:p>11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4]+MATCH(1;[.$D144:.$D$251];0)-1" office:value-type="float" office:value="121">
            <text:p>121</text:p>
          </table:table-cell>
          <table:table-cell table:style-name="ce10" table:formula="of:=MATCH([.$F144]-(1-[.$D144]);[.$F$30:.$F$250];1)-1" office:value-type="float" office:value="113">
            <text:p>113</text:p>
          </table:table-cell>
          <table:table-cell table:style-name="ce10"/>
          <table:table-cell table:style-name="ce10" table:formula="of:=[.$C144]-([.$C$30]+1)" office:value-type="float" office:value="103">
            <text:p>103</text:p>
          </table:table-cell>
          <table:table-cell table:style-name="ce10" table:formula="of:=[.$F144]-[.$C144]" office:value-type="float" office:value="7">
            <text:p>7</text:p>
          </table:table-cell>
          <table:table-cell table:style-name="ce10" table:formula="of:=[.$C144]-[.$G144]" office:value-type="float" office:value="1">
            <text:p>1</text:p>
          </table:table-cell>
          <table:table-cell table:style-name="ce10"/>
          <table:table-cell table:style-name="ce17" table:formula="of:=&quot;w4_p_(&quot;&amp;[.$I144]&amp;&quot;, &quot;&amp;[.$K144]&amp;&quot;, &quot;&amp;[.$J144]&amp;&quot;).&quot;" office:value-type="string" office:string-value="w4_p_(103, 1, 7).">
            <text:p>w4_p_(103, 1, 7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5">
            <text:p>11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5]+MATCH(1;[.$D145:.$D$251];0)-1" office:value-type="float" office:value="121">
            <text:p>121</text:p>
          </table:table-cell>
          <table:table-cell table:style-name="ce10" table:formula="of:=MATCH([.$F145]-(1-[.$D145]);[.$F$30:.$F$250];1)-1" office:value-type="float" office:value="113">
            <text:p>113</text:p>
          </table:table-cell>
          <table:table-cell table:style-name="ce10"/>
          <table:table-cell table:style-name="ce10" table:formula="of:=[.$C145]-([.$C$30]+1)" office:value-type="float" office:value="104">
            <text:p>104</text:p>
          </table:table-cell>
          <table:table-cell table:style-name="ce10" table:formula="of:=[.$F145]-[.$C145]" office:value-type="float" office:value="6">
            <text:p>6</text:p>
          </table:table-cell>
          <table:table-cell table:style-name="ce10" table:formula="of:=[.$C145]-[.$G145]" office:value-type="float" office:value="2">
            <text:p>2</text:p>
          </table:table-cell>
          <table:table-cell table:style-name="ce10"/>
          <table:table-cell table:style-name="ce17" table:formula="of:=&quot;w4_p_(&quot;&amp;[.$I145]&amp;&quot;, &quot;&amp;[.$K145]&amp;&quot;, &quot;&amp;[.$J145]&amp;&quot;).&quot;" office:value-type="string" office:string-value="w4_p_(104, 2, 6).">
            <text:p>w4_p_(104, 2, 6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6">
            <text:p>11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6]+MATCH(1;[.$D146:.$D$251];0)-1" office:value-type="float" office:value="121">
            <text:p>121</text:p>
          </table:table-cell>
          <table:table-cell table:style-name="ce10" table:formula="of:=MATCH([.$F146]-(1-[.$D146]);[.$F$30:.$F$250];1)-1" office:value-type="float" office:value="113">
            <text:p>113</text:p>
          </table:table-cell>
          <table:table-cell table:style-name="ce10"/>
          <table:table-cell table:style-name="ce10" table:formula="of:=[.$C146]-([.$C$30]+1)" office:value-type="float" office:value="105">
            <text:p>105</text:p>
          </table:table-cell>
          <table:table-cell table:style-name="ce10" table:formula="of:=[.$F146]-[.$C146]" office:value-type="float" office:value="5">
            <text:p>5</text:p>
          </table:table-cell>
          <table:table-cell table:style-name="ce10" table:formula="of:=[.$C146]-[.$G146]" office:value-type="float" office:value="3">
            <text:p>3</text:p>
          </table:table-cell>
          <table:table-cell table:style-name="ce10"/>
          <table:table-cell table:style-name="ce17" table:formula="of:=&quot;w4_p_(&quot;&amp;[.$I146]&amp;&quot;, &quot;&amp;[.$K146]&amp;&quot;, &quot;&amp;[.$J146]&amp;&quot;).&quot;" office:value-type="string" office:string-value="w4_p_(105, 3, 5).">
            <text:p>w4_p_(105, 3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7">
            <text:p>11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7]+MATCH(1;[.$D147:.$D$251];0)-1" office:value-type="float" office:value="121">
            <text:p>121</text:p>
          </table:table-cell>
          <table:table-cell table:style-name="ce10" table:formula="of:=MATCH([.$F147]-(1-[.$D147]);[.$F$30:.$F$250];1)-1" office:value-type="float" office:value="113">
            <text:p>113</text:p>
          </table:table-cell>
          <table:table-cell table:style-name="ce10"/>
          <table:table-cell table:style-name="ce10" table:formula="of:=[.$C147]-([.$C$30]+1)" office:value-type="float" office:value="106">
            <text:p>106</text:p>
          </table:table-cell>
          <table:table-cell table:style-name="ce10" table:formula="of:=[.$F147]-[.$C147]" office:value-type="float" office:value="4">
            <text:p>4</text:p>
          </table:table-cell>
          <table:table-cell table:style-name="ce10" table:formula="of:=[.$C147]-[.$G147]" office:value-type="float" office:value="4">
            <text:p>4</text:p>
          </table:table-cell>
          <table:table-cell table:style-name="ce10"/>
          <table:table-cell table:style-name="ce17" table:formula="of:=&quot;w4_p_(&quot;&amp;[.$I147]&amp;&quot;, &quot;&amp;[.$K147]&amp;&quot;, &quot;&amp;[.$J147]&amp;&quot;).&quot;" office:value-type="string" office:string-value="w4_p_(106, 4, 4).">
            <text:p>w4_p_(106, 4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8">
            <text:p>11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8]+MATCH(1;[.$D148:.$D$251];0)-1" office:value-type="float" office:value="121">
            <text:p>121</text:p>
          </table:table-cell>
          <table:table-cell table:style-name="ce10" table:formula="of:=MATCH([.$F148]-(1-[.$D148]);[.$F$30:.$F$250];1)-1" office:value-type="float" office:value="113">
            <text:p>113</text:p>
          </table:table-cell>
          <table:table-cell table:style-name="ce10"/>
          <table:table-cell table:style-name="ce10" table:formula="of:=[.$C148]-([.$C$30]+1)" office:value-type="float" office:value="107">
            <text:p>107</text:p>
          </table:table-cell>
          <table:table-cell table:style-name="ce10" table:formula="of:=[.$F148]-[.$C148]" office:value-type="float" office:value="3">
            <text:p>3</text:p>
          </table:table-cell>
          <table:table-cell table:style-name="ce10" table:formula="of:=[.$C148]-[.$G148]" office:value-type="float" office:value="5">
            <text:p>5</text:p>
          </table:table-cell>
          <table:table-cell table:style-name="ce10"/>
          <table:table-cell table:style-name="ce17" table:formula="of:=&quot;w4_p_(&quot;&amp;[.$I148]&amp;&quot;, &quot;&amp;[.$K148]&amp;&quot;, &quot;&amp;[.$J148]&amp;&quot;).&quot;" office:value-type="string" office:string-value="w4_p_(107, 5, 3).">
            <text:p>w4_p_(107, 5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19">
            <text:p>11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49]+MATCH(1;[.$D149:.$D$251];0)-1" office:value-type="float" office:value="121">
            <text:p>121</text:p>
          </table:table-cell>
          <table:table-cell table:style-name="ce10" table:formula="of:=MATCH([.$F149]-(1-[.$D149]);[.$F$30:.$F$250];1)-1" office:value-type="float" office:value="113">
            <text:p>113</text:p>
          </table:table-cell>
          <table:table-cell table:style-name="ce10"/>
          <table:table-cell table:style-name="ce10" table:formula="of:=[.$C149]-([.$C$30]+1)" office:value-type="float" office:value="108">
            <text:p>108</text:p>
          </table:table-cell>
          <table:table-cell table:style-name="ce10" table:formula="of:=[.$F149]-[.$C149]" office:value-type="float" office:value="2">
            <text:p>2</text:p>
          </table:table-cell>
          <table:table-cell table:style-name="ce10" table:formula="of:=[.$C149]-[.$G149]" office:value-type="float" office:value="6">
            <text:p>6</text:p>
          </table:table-cell>
          <table:table-cell table:style-name="ce10"/>
          <table:table-cell table:style-name="ce17" table:formula="of:=&quot;w4_p_(&quot;&amp;[.$I149]&amp;&quot;, &quot;&amp;[.$K149]&amp;&quot;, &quot;&amp;[.$J149]&amp;&quot;).&quot;" office:value-type="string" office:string-value="w4_p_(108, 6, 2).">
            <text:p>w4_p_(108, 6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0">
            <text:p>12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50]+MATCH(1;[.$D150:.$D$251];0)-1" office:value-type="float" office:value="121">
            <text:p>121</text:p>
          </table:table-cell>
          <table:table-cell table:style-name="ce10" table:formula="of:=MATCH([.$F150]-(1-[.$D150]);[.$F$30:.$F$250];1)-1" office:value-type="float" office:value="113">
            <text:p>113</text:p>
          </table:table-cell>
          <table:table-cell table:style-name="ce10"/>
          <table:table-cell table:style-name="ce10" table:formula="of:=[.$C150]-([.$C$30]+1)" office:value-type="float" office:value="109">
            <text:p>109</text:p>
          </table:table-cell>
          <table:table-cell table:style-name="ce10" table:formula="of:=[.$F150]-[.$C150]" office:value-type="float" office:value="1">
            <text:p>1</text:p>
          </table:table-cell>
          <table:table-cell table:style-name="ce10" table:formula="of:=[.$C150]-[.$G150]" office:value-type="float" office:value="7">
            <text:p>7</text:p>
          </table:table-cell>
          <table:table-cell table:style-name="ce10"/>
          <table:table-cell table:style-name="ce17" table:formula="of:=&quot;w4_p_(&quot;&amp;[.$I150]&amp;&quot;, &quot;&amp;[.$K150]&amp;&quot;, &quot;&amp;[.$J150]&amp;&quot;).&quot;" office:value-type="string" office:string-value="w4_p_(109, 7, 1).">
            <text:p>w4_p_(109, 7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1">
            <text:p>12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51]+MATCH(1;[.$D151:.$D$251];0)-1" office:value-type="float" office:value="121">
            <text:p>121</text:p>
          </table:table-cell>
          <table:table-cell table:style-name="ce10" table:formula="of:=MATCH([.$F151]-(1-[.$D151]);[.$F$30:.$F$250];1)-1" office:value-type="float" office:value="121">
            <text:p>121</text:p>
          </table:table-cell>
          <table:table-cell table:style-name="ce10"/>
          <table:table-cell table:style-name="ce10" table:formula="of:=[.$C151]-([.$C$30]+1)" office:value-type="float" office:value="110">
            <text:p>110</text:p>
          </table:table-cell>
          <table:table-cell table:style-name="ce10" table:formula="of:=[.$F151]-[.$C151]" office:value-type="float" office:value="0">
            <text:p>0</text:p>
          </table:table-cell>
          <table:table-cell table:style-name="ce10" table:formula="of:=[.$C151]-[.$G151]" office:value-type="float" office:value="0">
            <text:p>0</text:p>
          </table:table-cell>
          <table:table-cell table:style-name="ce10"/>
          <table:table-cell table:style-name="ce17" table:formula="of:=&quot;w4_p_(&quot;&amp;[.$I151]&amp;&quot;, &quot;&amp;[.$K151]&amp;&quot;, &quot;&amp;[.$J151]&amp;&quot;).&quot;" office:value-type="string" office:string-value="w4_p_(110, 0, 0).">
            <text:p>w4_p_(11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2">
            <text:p>12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52]+MATCH(1;[.$D152:.$D$251];0)-1" office:value-type="float" office:value="127">
            <text:p>127</text:p>
          </table:table-cell>
          <table:table-cell table:style-name="ce10" table:formula="of:=MATCH([.$F152]-(1-[.$D152]);[.$F$30:.$F$250];1)-1" office:value-type="float" office:value="121">
            <text:p>121</text:p>
          </table:table-cell>
          <table:table-cell table:style-name="ce10"/>
          <table:table-cell table:style-name="ce10" table:formula="of:=[.$C152]-([.$C$30]+1)" office:value-type="float" office:value="111">
            <text:p>111</text:p>
          </table:table-cell>
          <table:table-cell table:style-name="ce10" table:formula="of:=[.$F152]-[.$C152]" office:value-type="float" office:value="5">
            <text:p>5</text:p>
          </table:table-cell>
          <table:table-cell table:style-name="ce10" table:formula="of:=[.$C152]-[.$G152]" office:value-type="float" office:value="1">
            <text:p>1</text:p>
          </table:table-cell>
          <table:table-cell table:style-name="ce10"/>
          <table:table-cell table:style-name="ce17" table:formula="of:=&quot;w4_p_(&quot;&amp;[.$I152]&amp;&quot;, &quot;&amp;[.$K152]&amp;&quot;, &quot;&amp;[.$J152]&amp;&quot;).&quot;" office:value-type="string" office:string-value="w4_p_(111, 1, 5).">
            <text:p>w4_p_(111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3">
            <text:p>12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53]+MATCH(1;[.$D153:.$D$251];0)-1" office:value-type="float" office:value="127">
            <text:p>127</text:p>
          </table:table-cell>
          <table:table-cell table:style-name="ce10" table:formula="of:=MATCH([.$F153]-(1-[.$D153]);[.$F$30:.$F$250];1)-1" office:value-type="float" office:value="121">
            <text:p>121</text:p>
          </table:table-cell>
          <table:table-cell table:style-name="ce10"/>
          <table:table-cell table:style-name="ce10" table:formula="of:=[.$C153]-([.$C$30]+1)" office:value-type="float" office:value="112">
            <text:p>112</text:p>
          </table:table-cell>
          <table:table-cell table:style-name="ce10" table:formula="of:=[.$F153]-[.$C153]" office:value-type="float" office:value="4">
            <text:p>4</text:p>
          </table:table-cell>
          <table:table-cell table:style-name="ce10" table:formula="of:=[.$C153]-[.$G153]" office:value-type="float" office:value="2">
            <text:p>2</text:p>
          </table:table-cell>
          <table:table-cell table:style-name="ce10"/>
          <table:table-cell table:style-name="ce17" table:formula="of:=&quot;w4_p_(&quot;&amp;[.$I153]&amp;&quot;, &quot;&amp;[.$K153]&amp;&quot;, &quot;&amp;[.$J153]&amp;&quot;).&quot;" office:value-type="string" office:string-value="w4_p_(112, 2, 4).">
            <text:p>w4_p_(112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4">
            <text:p>12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54]+MATCH(1;[.$D154:.$D$251];0)-1" office:value-type="float" office:value="127">
            <text:p>127</text:p>
          </table:table-cell>
          <table:table-cell table:style-name="ce10" table:formula="of:=MATCH([.$F154]-(1-[.$D154]);[.$F$30:.$F$250];1)-1" office:value-type="float" office:value="121">
            <text:p>121</text:p>
          </table:table-cell>
          <table:table-cell table:style-name="ce10"/>
          <table:table-cell table:style-name="ce10" table:formula="of:=[.$C154]-([.$C$30]+1)" office:value-type="float" office:value="113">
            <text:p>113</text:p>
          </table:table-cell>
          <table:table-cell table:style-name="ce10" table:formula="of:=[.$F154]-[.$C154]" office:value-type="float" office:value="3">
            <text:p>3</text:p>
          </table:table-cell>
          <table:table-cell table:style-name="ce10" table:formula="of:=[.$C154]-[.$G154]" office:value-type="float" office:value="3">
            <text:p>3</text:p>
          </table:table-cell>
          <table:table-cell table:style-name="ce10"/>
          <table:table-cell table:style-name="ce17" table:formula="of:=&quot;w4_p_(&quot;&amp;[.$I154]&amp;&quot;, &quot;&amp;[.$K154]&amp;&quot;, &quot;&amp;[.$J154]&amp;&quot;).&quot;" office:value-type="string" office:string-value="w4_p_(113, 3, 3).">
            <text:p>w4_p_(113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5">
            <text:p>12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55]+MATCH(1;[.$D155:.$D$251];0)-1" office:value-type="float" office:value="127">
            <text:p>127</text:p>
          </table:table-cell>
          <table:table-cell table:style-name="ce10" table:formula="of:=MATCH([.$F155]-(1-[.$D155]);[.$F$30:.$F$250];1)-1" office:value-type="float" office:value="121">
            <text:p>121</text:p>
          </table:table-cell>
          <table:table-cell table:style-name="ce10"/>
          <table:table-cell table:style-name="ce10" table:formula="of:=[.$C155]-([.$C$30]+1)" office:value-type="float" office:value="114">
            <text:p>114</text:p>
          </table:table-cell>
          <table:table-cell table:style-name="ce10" table:formula="of:=[.$F155]-[.$C155]" office:value-type="float" office:value="2">
            <text:p>2</text:p>
          </table:table-cell>
          <table:table-cell table:style-name="ce10" table:formula="of:=[.$C155]-[.$G155]" office:value-type="float" office:value="4">
            <text:p>4</text:p>
          </table:table-cell>
          <table:table-cell table:style-name="ce10"/>
          <table:table-cell table:style-name="ce17" table:formula="of:=&quot;w4_p_(&quot;&amp;[.$I155]&amp;&quot;, &quot;&amp;[.$K155]&amp;&quot;, &quot;&amp;[.$J155]&amp;&quot;).&quot;" office:value-type="string" office:string-value="w4_p_(114, 4, 2).">
            <text:p>w4_p_(114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6">
            <text:p>12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56]+MATCH(1;[.$D156:.$D$251];0)-1" office:value-type="float" office:value="127">
            <text:p>127</text:p>
          </table:table-cell>
          <table:table-cell table:style-name="ce10" table:formula="of:=MATCH([.$F156]-(1-[.$D156]);[.$F$30:.$F$250];1)-1" office:value-type="float" office:value="121">
            <text:p>121</text:p>
          </table:table-cell>
          <table:table-cell table:style-name="ce10"/>
          <table:table-cell table:style-name="ce10" table:formula="of:=[.$C156]-([.$C$30]+1)" office:value-type="float" office:value="115">
            <text:p>115</text:p>
          </table:table-cell>
          <table:table-cell table:style-name="ce10" table:formula="of:=[.$F156]-[.$C156]" office:value-type="float" office:value="1">
            <text:p>1</text:p>
          </table:table-cell>
          <table:table-cell table:style-name="ce10" table:formula="of:=[.$C156]-[.$G156]" office:value-type="float" office:value="5">
            <text:p>5</text:p>
          </table:table-cell>
          <table:table-cell table:style-name="ce10"/>
          <table:table-cell table:style-name="ce17" table:formula="of:=&quot;w4_p_(&quot;&amp;[.$I156]&amp;&quot;, &quot;&amp;[.$K156]&amp;&quot;, &quot;&amp;[.$J156]&amp;&quot;).&quot;" office:value-type="string" office:string-value="w4_p_(115, 5, 1).">
            <text:p>w4_p_(115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7">
            <text:p>12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57]+MATCH(1;[.$D157:.$D$251];0)-1" office:value-type="float" office:value="127">
            <text:p>127</text:p>
          </table:table-cell>
          <table:table-cell table:style-name="ce10" table:formula="of:=MATCH([.$F157]-(1-[.$D157]);[.$F$30:.$F$250];1)-1" office:value-type="float" office:value="127">
            <text:p>127</text:p>
          </table:table-cell>
          <table:table-cell table:style-name="ce10"/>
          <table:table-cell table:style-name="ce10" table:formula="of:=[.$C157]-([.$C$30]+1)" office:value-type="float" office:value="116">
            <text:p>116</text:p>
          </table:table-cell>
          <table:table-cell table:style-name="ce10" table:formula="of:=[.$F157]-[.$C157]" office:value-type="float" office:value="0">
            <text:p>0</text:p>
          </table:table-cell>
          <table:table-cell table:style-name="ce10" table:formula="of:=[.$C157]-[.$G157]" office:value-type="float" office:value="0">
            <text:p>0</text:p>
          </table:table-cell>
          <table:table-cell table:style-name="ce10"/>
          <table:table-cell table:style-name="ce17" table:formula="of:=&quot;w4_p_(&quot;&amp;[.$I157]&amp;&quot;, &quot;&amp;[.$K157]&amp;&quot;, &quot;&amp;[.$J157]&amp;&quot;).&quot;" office:value-type="string" office:string-value="w4_p_(116, 0, 0).">
            <text:p>w4_p_(11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8">
            <text:p>12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58]+MATCH(1;[.$D158:.$D$251];0)-1" office:value-type="float" office:value="131">
            <text:p>131</text:p>
          </table:table-cell>
          <table:table-cell table:style-name="ce10" table:formula="of:=MATCH([.$F158]-(1-[.$D158]);[.$F$30:.$F$250];1)-1" office:value-type="float" office:value="127">
            <text:p>127</text:p>
          </table:table-cell>
          <table:table-cell table:style-name="ce10"/>
          <table:table-cell table:style-name="ce10" table:formula="of:=[.$C158]-([.$C$30]+1)" office:value-type="float" office:value="117">
            <text:p>117</text:p>
          </table:table-cell>
          <table:table-cell table:style-name="ce10" table:formula="of:=[.$F158]-[.$C158]" office:value-type="float" office:value="3">
            <text:p>3</text:p>
          </table:table-cell>
          <table:table-cell table:style-name="ce10" table:formula="of:=[.$C158]-[.$G158]" office:value-type="float" office:value="1">
            <text:p>1</text:p>
          </table:table-cell>
          <table:table-cell table:style-name="ce10"/>
          <table:table-cell table:style-name="ce17" table:formula="of:=&quot;w4_p_(&quot;&amp;[.$I158]&amp;&quot;, &quot;&amp;[.$K158]&amp;&quot;, &quot;&amp;[.$J158]&amp;&quot;).&quot;" office:value-type="string" office:string-value="w4_p_(117, 1, 3).">
            <text:p>w4_p_(117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29">
            <text:p>12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59]+MATCH(1;[.$D159:.$D$251];0)-1" office:value-type="float" office:value="131">
            <text:p>131</text:p>
          </table:table-cell>
          <table:table-cell table:style-name="ce10" table:formula="of:=MATCH([.$F159]-(1-[.$D159]);[.$F$30:.$F$250];1)-1" office:value-type="float" office:value="127">
            <text:p>127</text:p>
          </table:table-cell>
          <table:table-cell table:style-name="ce10"/>
          <table:table-cell table:style-name="ce10" table:formula="of:=[.$C159]-([.$C$30]+1)" office:value-type="float" office:value="118">
            <text:p>118</text:p>
          </table:table-cell>
          <table:table-cell table:style-name="ce10" table:formula="of:=[.$F159]-[.$C159]" office:value-type="float" office:value="2">
            <text:p>2</text:p>
          </table:table-cell>
          <table:table-cell table:style-name="ce10" table:formula="of:=[.$C159]-[.$G159]" office:value-type="float" office:value="2">
            <text:p>2</text:p>
          </table:table-cell>
          <table:table-cell table:style-name="ce10"/>
          <table:table-cell table:style-name="ce17" table:formula="of:=&quot;w4_p_(&quot;&amp;[.$I159]&amp;&quot;, &quot;&amp;[.$K159]&amp;&quot;, &quot;&amp;[.$J159]&amp;&quot;).&quot;" office:value-type="string" office:string-value="w4_p_(118, 2, 2).">
            <text:p>w4_p_(118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0">
            <text:p>13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60]+MATCH(1;[.$D160:.$D$251];0)-1" office:value-type="float" office:value="131">
            <text:p>131</text:p>
          </table:table-cell>
          <table:table-cell table:style-name="ce10" table:formula="of:=MATCH([.$F160]-(1-[.$D160]);[.$F$30:.$F$250];1)-1" office:value-type="float" office:value="127">
            <text:p>127</text:p>
          </table:table-cell>
          <table:table-cell table:style-name="ce10"/>
          <table:table-cell table:style-name="ce10" table:formula="of:=[.$C160]-([.$C$30]+1)" office:value-type="float" office:value="119">
            <text:p>119</text:p>
          </table:table-cell>
          <table:table-cell table:style-name="ce10" table:formula="of:=[.$F160]-[.$C160]" office:value-type="float" office:value="1">
            <text:p>1</text:p>
          </table:table-cell>
          <table:table-cell table:style-name="ce10" table:formula="of:=[.$C160]-[.$G160]" office:value-type="float" office:value="3">
            <text:p>3</text:p>
          </table:table-cell>
          <table:table-cell table:style-name="ce10"/>
          <table:table-cell table:style-name="ce17" table:formula="of:=&quot;w4_p_(&quot;&amp;[.$I160]&amp;&quot;, &quot;&amp;[.$K160]&amp;&quot;, &quot;&amp;[.$J160]&amp;&quot;).&quot;" office:value-type="string" office:string-value="w4_p_(119, 3, 1).">
            <text:p>w4_p_(119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1">
            <text:p>13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61]+MATCH(1;[.$D161:.$D$251];0)-1" office:value-type="float" office:value="131">
            <text:p>131</text:p>
          </table:table-cell>
          <table:table-cell table:style-name="ce10" table:formula="of:=MATCH([.$F161]-(1-[.$D161]);[.$F$30:.$F$250];1)-1" office:value-type="float" office:value="131">
            <text:p>131</text:p>
          </table:table-cell>
          <table:table-cell table:style-name="ce10"/>
          <table:table-cell table:style-name="ce10" table:formula="of:=[.$C161]-([.$C$30]+1)" office:value-type="float" office:value="120">
            <text:p>120</text:p>
          </table:table-cell>
          <table:table-cell table:style-name="ce10" table:formula="of:=[.$F161]-[.$C161]" office:value-type="float" office:value="0">
            <text:p>0</text:p>
          </table:table-cell>
          <table:table-cell table:style-name="ce10" table:formula="of:=[.$C161]-[.$G161]" office:value-type="float" office:value="0">
            <text:p>0</text:p>
          </table:table-cell>
          <table:table-cell table:style-name="ce10"/>
          <table:table-cell table:style-name="ce17" table:formula="of:=&quot;w4_p_(&quot;&amp;[.$I161]&amp;&quot;, &quot;&amp;[.$K161]&amp;&quot;, &quot;&amp;[.$J161]&amp;&quot;).&quot;" office:value-type="string" office:string-value="w4_p_(120, 0, 0).">
            <text:p>w4_p_(12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2">
            <text:p>13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62]+MATCH(1;[.$D162:.$D$251];0)-1" office:value-type="float" office:value="137">
            <text:p>137</text:p>
          </table:table-cell>
          <table:table-cell table:style-name="ce10" table:formula="of:=MATCH([.$F162]-(1-[.$D162]);[.$F$30:.$F$250];1)-1" office:value-type="float" office:value="131">
            <text:p>131</text:p>
          </table:table-cell>
          <table:table-cell table:style-name="ce10"/>
          <table:table-cell table:style-name="ce10" table:formula="of:=[.$C162]-([.$C$30]+1)" office:value-type="float" office:value="121">
            <text:p>121</text:p>
          </table:table-cell>
          <table:table-cell table:style-name="ce10" table:formula="of:=[.$F162]-[.$C162]" office:value-type="float" office:value="5">
            <text:p>5</text:p>
          </table:table-cell>
          <table:table-cell table:style-name="ce10" table:formula="of:=[.$C162]-[.$G162]" office:value-type="float" office:value="1">
            <text:p>1</text:p>
          </table:table-cell>
          <table:table-cell table:style-name="ce10"/>
          <table:table-cell table:style-name="ce17" table:formula="of:=&quot;w4_p_(&quot;&amp;[.$I162]&amp;&quot;, &quot;&amp;[.$K162]&amp;&quot;, &quot;&amp;[.$J162]&amp;&quot;).&quot;" office:value-type="string" office:string-value="w4_p_(121, 1, 5).">
            <text:p>w4_p_(121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3">
            <text:p>13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63]+MATCH(1;[.$D163:.$D$251];0)-1" office:value-type="float" office:value="137">
            <text:p>137</text:p>
          </table:table-cell>
          <table:table-cell table:style-name="ce10" table:formula="of:=MATCH([.$F163]-(1-[.$D163]);[.$F$30:.$F$250];1)-1" office:value-type="float" office:value="131">
            <text:p>131</text:p>
          </table:table-cell>
          <table:table-cell table:style-name="ce10"/>
          <table:table-cell table:style-name="ce10" table:formula="of:=[.$C163]-([.$C$30]+1)" office:value-type="float" office:value="122">
            <text:p>122</text:p>
          </table:table-cell>
          <table:table-cell table:style-name="ce10" table:formula="of:=[.$F163]-[.$C163]" office:value-type="float" office:value="4">
            <text:p>4</text:p>
          </table:table-cell>
          <table:table-cell table:style-name="ce10" table:formula="of:=[.$C163]-[.$G163]" office:value-type="float" office:value="2">
            <text:p>2</text:p>
          </table:table-cell>
          <table:table-cell table:style-name="ce10"/>
          <table:table-cell table:style-name="ce17" table:formula="of:=&quot;w4_p_(&quot;&amp;[.$I163]&amp;&quot;, &quot;&amp;[.$K163]&amp;&quot;, &quot;&amp;[.$J163]&amp;&quot;).&quot;" office:value-type="string" office:string-value="w4_p_(122, 2, 4).">
            <text:p>w4_p_(122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4">
            <text:p>13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64]+MATCH(1;[.$D164:.$D$251];0)-1" office:value-type="float" office:value="137">
            <text:p>137</text:p>
          </table:table-cell>
          <table:table-cell table:style-name="ce10" table:formula="of:=MATCH([.$F164]-(1-[.$D164]);[.$F$30:.$F$250];1)-1" office:value-type="float" office:value="131">
            <text:p>131</text:p>
          </table:table-cell>
          <table:table-cell table:style-name="ce10"/>
          <table:table-cell table:style-name="ce10" table:formula="of:=[.$C164]-([.$C$30]+1)" office:value-type="float" office:value="123">
            <text:p>123</text:p>
          </table:table-cell>
          <table:table-cell table:style-name="ce10" table:formula="of:=[.$F164]-[.$C164]" office:value-type="float" office:value="3">
            <text:p>3</text:p>
          </table:table-cell>
          <table:table-cell table:style-name="ce10" table:formula="of:=[.$C164]-[.$G164]" office:value-type="float" office:value="3">
            <text:p>3</text:p>
          </table:table-cell>
          <table:table-cell table:style-name="ce10"/>
          <table:table-cell table:style-name="ce17" table:formula="of:=&quot;w4_p_(&quot;&amp;[.$I164]&amp;&quot;, &quot;&amp;[.$K164]&amp;&quot;, &quot;&amp;[.$J164]&amp;&quot;).&quot;" office:value-type="string" office:string-value="w4_p_(123, 3, 3).">
            <text:p>w4_p_(123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5">
            <text:p>13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65]+MATCH(1;[.$D165:.$D$251];0)-1" office:value-type="float" office:value="137">
            <text:p>137</text:p>
          </table:table-cell>
          <table:table-cell table:style-name="ce10" table:formula="of:=MATCH([.$F165]-(1-[.$D165]);[.$F$30:.$F$250];1)-1" office:value-type="float" office:value="131">
            <text:p>131</text:p>
          </table:table-cell>
          <table:table-cell table:style-name="ce10"/>
          <table:table-cell table:style-name="ce10" table:formula="of:=[.$C165]-([.$C$30]+1)" office:value-type="float" office:value="124">
            <text:p>124</text:p>
          </table:table-cell>
          <table:table-cell table:style-name="ce10" table:formula="of:=[.$F165]-[.$C165]" office:value-type="float" office:value="2">
            <text:p>2</text:p>
          </table:table-cell>
          <table:table-cell table:style-name="ce10" table:formula="of:=[.$C165]-[.$G165]" office:value-type="float" office:value="4">
            <text:p>4</text:p>
          </table:table-cell>
          <table:table-cell table:style-name="ce10"/>
          <table:table-cell table:style-name="ce17" table:formula="of:=&quot;w4_p_(&quot;&amp;[.$I165]&amp;&quot;, &quot;&amp;[.$K165]&amp;&quot;, &quot;&amp;[.$J165]&amp;&quot;).&quot;" office:value-type="string" office:string-value="w4_p_(124, 4, 2).">
            <text:p>w4_p_(124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6">
            <text:p>13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66]+MATCH(1;[.$D166:.$D$251];0)-1" office:value-type="float" office:value="137">
            <text:p>137</text:p>
          </table:table-cell>
          <table:table-cell table:style-name="ce10" table:formula="of:=MATCH([.$F166]-(1-[.$D166]);[.$F$30:.$F$250];1)-1" office:value-type="float" office:value="131">
            <text:p>131</text:p>
          </table:table-cell>
          <table:table-cell table:style-name="ce10"/>
          <table:table-cell table:style-name="ce10" table:formula="of:=[.$C166]-([.$C$30]+1)" office:value-type="float" office:value="125">
            <text:p>125</text:p>
          </table:table-cell>
          <table:table-cell table:style-name="ce10" table:formula="of:=[.$F166]-[.$C166]" office:value-type="float" office:value="1">
            <text:p>1</text:p>
          </table:table-cell>
          <table:table-cell table:style-name="ce10" table:formula="of:=[.$C166]-[.$G166]" office:value-type="float" office:value="5">
            <text:p>5</text:p>
          </table:table-cell>
          <table:table-cell table:style-name="ce10"/>
          <table:table-cell table:style-name="ce17" table:formula="of:=&quot;w4_p_(&quot;&amp;[.$I166]&amp;&quot;, &quot;&amp;[.$K166]&amp;&quot;, &quot;&amp;[.$J166]&amp;&quot;).&quot;" office:value-type="string" office:string-value="w4_p_(125, 5, 1).">
            <text:p>w4_p_(125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7">
            <text:p>13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67]+MATCH(1;[.$D167:.$D$251];0)-1" office:value-type="float" office:value="137">
            <text:p>137</text:p>
          </table:table-cell>
          <table:table-cell table:style-name="ce10" table:formula="of:=MATCH([.$F167]-(1-[.$D167]);[.$F$30:.$F$250];1)-1" office:value-type="float" office:value="137">
            <text:p>137</text:p>
          </table:table-cell>
          <table:table-cell table:style-name="ce10"/>
          <table:table-cell table:style-name="ce10" table:formula="of:=[.$C167]-([.$C$30]+1)" office:value-type="float" office:value="126">
            <text:p>126</text:p>
          </table:table-cell>
          <table:table-cell table:style-name="ce10" table:formula="of:=[.$F167]-[.$C167]" office:value-type="float" office:value="0">
            <text:p>0</text:p>
          </table:table-cell>
          <table:table-cell table:style-name="ce10" table:formula="of:=[.$C167]-[.$G167]" office:value-type="float" office:value="0">
            <text:p>0</text:p>
          </table:table-cell>
          <table:table-cell table:style-name="ce10"/>
          <table:table-cell table:style-name="ce17" table:formula="of:=&quot;w4_p_(&quot;&amp;[.$I167]&amp;&quot;, &quot;&amp;[.$K167]&amp;&quot;, &quot;&amp;[.$J167]&amp;&quot;).&quot;" office:value-type="string" office:string-value="w4_p_(126, 0, 0).">
            <text:p>w4_p_(12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8">
            <text:p>13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68]+MATCH(1;[.$D168:.$D$251];0)-1" office:value-type="float" office:value="139">
            <text:p>139</text:p>
          </table:table-cell>
          <table:table-cell table:style-name="ce10" table:formula="of:=MATCH([.$F168]-(1-[.$D168]);[.$F$30:.$F$250];1)-1" office:value-type="float" office:value="137">
            <text:p>137</text:p>
          </table:table-cell>
          <table:table-cell table:style-name="ce10"/>
          <table:table-cell table:style-name="ce10" table:formula="of:=[.$C168]-([.$C$30]+1)" office:value-type="float" office:value="127">
            <text:p>127</text:p>
          </table:table-cell>
          <table:table-cell table:style-name="ce10" table:formula="of:=[.$F168]-[.$C168]" office:value-type="float" office:value="1">
            <text:p>1</text:p>
          </table:table-cell>
          <table:table-cell table:style-name="ce10" table:formula="of:=[.$C168]-[.$G168]" office:value-type="float" office:value="1">
            <text:p>1</text:p>
          </table:table-cell>
          <table:table-cell table:style-name="ce10"/>
          <table:table-cell table:style-name="ce17" table:formula="of:=&quot;w4_p_(&quot;&amp;[.$I168]&amp;&quot;, &quot;&amp;[.$K168]&amp;&quot;, &quot;&amp;[.$J168]&amp;&quot;).&quot;" office:value-type="string" office:string-value="w4_p_(127, 1, 1).">
            <text:p>w4_p_(127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39">
            <text:p>13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69]+MATCH(1;[.$D169:.$D$251];0)-1" office:value-type="float" office:value="139">
            <text:p>139</text:p>
          </table:table-cell>
          <table:table-cell table:style-name="ce10" table:formula="of:=MATCH([.$F169]-(1-[.$D169]);[.$F$30:.$F$250];1)-1" office:value-type="float" office:value="139">
            <text:p>139</text:p>
          </table:table-cell>
          <table:table-cell table:style-name="ce10"/>
          <table:table-cell table:style-name="ce10" table:formula="of:=[.$C169]-([.$C$30]+1)" office:value-type="float" office:value="128">
            <text:p>128</text:p>
          </table:table-cell>
          <table:table-cell table:style-name="ce10" table:formula="of:=[.$F169]-[.$C169]" office:value-type="float" office:value="0">
            <text:p>0</text:p>
          </table:table-cell>
          <table:table-cell table:style-name="ce10" table:formula="of:=[.$C169]-[.$G169]" office:value-type="float" office:value="0">
            <text:p>0</text:p>
          </table:table-cell>
          <table:table-cell table:style-name="ce10"/>
          <table:table-cell table:style-name="ce17" table:formula="of:=&quot;w4_p_(&quot;&amp;[.$I169]&amp;&quot;, &quot;&amp;[.$K169]&amp;&quot;, &quot;&amp;[.$J169]&amp;&quot;).&quot;" office:value-type="string" office:string-value="w4_p_(128, 0, 0).">
            <text:p>w4_p_(12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0">
            <text:p>14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70]+MATCH(1;[.$D170:.$D$251];0)-1" office:value-type="float" office:value="143">
            <text:p>143</text:p>
          </table:table-cell>
          <table:table-cell table:style-name="ce10" table:formula="of:=MATCH([.$F170]-(1-[.$D170]);[.$F$30:.$F$250];1)-1" office:value-type="float" office:value="139">
            <text:p>139</text:p>
          </table:table-cell>
          <table:table-cell table:style-name="ce10"/>
          <table:table-cell table:style-name="ce10" table:formula="of:=[.$C170]-([.$C$30]+1)" office:value-type="float" office:value="129">
            <text:p>129</text:p>
          </table:table-cell>
          <table:table-cell table:style-name="ce10" table:formula="of:=[.$F170]-[.$C170]" office:value-type="float" office:value="3">
            <text:p>3</text:p>
          </table:table-cell>
          <table:table-cell table:style-name="ce10" table:formula="of:=[.$C170]-[.$G170]" office:value-type="float" office:value="1">
            <text:p>1</text:p>
          </table:table-cell>
          <table:table-cell table:style-name="ce10"/>
          <table:table-cell table:style-name="ce17" table:formula="of:=&quot;w4_p_(&quot;&amp;[.$I170]&amp;&quot;, &quot;&amp;[.$K170]&amp;&quot;, &quot;&amp;[.$J170]&amp;&quot;).&quot;" office:value-type="string" office:string-value="w4_p_(129, 1, 3).">
            <text:p>w4_p_(129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1">
            <text:p>14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71]+MATCH(1;[.$D171:.$D$251];0)-1" office:value-type="float" office:value="143">
            <text:p>143</text:p>
          </table:table-cell>
          <table:table-cell table:style-name="ce10" table:formula="of:=MATCH([.$F171]-(1-[.$D171]);[.$F$30:.$F$250];1)-1" office:value-type="float" office:value="139">
            <text:p>139</text:p>
          </table:table-cell>
          <table:table-cell table:style-name="ce10"/>
          <table:table-cell table:style-name="ce10" table:formula="of:=[.$C171]-([.$C$30]+1)" office:value-type="float" office:value="130">
            <text:p>130</text:p>
          </table:table-cell>
          <table:table-cell table:style-name="ce10" table:formula="of:=[.$F171]-[.$C171]" office:value-type="float" office:value="2">
            <text:p>2</text:p>
          </table:table-cell>
          <table:table-cell table:style-name="ce10" table:formula="of:=[.$C171]-[.$G171]" office:value-type="float" office:value="2">
            <text:p>2</text:p>
          </table:table-cell>
          <table:table-cell table:style-name="ce10"/>
          <table:table-cell table:style-name="ce17" table:formula="of:=&quot;w4_p_(&quot;&amp;[.$I171]&amp;&quot;, &quot;&amp;[.$K171]&amp;&quot;, &quot;&amp;[.$J171]&amp;&quot;).&quot;" office:value-type="string" office:string-value="w4_p_(130, 2, 2).">
            <text:p>w4_p_(130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2">
            <text:p>14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72]+MATCH(1;[.$D172:.$D$251];0)-1" office:value-type="float" office:value="143">
            <text:p>143</text:p>
          </table:table-cell>
          <table:table-cell table:style-name="ce10" table:formula="of:=MATCH([.$F172]-(1-[.$D172]);[.$F$30:.$F$250];1)-1" office:value-type="float" office:value="139">
            <text:p>139</text:p>
          </table:table-cell>
          <table:table-cell table:style-name="ce10"/>
          <table:table-cell table:style-name="ce10" table:formula="of:=[.$C172]-([.$C$30]+1)" office:value-type="float" office:value="131">
            <text:p>131</text:p>
          </table:table-cell>
          <table:table-cell table:style-name="ce10" table:formula="of:=[.$F172]-[.$C172]" office:value-type="float" office:value="1">
            <text:p>1</text:p>
          </table:table-cell>
          <table:table-cell table:style-name="ce10" table:formula="of:=[.$C172]-[.$G172]" office:value-type="float" office:value="3">
            <text:p>3</text:p>
          </table:table-cell>
          <table:table-cell table:style-name="ce10"/>
          <table:table-cell table:style-name="ce17" table:formula="of:=&quot;w4_p_(&quot;&amp;[.$I172]&amp;&quot;, &quot;&amp;[.$K172]&amp;&quot;, &quot;&amp;[.$J172]&amp;&quot;).&quot;" office:value-type="string" office:string-value="w4_p_(131, 3, 1).">
            <text:p>w4_p_(131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3">
            <text:p>14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73]+MATCH(1;[.$D173:.$D$251];0)-1" office:value-type="float" office:value="143">
            <text:p>143</text:p>
          </table:table-cell>
          <table:table-cell table:style-name="ce10" table:formula="of:=MATCH([.$F173]-(1-[.$D173]);[.$F$30:.$F$250];1)-1" office:value-type="float" office:value="143">
            <text:p>143</text:p>
          </table:table-cell>
          <table:table-cell table:style-name="ce10"/>
          <table:table-cell table:style-name="ce10" table:formula="of:=[.$C173]-([.$C$30]+1)" office:value-type="float" office:value="132">
            <text:p>132</text:p>
          </table:table-cell>
          <table:table-cell table:style-name="ce10" table:formula="of:=[.$F173]-[.$C173]" office:value-type="float" office:value="0">
            <text:p>0</text:p>
          </table:table-cell>
          <table:table-cell table:style-name="ce10" table:formula="of:=[.$C173]-[.$G173]" office:value-type="float" office:value="0">
            <text:p>0</text:p>
          </table:table-cell>
          <table:table-cell table:style-name="ce10"/>
          <table:table-cell table:style-name="ce17" table:formula="of:=&quot;w4_p_(&quot;&amp;[.$I173]&amp;&quot;, &quot;&amp;[.$K173]&amp;&quot;, &quot;&amp;[.$J173]&amp;&quot;).&quot;" office:value-type="string" office:string-value="w4_p_(132, 0, 0).">
            <text:p>w4_p_(13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4">
            <text:p>14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74]+MATCH(1;[.$D174:.$D$251];0)-1" office:value-type="float" office:value="149">
            <text:p>149</text:p>
          </table:table-cell>
          <table:table-cell table:style-name="ce10" table:formula="of:=MATCH([.$F174]-(1-[.$D174]);[.$F$30:.$F$250];1)-1" office:value-type="float" office:value="143">
            <text:p>143</text:p>
          </table:table-cell>
          <table:table-cell table:style-name="ce10"/>
          <table:table-cell table:style-name="ce10" table:formula="of:=[.$C174]-([.$C$30]+1)" office:value-type="float" office:value="133">
            <text:p>133</text:p>
          </table:table-cell>
          <table:table-cell table:style-name="ce10" table:formula="of:=[.$F174]-[.$C174]" office:value-type="float" office:value="5">
            <text:p>5</text:p>
          </table:table-cell>
          <table:table-cell table:style-name="ce10" table:formula="of:=[.$C174]-[.$G174]" office:value-type="float" office:value="1">
            <text:p>1</text:p>
          </table:table-cell>
          <table:table-cell table:style-name="ce10"/>
          <table:table-cell table:style-name="ce17" table:formula="of:=&quot;w4_p_(&quot;&amp;[.$I174]&amp;&quot;, &quot;&amp;[.$K174]&amp;&quot;, &quot;&amp;[.$J174]&amp;&quot;).&quot;" office:value-type="string" office:string-value="w4_p_(133, 1, 5).">
            <text:p>w4_p_(133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5">
            <text:p>14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75]+MATCH(1;[.$D175:.$D$251];0)-1" office:value-type="float" office:value="149">
            <text:p>149</text:p>
          </table:table-cell>
          <table:table-cell table:style-name="ce10" table:formula="of:=MATCH([.$F175]-(1-[.$D175]);[.$F$30:.$F$250];1)-1" office:value-type="float" office:value="143">
            <text:p>143</text:p>
          </table:table-cell>
          <table:table-cell table:style-name="ce10"/>
          <table:table-cell table:style-name="ce10" table:formula="of:=[.$C175]-([.$C$30]+1)" office:value-type="float" office:value="134">
            <text:p>134</text:p>
          </table:table-cell>
          <table:table-cell table:style-name="ce10" table:formula="of:=[.$F175]-[.$C175]" office:value-type="float" office:value="4">
            <text:p>4</text:p>
          </table:table-cell>
          <table:table-cell table:style-name="ce10" table:formula="of:=[.$C175]-[.$G175]" office:value-type="float" office:value="2">
            <text:p>2</text:p>
          </table:table-cell>
          <table:table-cell table:style-name="ce10"/>
          <table:table-cell table:style-name="ce17" table:formula="of:=&quot;w4_p_(&quot;&amp;[.$I175]&amp;&quot;, &quot;&amp;[.$K175]&amp;&quot;, &quot;&amp;[.$J175]&amp;&quot;).&quot;" office:value-type="string" office:string-value="w4_p_(134, 2, 4).">
            <text:p>w4_p_(134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6">
            <text:p>14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76]+MATCH(1;[.$D176:.$D$251];0)-1" office:value-type="float" office:value="149">
            <text:p>149</text:p>
          </table:table-cell>
          <table:table-cell table:style-name="ce10" table:formula="of:=MATCH([.$F176]-(1-[.$D176]);[.$F$30:.$F$250];1)-1" office:value-type="float" office:value="143">
            <text:p>143</text:p>
          </table:table-cell>
          <table:table-cell table:style-name="ce10"/>
          <table:table-cell table:style-name="ce10" table:formula="of:=[.$C176]-([.$C$30]+1)" office:value-type="float" office:value="135">
            <text:p>135</text:p>
          </table:table-cell>
          <table:table-cell table:style-name="ce10" table:formula="of:=[.$F176]-[.$C176]" office:value-type="float" office:value="3">
            <text:p>3</text:p>
          </table:table-cell>
          <table:table-cell table:style-name="ce10" table:formula="of:=[.$C176]-[.$G176]" office:value-type="float" office:value="3">
            <text:p>3</text:p>
          </table:table-cell>
          <table:table-cell table:style-name="ce10"/>
          <table:table-cell table:style-name="ce17" table:formula="of:=&quot;w4_p_(&quot;&amp;[.$I176]&amp;&quot;, &quot;&amp;[.$K176]&amp;&quot;, &quot;&amp;[.$J176]&amp;&quot;).&quot;" office:value-type="string" office:string-value="w4_p_(135, 3, 3).">
            <text:p>w4_p_(135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7">
            <text:p>14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77]+MATCH(1;[.$D177:.$D$251];0)-1" office:value-type="float" office:value="149">
            <text:p>149</text:p>
          </table:table-cell>
          <table:table-cell table:style-name="ce10" table:formula="of:=MATCH([.$F177]-(1-[.$D177]);[.$F$30:.$F$250];1)-1" office:value-type="float" office:value="143">
            <text:p>143</text:p>
          </table:table-cell>
          <table:table-cell table:style-name="ce10"/>
          <table:table-cell table:style-name="ce10" table:formula="of:=[.$C177]-([.$C$30]+1)" office:value-type="float" office:value="136">
            <text:p>136</text:p>
          </table:table-cell>
          <table:table-cell table:style-name="ce10" table:formula="of:=[.$F177]-[.$C177]" office:value-type="float" office:value="2">
            <text:p>2</text:p>
          </table:table-cell>
          <table:table-cell table:style-name="ce10" table:formula="of:=[.$C177]-[.$G177]" office:value-type="float" office:value="4">
            <text:p>4</text:p>
          </table:table-cell>
          <table:table-cell table:style-name="ce10"/>
          <table:table-cell table:style-name="ce17" table:formula="of:=&quot;w4_p_(&quot;&amp;[.$I177]&amp;&quot;, &quot;&amp;[.$K177]&amp;&quot;, &quot;&amp;[.$J177]&amp;&quot;).&quot;" office:value-type="string" office:string-value="w4_p_(136, 4, 2).">
            <text:p>w4_p_(136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8">
            <text:p>14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78]+MATCH(1;[.$D178:.$D$251];0)-1" office:value-type="float" office:value="149">
            <text:p>149</text:p>
          </table:table-cell>
          <table:table-cell table:style-name="ce10" table:formula="of:=MATCH([.$F178]-(1-[.$D178]);[.$F$30:.$F$250];1)-1" office:value-type="float" office:value="143">
            <text:p>143</text:p>
          </table:table-cell>
          <table:table-cell table:style-name="ce10"/>
          <table:table-cell table:style-name="ce10" table:formula="of:=[.$C178]-([.$C$30]+1)" office:value-type="float" office:value="137">
            <text:p>137</text:p>
          </table:table-cell>
          <table:table-cell table:style-name="ce10" table:formula="of:=[.$F178]-[.$C178]" office:value-type="float" office:value="1">
            <text:p>1</text:p>
          </table:table-cell>
          <table:table-cell table:style-name="ce10" table:formula="of:=[.$C178]-[.$G178]" office:value-type="float" office:value="5">
            <text:p>5</text:p>
          </table:table-cell>
          <table:table-cell table:style-name="ce10"/>
          <table:table-cell table:style-name="ce17" table:formula="of:=&quot;w4_p_(&quot;&amp;[.$I178]&amp;&quot;, &quot;&amp;[.$K178]&amp;&quot;, &quot;&amp;[.$J178]&amp;&quot;).&quot;" office:value-type="string" office:string-value="w4_p_(137, 5, 1).">
            <text:p>w4_p_(137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49">
            <text:p>14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79]+MATCH(1;[.$D179:.$D$251];0)-1" office:value-type="float" office:value="149">
            <text:p>149</text:p>
          </table:table-cell>
          <table:table-cell table:style-name="ce10" table:formula="of:=MATCH([.$F179]-(1-[.$D179]);[.$F$30:.$F$250];1)-1" office:value-type="float" office:value="149">
            <text:p>149</text:p>
          </table:table-cell>
          <table:table-cell table:style-name="ce10"/>
          <table:table-cell table:style-name="ce10" table:formula="of:=[.$C179]-([.$C$30]+1)" office:value-type="float" office:value="138">
            <text:p>138</text:p>
          </table:table-cell>
          <table:table-cell table:style-name="ce10" table:formula="of:=[.$F179]-[.$C179]" office:value-type="float" office:value="0">
            <text:p>0</text:p>
          </table:table-cell>
          <table:table-cell table:style-name="ce10" table:formula="of:=[.$C179]-[.$G179]" office:value-type="float" office:value="0">
            <text:p>0</text:p>
          </table:table-cell>
          <table:table-cell table:style-name="ce10"/>
          <table:table-cell table:style-name="ce17" table:formula="of:=&quot;w4_p_(&quot;&amp;[.$I179]&amp;&quot;, &quot;&amp;[.$K179]&amp;&quot;, &quot;&amp;[.$J179]&amp;&quot;).&quot;" office:value-type="string" office:string-value="w4_p_(138, 0, 0).">
            <text:p>w4_p_(13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0">
            <text:p>15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80]+MATCH(1;[.$D180:.$D$251];0)-1" office:value-type="float" office:value="151">
            <text:p>151</text:p>
          </table:table-cell>
          <table:table-cell table:style-name="ce10" table:formula="of:=MATCH([.$F180]-(1-[.$D180]);[.$F$30:.$F$250];1)-1" office:value-type="float" office:value="149">
            <text:p>149</text:p>
          </table:table-cell>
          <table:table-cell table:style-name="ce10"/>
          <table:table-cell table:style-name="ce10" table:formula="of:=[.$C180]-([.$C$30]+1)" office:value-type="float" office:value="139">
            <text:p>139</text:p>
          </table:table-cell>
          <table:table-cell table:style-name="ce10" table:formula="of:=[.$F180]-[.$C180]" office:value-type="float" office:value="1">
            <text:p>1</text:p>
          </table:table-cell>
          <table:table-cell table:style-name="ce10" table:formula="of:=[.$C180]-[.$G180]" office:value-type="float" office:value="1">
            <text:p>1</text:p>
          </table:table-cell>
          <table:table-cell table:style-name="ce10"/>
          <table:table-cell table:style-name="ce17" table:formula="of:=&quot;w4_p_(&quot;&amp;[.$I180]&amp;&quot;, &quot;&amp;[.$K180]&amp;&quot;, &quot;&amp;[.$J180]&amp;&quot;).&quot;" office:value-type="string" office:string-value="w4_p_(139, 1, 1).">
            <text:p>w4_p_(139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1">
            <text:p>15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81]+MATCH(1;[.$D181:.$D$251];0)-1" office:value-type="float" office:value="151">
            <text:p>151</text:p>
          </table:table-cell>
          <table:table-cell table:style-name="ce10" table:formula="of:=MATCH([.$F181]-(1-[.$D181]);[.$F$30:.$F$250];1)-1" office:value-type="float" office:value="151">
            <text:p>151</text:p>
          </table:table-cell>
          <table:table-cell table:style-name="ce10"/>
          <table:table-cell table:style-name="ce10" table:formula="of:=[.$C181]-([.$C$30]+1)" office:value-type="float" office:value="140">
            <text:p>140</text:p>
          </table:table-cell>
          <table:table-cell table:style-name="ce10" table:formula="of:=[.$F181]-[.$C181]" office:value-type="float" office:value="0">
            <text:p>0</text:p>
          </table:table-cell>
          <table:table-cell table:style-name="ce10" table:formula="of:=[.$C181]-[.$G181]" office:value-type="float" office:value="0">
            <text:p>0</text:p>
          </table:table-cell>
          <table:table-cell table:style-name="ce10"/>
          <table:table-cell table:style-name="ce17" table:formula="of:=&quot;w4_p_(&quot;&amp;[.$I181]&amp;&quot;, &quot;&amp;[.$K181]&amp;&quot;, &quot;&amp;[.$J181]&amp;&quot;).&quot;" office:value-type="string" office:string-value="w4_p_(140, 0, 0).">
            <text:p>w4_p_(14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2">
            <text:p>15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82]+MATCH(1;[.$D182:.$D$251];0)-1" office:value-type="float" office:value="157">
            <text:p>157</text:p>
          </table:table-cell>
          <table:table-cell table:style-name="ce10" table:formula="of:=MATCH([.$F182]-(1-[.$D182]);[.$F$30:.$F$250];1)-1" office:value-type="float" office:value="151">
            <text:p>151</text:p>
          </table:table-cell>
          <table:table-cell table:style-name="ce10"/>
          <table:table-cell table:style-name="ce10" table:formula="of:=[.$C182]-([.$C$30]+1)" office:value-type="float" office:value="141">
            <text:p>141</text:p>
          </table:table-cell>
          <table:table-cell table:style-name="ce10" table:formula="of:=[.$F182]-[.$C182]" office:value-type="float" office:value="5">
            <text:p>5</text:p>
          </table:table-cell>
          <table:table-cell table:style-name="ce10" table:formula="of:=[.$C182]-[.$G182]" office:value-type="float" office:value="1">
            <text:p>1</text:p>
          </table:table-cell>
          <table:table-cell table:style-name="ce10"/>
          <table:table-cell table:style-name="ce17" table:formula="of:=&quot;w4_p_(&quot;&amp;[.$I182]&amp;&quot;, &quot;&amp;[.$K182]&amp;&quot;, &quot;&amp;[.$J182]&amp;&quot;).&quot;" office:value-type="string" office:string-value="w4_p_(141, 1, 5).">
            <text:p>w4_p_(141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3">
            <text:p>15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83]+MATCH(1;[.$D183:.$D$251];0)-1" office:value-type="float" office:value="157">
            <text:p>157</text:p>
          </table:table-cell>
          <table:table-cell table:style-name="ce10" table:formula="of:=MATCH([.$F183]-(1-[.$D183]);[.$F$30:.$F$250];1)-1" office:value-type="float" office:value="151">
            <text:p>151</text:p>
          </table:table-cell>
          <table:table-cell table:style-name="ce10"/>
          <table:table-cell table:style-name="ce10" table:formula="of:=[.$C183]-([.$C$30]+1)" office:value-type="float" office:value="142">
            <text:p>142</text:p>
          </table:table-cell>
          <table:table-cell table:style-name="ce10" table:formula="of:=[.$F183]-[.$C183]" office:value-type="float" office:value="4">
            <text:p>4</text:p>
          </table:table-cell>
          <table:table-cell table:style-name="ce10" table:formula="of:=[.$C183]-[.$G183]" office:value-type="float" office:value="2">
            <text:p>2</text:p>
          </table:table-cell>
          <table:table-cell table:style-name="ce10"/>
          <table:table-cell table:style-name="ce17" table:formula="of:=&quot;w4_p_(&quot;&amp;[.$I183]&amp;&quot;, &quot;&amp;[.$K183]&amp;&quot;, &quot;&amp;[.$J183]&amp;&quot;).&quot;" office:value-type="string" office:string-value="w4_p_(142, 2, 4).">
            <text:p>w4_p_(142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4">
            <text:p>15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84]+MATCH(1;[.$D184:.$D$251];0)-1" office:value-type="float" office:value="157">
            <text:p>157</text:p>
          </table:table-cell>
          <table:table-cell table:style-name="ce10" table:formula="of:=MATCH([.$F184]-(1-[.$D184]);[.$F$30:.$F$250];1)-1" office:value-type="float" office:value="151">
            <text:p>151</text:p>
          </table:table-cell>
          <table:table-cell table:style-name="ce10"/>
          <table:table-cell table:style-name="ce10" table:formula="of:=[.$C184]-([.$C$30]+1)" office:value-type="float" office:value="143">
            <text:p>143</text:p>
          </table:table-cell>
          <table:table-cell table:style-name="ce10" table:formula="of:=[.$F184]-[.$C184]" office:value-type="float" office:value="3">
            <text:p>3</text:p>
          </table:table-cell>
          <table:table-cell table:style-name="ce10" table:formula="of:=[.$C184]-[.$G184]" office:value-type="float" office:value="3">
            <text:p>3</text:p>
          </table:table-cell>
          <table:table-cell table:style-name="ce10"/>
          <table:table-cell table:style-name="ce17" table:formula="of:=&quot;w4_p_(&quot;&amp;[.$I184]&amp;&quot;, &quot;&amp;[.$K184]&amp;&quot;, &quot;&amp;[.$J184]&amp;&quot;).&quot;" office:value-type="string" office:string-value="w4_p_(143, 3, 3).">
            <text:p>w4_p_(143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5">
            <text:p>15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85]+MATCH(1;[.$D185:.$D$251];0)-1" office:value-type="float" office:value="157">
            <text:p>157</text:p>
          </table:table-cell>
          <table:table-cell table:style-name="ce10" table:formula="of:=MATCH([.$F185]-(1-[.$D185]);[.$F$30:.$F$250];1)-1" office:value-type="float" office:value="151">
            <text:p>151</text:p>
          </table:table-cell>
          <table:table-cell table:style-name="ce10"/>
          <table:table-cell table:style-name="ce10" table:formula="of:=[.$C185]-([.$C$30]+1)" office:value-type="float" office:value="144">
            <text:p>144</text:p>
          </table:table-cell>
          <table:table-cell table:style-name="ce10" table:formula="of:=[.$F185]-[.$C185]" office:value-type="float" office:value="2">
            <text:p>2</text:p>
          </table:table-cell>
          <table:table-cell table:style-name="ce10" table:formula="of:=[.$C185]-[.$G185]" office:value-type="float" office:value="4">
            <text:p>4</text:p>
          </table:table-cell>
          <table:table-cell table:style-name="ce10"/>
          <table:table-cell table:style-name="ce17" table:formula="of:=&quot;w4_p_(&quot;&amp;[.$I185]&amp;&quot;, &quot;&amp;[.$K185]&amp;&quot;, &quot;&amp;[.$J185]&amp;&quot;).&quot;" office:value-type="string" office:string-value="w4_p_(144, 4, 2).">
            <text:p>w4_p_(144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6">
            <text:p>15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86]+MATCH(1;[.$D186:.$D$251];0)-1" office:value-type="float" office:value="157">
            <text:p>157</text:p>
          </table:table-cell>
          <table:table-cell table:style-name="ce10" table:formula="of:=MATCH([.$F186]-(1-[.$D186]);[.$F$30:.$F$250];1)-1" office:value-type="float" office:value="151">
            <text:p>151</text:p>
          </table:table-cell>
          <table:table-cell table:style-name="ce10"/>
          <table:table-cell table:style-name="ce10" table:formula="of:=[.$C186]-([.$C$30]+1)" office:value-type="float" office:value="145">
            <text:p>145</text:p>
          </table:table-cell>
          <table:table-cell table:style-name="ce10" table:formula="of:=[.$F186]-[.$C186]" office:value-type="float" office:value="1">
            <text:p>1</text:p>
          </table:table-cell>
          <table:table-cell table:style-name="ce10" table:formula="of:=[.$C186]-[.$G186]" office:value-type="float" office:value="5">
            <text:p>5</text:p>
          </table:table-cell>
          <table:table-cell table:style-name="ce10"/>
          <table:table-cell table:style-name="ce17" table:formula="of:=&quot;w4_p_(&quot;&amp;[.$I186]&amp;&quot;, &quot;&amp;[.$K186]&amp;&quot;, &quot;&amp;[.$J186]&amp;&quot;).&quot;" office:value-type="string" office:string-value="w4_p_(145, 5, 1).">
            <text:p>w4_p_(145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7">
            <text:p>15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87]+MATCH(1;[.$D187:.$D$251];0)-1" office:value-type="float" office:value="157">
            <text:p>157</text:p>
          </table:table-cell>
          <table:table-cell table:style-name="ce10" table:formula="of:=MATCH([.$F187]-(1-[.$D187]);[.$F$30:.$F$250];1)-1" office:value-type="float" office:value="157">
            <text:p>157</text:p>
          </table:table-cell>
          <table:table-cell table:style-name="ce10"/>
          <table:table-cell table:style-name="ce10" table:formula="of:=[.$C187]-([.$C$30]+1)" office:value-type="float" office:value="146">
            <text:p>146</text:p>
          </table:table-cell>
          <table:table-cell table:style-name="ce10" table:formula="of:=[.$F187]-[.$C187]" office:value-type="float" office:value="0">
            <text:p>0</text:p>
          </table:table-cell>
          <table:table-cell table:style-name="ce10" table:formula="of:=[.$C187]-[.$G187]" office:value-type="float" office:value="0">
            <text:p>0</text:p>
          </table:table-cell>
          <table:table-cell table:style-name="ce10"/>
          <table:table-cell table:style-name="ce17" table:formula="of:=&quot;w4_p_(&quot;&amp;[.$I187]&amp;&quot;, &quot;&amp;[.$K187]&amp;&quot;, &quot;&amp;[.$J187]&amp;&quot;).&quot;" office:value-type="string" office:string-value="w4_p_(146, 0, 0).">
            <text:p>w4_p_(14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8">
            <text:p>15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88]+MATCH(1;[.$D188:.$D$251];0)-1" office:value-type="float" office:value="163">
            <text:p>163</text:p>
          </table:table-cell>
          <table:table-cell table:style-name="ce10" table:formula="of:=MATCH([.$F188]-(1-[.$D188]);[.$F$30:.$F$250];1)-1" office:value-type="float" office:value="157">
            <text:p>157</text:p>
          </table:table-cell>
          <table:table-cell table:style-name="ce10"/>
          <table:table-cell table:style-name="ce10" table:formula="of:=[.$C188]-([.$C$30]+1)" office:value-type="float" office:value="147">
            <text:p>147</text:p>
          </table:table-cell>
          <table:table-cell table:style-name="ce10" table:formula="of:=[.$F188]-[.$C188]" office:value-type="float" office:value="5">
            <text:p>5</text:p>
          </table:table-cell>
          <table:table-cell table:style-name="ce10" table:formula="of:=[.$C188]-[.$G188]" office:value-type="float" office:value="1">
            <text:p>1</text:p>
          </table:table-cell>
          <table:table-cell table:style-name="ce10"/>
          <table:table-cell table:style-name="ce17" table:formula="of:=&quot;w4_p_(&quot;&amp;[.$I188]&amp;&quot;, &quot;&amp;[.$K188]&amp;&quot;, &quot;&amp;[.$J188]&amp;&quot;).&quot;" office:value-type="string" office:string-value="w4_p_(147, 1, 5).">
            <text:p>w4_p_(147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59">
            <text:p>15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89]+MATCH(1;[.$D189:.$D$251];0)-1" office:value-type="float" office:value="163">
            <text:p>163</text:p>
          </table:table-cell>
          <table:table-cell table:style-name="ce10" table:formula="of:=MATCH([.$F189]-(1-[.$D189]);[.$F$30:.$F$250];1)-1" office:value-type="float" office:value="157">
            <text:p>157</text:p>
          </table:table-cell>
          <table:table-cell table:style-name="ce10"/>
          <table:table-cell table:style-name="ce10" table:formula="of:=[.$C189]-([.$C$30]+1)" office:value-type="float" office:value="148">
            <text:p>148</text:p>
          </table:table-cell>
          <table:table-cell table:style-name="ce10" table:formula="of:=[.$F189]-[.$C189]" office:value-type="float" office:value="4">
            <text:p>4</text:p>
          </table:table-cell>
          <table:table-cell table:style-name="ce10" table:formula="of:=[.$C189]-[.$G189]" office:value-type="float" office:value="2">
            <text:p>2</text:p>
          </table:table-cell>
          <table:table-cell table:style-name="ce10"/>
          <table:table-cell table:style-name="ce17" table:formula="of:=&quot;w4_p_(&quot;&amp;[.$I189]&amp;&quot;, &quot;&amp;[.$K189]&amp;&quot;, &quot;&amp;[.$J189]&amp;&quot;).&quot;" office:value-type="string" office:string-value="w4_p_(148, 2, 4).">
            <text:p>w4_p_(148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0">
            <text:p>16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90]+MATCH(1;[.$D190:.$D$251];0)-1" office:value-type="float" office:value="163">
            <text:p>163</text:p>
          </table:table-cell>
          <table:table-cell table:style-name="ce10" table:formula="of:=MATCH([.$F190]-(1-[.$D190]);[.$F$30:.$F$250];1)-1" office:value-type="float" office:value="157">
            <text:p>157</text:p>
          </table:table-cell>
          <table:table-cell table:style-name="ce10"/>
          <table:table-cell table:style-name="ce10" table:formula="of:=[.$C190]-([.$C$30]+1)" office:value-type="float" office:value="149">
            <text:p>149</text:p>
          </table:table-cell>
          <table:table-cell table:style-name="ce10" table:formula="of:=[.$F190]-[.$C190]" office:value-type="float" office:value="3">
            <text:p>3</text:p>
          </table:table-cell>
          <table:table-cell table:style-name="ce10" table:formula="of:=[.$C190]-[.$G190]" office:value-type="float" office:value="3">
            <text:p>3</text:p>
          </table:table-cell>
          <table:table-cell table:style-name="ce10"/>
          <table:table-cell table:style-name="ce17" table:formula="of:=&quot;w4_p_(&quot;&amp;[.$I190]&amp;&quot;, &quot;&amp;[.$K190]&amp;&quot;, &quot;&amp;[.$J190]&amp;&quot;).&quot;" office:value-type="string" office:string-value="w4_p_(149, 3, 3).">
            <text:p>w4_p_(149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1">
            <text:p>16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91]+MATCH(1;[.$D191:.$D$251];0)-1" office:value-type="float" office:value="163">
            <text:p>163</text:p>
          </table:table-cell>
          <table:table-cell table:style-name="ce10" table:formula="of:=MATCH([.$F191]-(1-[.$D191]);[.$F$30:.$F$250];1)-1" office:value-type="float" office:value="157">
            <text:p>157</text:p>
          </table:table-cell>
          <table:table-cell table:style-name="ce10"/>
          <table:table-cell table:style-name="ce10" table:formula="of:=[.$C191]-([.$C$30]+1)" office:value-type="float" office:value="150">
            <text:p>150</text:p>
          </table:table-cell>
          <table:table-cell table:style-name="ce10" table:formula="of:=[.$F191]-[.$C191]" office:value-type="float" office:value="2">
            <text:p>2</text:p>
          </table:table-cell>
          <table:table-cell table:style-name="ce10" table:formula="of:=[.$C191]-[.$G191]" office:value-type="float" office:value="4">
            <text:p>4</text:p>
          </table:table-cell>
          <table:table-cell table:style-name="ce10"/>
          <table:table-cell table:style-name="ce17" table:formula="of:=&quot;w4_p_(&quot;&amp;[.$I191]&amp;&quot;, &quot;&amp;[.$K191]&amp;&quot;, &quot;&amp;[.$J191]&amp;&quot;).&quot;" office:value-type="string" office:string-value="w4_p_(150, 4, 2).">
            <text:p>w4_p_(150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2">
            <text:p>16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92]+MATCH(1;[.$D192:.$D$251];0)-1" office:value-type="float" office:value="163">
            <text:p>163</text:p>
          </table:table-cell>
          <table:table-cell table:style-name="ce10" table:formula="of:=MATCH([.$F192]-(1-[.$D192]);[.$F$30:.$F$250];1)-1" office:value-type="float" office:value="157">
            <text:p>157</text:p>
          </table:table-cell>
          <table:table-cell table:style-name="ce10"/>
          <table:table-cell table:style-name="ce10" table:formula="of:=[.$C192]-([.$C$30]+1)" office:value-type="float" office:value="151">
            <text:p>151</text:p>
          </table:table-cell>
          <table:table-cell table:style-name="ce10" table:formula="of:=[.$F192]-[.$C192]" office:value-type="float" office:value="1">
            <text:p>1</text:p>
          </table:table-cell>
          <table:table-cell table:style-name="ce10" table:formula="of:=[.$C192]-[.$G192]" office:value-type="float" office:value="5">
            <text:p>5</text:p>
          </table:table-cell>
          <table:table-cell table:style-name="ce10"/>
          <table:table-cell table:style-name="ce17" table:formula="of:=&quot;w4_p_(&quot;&amp;[.$I192]&amp;&quot;, &quot;&amp;[.$K192]&amp;&quot;, &quot;&amp;[.$J192]&amp;&quot;).&quot;" office:value-type="string" office:string-value="w4_p_(151, 5, 1).">
            <text:p>w4_p_(151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3">
            <text:p>16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93]+MATCH(1;[.$D193:.$D$251];0)-1" office:value-type="float" office:value="163">
            <text:p>163</text:p>
          </table:table-cell>
          <table:table-cell table:style-name="ce10" table:formula="of:=MATCH([.$F193]-(1-[.$D193]);[.$F$30:.$F$250];1)-1" office:value-type="float" office:value="163">
            <text:p>163</text:p>
          </table:table-cell>
          <table:table-cell table:style-name="ce10"/>
          <table:table-cell table:style-name="ce10" table:formula="of:=[.$C193]-([.$C$30]+1)" office:value-type="float" office:value="152">
            <text:p>152</text:p>
          </table:table-cell>
          <table:table-cell table:style-name="ce10" table:formula="of:=[.$F193]-[.$C193]" office:value-type="float" office:value="0">
            <text:p>0</text:p>
          </table:table-cell>
          <table:table-cell table:style-name="ce10" table:formula="of:=[.$C193]-[.$G193]" office:value-type="float" office:value="0">
            <text:p>0</text:p>
          </table:table-cell>
          <table:table-cell table:style-name="ce10"/>
          <table:table-cell table:style-name="ce17" table:formula="of:=&quot;w4_p_(&quot;&amp;[.$I193]&amp;&quot;, &quot;&amp;[.$K193]&amp;&quot;, &quot;&amp;[.$J193]&amp;&quot;).&quot;" office:value-type="string" office:string-value="w4_p_(152, 0, 0).">
            <text:p>w4_p_(15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4">
            <text:p>16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94]+MATCH(1;[.$D194:.$D$251];0)-1" office:value-type="float" office:value="167">
            <text:p>167</text:p>
          </table:table-cell>
          <table:table-cell table:style-name="ce10" table:formula="of:=MATCH([.$F194]-(1-[.$D194]);[.$F$30:.$F$250];1)-1" office:value-type="float" office:value="163">
            <text:p>163</text:p>
          </table:table-cell>
          <table:table-cell table:style-name="ce10"/>
          <table:table-cell table:style-name="ce10" table:formula="of:=[.$C194]-([.$C$30]+1)" office:value-type="float" office:value="153">
            <text:p>153</text:p>
          </table:table-cell>
          <table:table-cell table:style-name="ce10" table:formula="of:=[.$F194]-[.$C194]" office:value-type="float" office:value="3">
            <text:p>3</text:p>
          </table:table-cell>
          <table:table-cell table:style-name="ce10" table:formula="of:=[.$C194]-[.$G194]" office:value-type="float" office:value="1">
            <text:p>1</text:p>
          </table:table-cell>
          <table:table-cell table:style-name="ce10"/>
          <table:table-cell table:style-name="ce17" table:formula="of:=&quot;w4_p_(&quot;&amp;[.$I194]&amp;&quot;, &quot;&amp;[.$K194]&amp;&quot;, &quot;&amp;[.$J194]&amp;&quot;).&quot;" office:value-type="string" office:string-value="w4_p_(153, 1, 3).">
            <text:p>w4_p_(153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5">
            <text:p>16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95]+MATCH(1;[.$D195:.$D$251];0)-1" office:value-type="float" office:value="167">
            <text:p>167</text:p>
          </table:table-cell>
          <table:table-cell table:style-name="ce10" table:formula="of:=MATCH([.$F195]-(1-[.$D195]);[.$F$30:.$F$250];1)-1" office:value-type="float" office:value="163">
            <text:p>163</text:p>
          </table:table-cell>
          <table:table-cell table:style-name="ce10"/>
          <table:table-cell table:style-name="ce10" table:formula="of:=[.$C195]-([.$C$30]+1)" office:value-type="float" office:value="154">
            <text:p>154</text:p>
          </table:table-cell>
          <table:table-cell table:style-name="ce10" table:formula="of:=[.$F195]-[.$C195]" office:value-type="float" office:value="2">
            <text:p>2</text:p>
          </table:table-cell>
          <table:table-cell table:style-name="ce10" table:formula="of:=[.$C195]-[.$G195]" office:value-type="float" office:value="2">
            <text:p>2</text:p>
          </table:table-cell>
          <table:table-cell table:style-name="ce10"/>
          <table:table-cell table:style-name="ce17" table:formula="of:=&quot;w4_p_(&quot;&amp;[.$I195]&amp;&quot;, &quot;&amp;[.$K195]&amp;&quot;, &quot;&amp;[.$J195]&amp;&quot;).&quot;" office:value-type="string" office:string-value="w4_p_(154, 2, 2).">
            <text:p>w4_p_(154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6">
            <text:p>16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96]+MATCH(1;[.$D196:.$D$251];0)-1" office:value-type="float" office:value="167">
            <text:p>167</text:p>
          </table:table-cell>
          <table:table-cell table:style-name="ce10" table:formula="of:=MATCH([.$F196]-(1-[.$D196]);[.$F$30:.$F$250];1)-1" office:value-type="float" office:value="163">
            <text:p>163</text:p>
          </table:table-cell>
          <table:table-cell table:style-name="ce10"/>
          <table:table-cell table:style-name="ce10" table:formula="of:=[.$C196]-([.$C$30]+1)" office:value-type="float" office:value="155">
            <text:p>155</text:p>
          </table:table-cell>
          <table:table-cell table:style-name="ce10" table:formula="of:=[.$F196]-[.$C196]" office:value-type="float" office:value="1">
            <text:p>1</text:p>
          </table:table-cell>
          <table:table-cell table:style-name="ce10" table:formula="of:=[.$C196]-[.$G196]" office:value-type="float" office:value="3">
            <text:p>3</text:p>
          </table:table-cell>
          <table:table-cell table:style-name="ce10"/>
          <table:table-cell table:style-name="ce17" table:formula="of:=&quot;w4_p_(&quot;&amp;[.$I196]&amp;&quot;, &quot;&amp;[.$K196]&amp;&quot;, &quot;&amp;[.$J196]&amp;&quot;).&quot;" office:value-type="string" office:string-value="w4_p_(155, 3, 1).">
            <text:p>w4_p_(155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7">
            <text:p>16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97]+MATCH(1;[.$D197:.$D$251];0)-1" office:value-type="float" office:value="167">
            <text:p>167</text:p>
          </table:table-cell>
          <table:table-cell table:style-name="ce10" table:formula="of:=MATCH([.$F197]-(1-[.$D197]);[.$F$30:.$F$250];1)-1" office:value-type="float" office:value="167">
            <text:p>167</text:p>
          </table:table-cell>
          <table:table-cell table:style-name="ce10"/>
          <table:table-cell table:style-name="ce10" table:formula="of:=[.$C197]-([.$C$30]+1)" office:value-type="float" office:value="156">
            <text:p>156</text:p>
          </table:table-cell>
          <table:table-cell table:style-name="ce10" table:formula="of:=[.$F197]-[.$C197]" office:value-type="float" office:value="0">
            <text:p>0</text:p>
          </table:table-cell>
          <table:table-cell table:style-name="ce10" table:formula="of:=[.$C197]-[.$G197]" office:value-type="float" office:value="0">
            <text:p>0</text:p>
          </table:table-cell>
          <table:table-cell table:style-name="ce10"/>
          <table:table-cell table:style-name="ce17" table:formula="of:=&quot;w4_p_(&quot;&amp;[.$I197]&amp;&quot;, &quot;&amp;[.$K197]&amp;&quot;, &quot;&amp;[.$J197]&amp;&quot;).&quot;" office:value-type="string" office:string-value="w4_p_(156, 0, 0).">
            <text:p>w4_p_(15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8">
            <text:p>16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198]+MATCH(1;[.$D198:.$D$251];0)-1" office:value-type="float" office:value="169">
            <text:p>169</text:p>
          </table:table-cell>
          <table:table-cell table:style-name="ce10" table:formula="of:=MATCH([.$F198]-(1-[.$D198]);[.$F$30:.$F$250];1)-1" office:value-type="float" office:value="167">
            <text:p>167</text:p>
          </table:table-cell>
          <table:table-cell table:style-name="ce10"/>
          <table:table-cell table:style-name="ce10" table:formula="of:=[.$C198]-([.$C$30]+1)" office:value-type="float" office:value="157">
            <text:p>157</text:p>
          </table:table-cell>
          <table:table-cell table:style-name="ce10" table:formula="of:=[.$F198]-[.$C198]" office:value-type="float" office:value="1">
            <text:p>1</text:p>
          </table:table-cell>
          <table:table-cell table:style-name="ce10" table:formula="of:=[.$C198]-[.$G198]" office:value-type="float" office:value="1">
            <text:p>1</text:p>
          </table:table-cell>
          <table:table-cell table:style-name="ce10"/>
          <table:table-cell table:style-name="ce17" table:formula="of:=&quot;w4_p_(&quot;&amp;[.$I198]&amp;&quot;, &quot;&amp;[.$K198]&amp;&quot;, &quot;&amp;[.$J198]&amp;&quot;).&quot;" office:value-type="string" office:string-value="w4_p_(157, 1, 1).">
            <text:p>w4_p_(157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69">
            <text:p>16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199]+MATCH(1;[.$D199:.$D$251];0)-1" office:value-type="float" office:value="169">
            <text:p>169</text:p>
          </table:table-cell>
          <table:table-cell table:style-name="ce10" table:formula="of:=MATCH([.$F199]-(1-[.$D199]);[.$F$30:.$F$250];1)-1" office:value-type="float" office:value="169">
            <text:p>169</text:p>
          </table:table-cell>
          <table:table-cell table:style-name="ce10"/>
          <table:table-cell table:style-name="ce10" table:formula="of:=[.$C199]-([.$C$30]+1)" office:value-type="float" office:value="158">
            <text:p>158</text:p>
          </table:table-cell>
          <table:table-cell table:style-name="ce10" table:formula="of:=[.$F199]-[.$C199]" office:value-type="float" office:value="0">
            <text:p>0</text:p>
          </table:table-cell>
          <table:table-cell table:style-name="ce10" table:formula="of:=[.$C199]-[.$G199]" office:value-type="float" office:value="0">
            <text:p>0</text:p>
          </table:table-cell>
          <table:table-cell table:style-name="ce10"/>
          <table:table-cell table:style-name="ce17" table:formula="of:=&quot;w4_p_(&quot;&amp;[.$I199]&amp;&quot;, &quot;&amp;[.$K199]&amp;&quot;, &quot;&amp;[.$J199]&amp;&quot;).&quot;" office:value-type="string" office:string-value="w4_p_(158, 0, 0).">
            <text:p>w4_p_(15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0">
            <text:p>17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00]+MATCH(1;[.$D200:.$D$251];0)-1" office:value-type="float" office:value="173">
            <text:p>173</text:p>
          </table:table-cell>
          <table:table-cell table:style-name="ce10" table:formula="of:=MATCH([.$F200]-(1-[.$D200]);[.$F$30:.$F$250];1)-1" office:value-type="float" office:value="169">
            <text:p>169</text:p>
          </table:table-cell>
          <table:table-cell table:style-name="ce10"/>
          <table:table-cell table:style-name="ce10" table:formula="of:=[.$C200]-([.$C$30]+1)" office:value-type="float" office:value="159">
            <text:p>159</text:p>
          </table:table-cell>
          <table:table-cell table:style-name="ce10" table:formula="of:=[.$F200]-[.$C200]" office:value-type="float" office:value="3">
            <text:p>3</text:p>
          </table:table-cell>
          <table:table-cell table:style-name="ce10" table:formula="of:=[.$C200]-[.$G200]" office:value-type="float" office:value="1">
            <text:p>1</text:p>
          </table:table-cell>
          <table:table-cell table:style-name="ce10"/>
          <table:table-cell table:style-name="ce17" table:formula="of:=&quot;w4_p_(&quot;&amp;[.$I200]&amp;&quot;, &quot;&amp;[.$K200]&amp;&quot;, &quot;&amp;[.$J200]&amp;&quot;).&quot;" office:value-type="string" office:string-value="w4_p_(159, 1, 3).">
            <text:p>w4_p_(159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1">
            <text:p>17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01]+MATCH(1;[.$D201:.$D$251];0)-1" office:value-type="float" office:value="173">
            <text:p>173</text:p>
          </table:table-cell>
          <table:table-cell table:style-name="ce10" table:formula="of:=MATCH([.$F201]-(1-[.$D201]);[.$F$30:.$F$250];1)-1" office:value-type="float" office:value="169">
            <text:p>169</text:p>
          </table:table-cell>
          <table:table-cell table:style-name="ce10"/>
          <table:table-cell table:style-name="ce10" table:formula="of:=[.$C201]-([.$C$30]+1)" office:value-type="float" office:value="160">
            <text:p>160</text:p>
          </table:table-cell>
          <table:table-cell table:style-name="ce10" table:formula="of:=[.$F201]-[.$C201]" office:value-type="float" office:value="2">
            <text:p>2</text:p>
          </table:table-cell>
          <table:table-cell table:style-name="ce10" table:formula="of:=[.$C201]-[.$G201]" office:value-type="float" office:value="2">
            <text:p>2</text:p>
          </table:table-cell>
          <table:table-cell table:style-name="ce10"/>
          <table:table-cell table:style-name="ce17" table:formula="of:=&quot;w4_p_(&quot;&amp;[.$I201]&amp;&quot;, &quot;&amp;[.$K201]&amp;&quot;, &quot;&amp;[.$J201]&amp;&quot;).&quot;" office:value-type="string" office:string-value="w4_p_(160, 2, 2).">
            <text:p>w4_p_(160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2">
            <text:p>17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02]+MATCH(1;[.$D202:.$D$251];0)-1" office:value-type="float" office:value="173">
            <text:p>173</text:p>
          </table:table-cell>
          <table:table-cell table:style-name="ce10" table:formula="of:=MATCH([.$F202]-(1-[.$D202]);[.$F$30:.$F$250];1)-1" office:value-type="float" office:value="169">
            <text:p>169</text:p>
          </table:table-cell>
          <table:table-cell table:style-name="ce10"/>
          <table:table-cell table:style-name="ce10" table:formula="of:=[.$C202]-([.$C$30]+1)" office:value-type="float" office:value="161">
            <text:p>161</text:p>
          </table:table-cell>
          <table:table-cell table:style-name="ce10" table:formula="of:=[.$F202]-[.$C202]" office:value-type="float" office:value="1">
            <text:p>1</text:p>
          </table:table-cell>
          <table:table-cell table:style-name="ce10" table:formula="of:=[.$C202]-[.$G202]" office:value-type="float" office:value="3">
            <text:p>3</text:p>
          </table:table-cell>
          <table:table-cell table:style-name="ce10"/>
          <table:table-cell table:style-name="ce17" table:formula="of:=&quot;w4_p_(&quot;&amp;[.$I202]&amp;&quot;, &quot;&amp;[.$K202]&amp;&quot;, &quot;&amp;[.$J202]&amp;&quot;).&quot;" office:value-type="string" office:string-value="w4_p_(161, 3, 1).">
            <text:p>w4_p_(161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3">
            <text:p>17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03]+MATCH(1;[.$D203:.$D$251];0)-1" office:value-type="float" office:value="173">
            <text:p>173</text:p>
          </table:table-cell>
          <table:table-cell table:style-name="ce10" table:formula="of:=MATCH([.$F203]-(1-[.$D203]);[.$F$30:.$F$250];1)-1" office:value-type="float" office:value="173">
            <text:p>173</text:p>
          </table:table-cell>
          <table:table-cell table:style-name="ce10"/>
          <table:table-cell table:style-name="ce10" table:formula="of:=[.$C203]-([.$C$30]+1)" office:value-type="float" office:value="162">
            <text:p>162</text:p>
          </table:table-cell>
          <table:table-cell table:style-name="ce10" table:formula="of:=[.$F203]-[.$C203]" office:value-type="float" office:value="0">
            <text:p>0</text:p>
          </table:table-cell>
          <table:table-cell table:style-name="ce10" table:formula="of:=[.$C203]-[.$G203]" office:value-type="float" office:value="0">
            <text:p>0</text:p>
          </table:table-cell>
          <table:table-cell table:style-name="ce10"/>
          <table:table-cell table:style-name="ce17" table:formula="of:=&quot;w4_p_(&quot;&amp;[.$I203]&amp;&quot;, &quot;&amp;[.$K203]&amp;&quot;, &quot;&amp;[.$J203]&amp;&quot;).&quot;" office:value-type="string" office:string-value="w4_p_(162, 0, 0).">
            <text:p>w4_p_(16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4">
            <text:p>17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04]+MATCH(1;[.$D204:.$D$251];0)-1" office:value-type="float" office:value="179">
            <text:p>179</text:p>
          </table:table-cell>
          <table:table-cell table:style-name="ce10" table:formula="of:=MATCH([.$F204]-(1-[.$D204]);[.$F$30:.$F$250];1)-1" office:value-type="float" office:value="173">
            <text:p>173</text:p>
          </table:table-cell>
          <table:table-cell table:style-name="ce10"/>
          <table:table-cell table:style-name="ce10" table:formula="of:=[.$C204]-([.$C$30]+1)" office:value-type="float" office:value="163">
            <text:p>163</text:p>
          </table:table-cell>
          <table:table-cell table:style-name="ce10" table:formula="of:=[.$F204]-[.$C204]" office:value-type="float" office:value="5">
            <text:p>5</text:p>
          </table:table-cell>
          <table:table-cell table:style-name="ce10" table:formula="of:=[.$C204]-[.$G204]" office:value-type="float" office:value="1">
            <text:p>1</text:p>
          </table:table-cell>
          <table:table-cell table:style-name="ce10"/>
          <table:table-cell table:style-name="ce17" table:formula="of:=&quot;w4_p_(&quot;&amp;[.$I204]&amp;&quot;, &quot;&amp;[.$K204]&amp;&quot;, &quot;&amp;[.$J204]&amp;&quot;).&quot;" office:value-type="string" office:string-value="w4_p_(163, 1, 5).">
            <text:p>w4_p_(163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5">
            <text:p>17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05]+MATCH(1;[.$D205:.$D$251];0)-1" office:value-type="float" office:value="179">
            <text:p>179</text:p>
          </table:table-cell>
          <table:table-cell table:style-name="ce10" table:formula="of:=MATCH([.$F205]-(1-[.$D205]);[.$F$30:.$F$250];1)-1" office:value-type="float" office:value="173">
            <text:p>173</text:p>
          </table:table-cell>
          <table:table-cell table:style-name="ce10"/>
          <table:table-cell table:style-name="ce10" table:formula="of:=[.$C205]-([.$C$30]+1)" office:value-type="float" office:value="164">
            <text:p>164</text:p>
          </table:table-cell>
          <table:table-cell table:style-name="ce10" table:formula="of:=[.$F205]-[.$C205]" office:value-type="float" office:value="4">
            <text:p>4</text:p>
          </table:table-cell>
          <table:table-cell table:style-name="ce10" table:formula="of:=[.$C205]-[.$G205]" office:value-type="float" office:value="2">
            <text:p>2</text:p>
          </table:table-cell>
          <table:table-cell table:style-name="ce10"/>
          <table:table-cell table:style-name="ce17" table:formula="of:=&quot;w4_p_(&quot;&amp;[.$I205]&amp;&quot;, &quot;&amp;[.$K205]&amp;&quot;, &quot;&amp;[.$J205]&amp;&quot;).&quot;" office:value-type="string" office:string-value="w4_p_(164, 2, 4).">
            <text:p>w4_p_(164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6">
            <text:p>17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06]+MATCH(1;[.$D206:.$D$251];0)-1" office:value-type="float" office:value="179">
            <text:p>179</text:p>
          </table:table-cell>
          <table:table-cell table:style-name="ce10" table:formula="of:=MATCH([.$F206]-(1-[.$D206]);[.$F$30:.$F$250];1)-1" office:value-type="float" office:value="173">
            <text:p>173</text:p>
          </table:table-cell>
          <table:table-cell table:style-name="ce10"/>
          <table:table-cell table:style-name="ce10" table:formula="of:=[.$C206]-([.$C$30]+1)" office:value-type="float" office:value="165">
            <text:p>165</text:p>
          </table:table-cell>
          <table:table-cell table:style-name="ce10" table:formula="of:=[.$F206]-[.$C206]" office:value-type="float" office:value="3">
            <text:p>3</text:p>
          </table:table-cell>
          <table:table-cell table:style-name="ce10" table:formula="of:=[.$C206]-[.$G206]" office:value-type="float" office:value="3">
            <text:p>3</text:p>
          </table:table-cell>
          <table:table-cell table:style-name="ce10"/>
          <table:table-cell table:style-name="ce17" table:formula="of:=&quot;w4_p_(&quot;&amp;[.$I206]&amp;&quot;, &quot;&amp;[.$K206]&amp;&quot;, &quot;&amp;[.$J206]&amp;&quot;).&quot;" office:value-type="string" office:string-value="w4_p_(165, 3, 3).">
            <text:p>w4_p_(165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7">
            <text:p>17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07]+MATCH(1;[.$D207:.$D$251];0)-1" office:value-type="float" office:value="179">
            <text:p>179</text:p>
          </table:table-cell>
          <table:table-cell table:style-name="ce10" table:formula="of:=MATCH([.$F207]-(1-[.$D207]);[.$F$30:.$F$250];1)-1" office:value-type="float" office:value="173">
            <text:p>173</text:p>
          </table:table-cell>
          <table:table-cell table:style-name="ce10"/>
          <table:table-cell table:style-name="ce10" table:formula="of:=[.$C207]-([.$C$30]+1)" office:value-type="float" office:value="166">
            <text:p>166</text:p>
          </table:table-cell>
          <table:table-cell table:style-name="ce10" table:formula="of:=[.$F207]-[.$C207]" office:value-type="float" office:value="2">
            <text:p>2</text:p>
          </table:table-cell>
          <table:table-cell table:style-name="ce10" table:formula="of:=[.$C207]-[.$G207]" office:value-type="float" office:value="4">
            <text:p>4</text:p>
          </table:table-cell>
          <table:table-cell table:style-name="ce10"/>
          <table:table-cell table:style-name="ce17" table:formula="of:=&quot;w4_p_(&quot;&amp;[.$I207]&amp;&quot;, &quot;&amp;[.$K207]&amp;&quot;, &quot;&amp;[.$J207]&amp;&quot;).&quot;" office:value-type="string" office:string-value="w4_p_(166, 4, 2).">
            <text:p>w4_p_(166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8">
            <text:p>17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08]+MATCH(1;[.$D208:.$D$251];0)-1" office:value-type="float" office:value="179">
            <text:p>179</text:p>
          </table:table-cell>
          <table:table-cell table:style-name="ce10" table:formula="of:=MATCH([.$F208]-(1-[.$D208]);[.$F$30:.$F$250];1)-1" office:value-type="float" office:value="173">
            <text:p>173</text:p>
          </table:table-cell>
          <table:table-cell table:style-name="ce10"/>
          <table:table-cell table:style-name="ce10" table:formula="of:=[.$C208]-([.$C$30]+1)" office:value-type="float" office:value="167">
            <text:p>167</text:p>
          </table:table-cell>
          <table:table-cell table:style-name="ce10" table:formula="of:=[.$F208]-[.$C208]" office:value-type="float" office:value="1">
            <text:p>1</text:p>
          </table:table-cell>
          <table:table-cell table:style-name="ce10" table:formula="of:=[.$C208]-[.$G208]" office:value-type="float" office:value="5">
            <text:p>5</text:p>
          </table:table-cell>
          <table:table-cell table:style-name="ce10"/>
          <table:table-cell table:style-name="ce17" table:formula="of:=&quot;w4_p_(&quot;&amp;[.$I208]&amp;&quot;, &quot;&amp;[.$K208]&amp;&quot;, &quot;&amp;[.$J208]&amp;&quot;).&quot;" office:value-type="string" office:string-value="w4_p_(167, 5, 1).">
            <text:p>w4_p_(167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79">
            <text:p>17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09]+MATCH(1;[.$D209:.$D$251];0)-1" office:value-type="float" office:value="179">
            <text:p>179</text:p>
          </table:table-cell>
          <table:table-cell table:style-name="ce10" table:formula="of:=MATCH([.$F209]-(1-[.$D209]);[.$F$30:.$F$250];1)-1" office:value-type="float" office:value="179">
            <text:p>179</text:p>
          </table:table-cell>
          <table:table-cell table:style-name="ce10"/>
          <table:table-cell table:style-name="ce10" table:formula="of:=[.$C209]-([.$C$30]+1)" office:value-type="float" office:value="168">
            <text:p>168</text:p>
          </table:table-cell>
          <table:table-cell table:style-name="ce10" table:formula="of:=[.$F209]-[.$C209]" office:value-type="float" office:value="0">
            <text:p>0</text:p>
          </table:table-cell>
          <table:table-cell table:style-name="ce10" table:formula="of:=[.$C209]-[.$G209]" office:value-type="float" office:value="0">
            <text:p>0</text:p>
          </table:table-cell>
          <table:table-cell table:style-name="ce10"/>
          <table:table-cell table:style-name="ce17" table:formula="of:=&quot;w4_p_(&quot;&amp;[.$I209]&amp;&quot;, &quot;&amp;[.$K209]&amp;&quot;, &quot;&amp;[.$J209]&amp;&quot;).&quot;" office:value-type="string" office:string-value="w4_p_(168, 0, 0).">
            <text:p>w4_p_(16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0">
            <text:p>18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10]+MATCH(1;[.$D210:.$D$251];0)-1" office:value-type="float" office:value="181">
            <text:p>181</text:p>
          </table:table-cell>
          <table:table-cell table:style-name="ce10" table:formula="of:=MATCH([.$F210]-(1-[.$D210]);[.$F$30:.$F$250];1)-1" office:value-type="float" office:value="179">
            <text:p>179</text:p>
          </table:table-cell>
          <table:table-cell table:style-name="ce10"/>
          <table:table-cell table:style-name="ce10" table:formula="of:=[.$C210]-([.$C$30]+1)" office:value-type="float" office:value="169">
            <text:p>169</text:p>
          </table:table-cell>
          <table:table-cell table:style-name="ce10" table:formula="of:=[.$F210]-[.$C210]" office:value-type="float" office:value="1">
            <text:p>1</text:p>
          </table:table-cell>
          <table:table-cell table:style-name="ce10" table:formula="of:=[.$C210]-[.$G210]" office:value-type="float" office:value="1">
            <text:p>1</text:p>
          </table:table-cell>
          <table:table-cell table:style-name="ce10"/>
          <table:table-cell table:style-name="ce17" table:formula="of:=&quot;w4_p_(&quot;&amp;[.$I210]&amp;&quot;, &quot;&amp;[.$K210]&amp;&quot;, &quot;&amp;[.$J210]&amp;&quot;).&quot;" office:value-type="string" office:string-value="w4_p_(169, 1, 1).">
            <text:p>w4_p_(169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1">
            <text:p>18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11]+MATCH(1;[.$D211:.$D$251];0)-1" office:value-type="float" office:value="181">
            <text:p>181</text:p>
          </table:table-cell>
          <table:table-cell table:style-name="ce10" table:formula="of:=MATCH([.$F211]-(1-[.$D211]);[.$F$30:.$F$250];1)-1" office:value-type="float" office:value="181">
            <text:p>181</text:p>
          </table:table-cell>
          <table:table-cell table:style-name="ce10"/>
          <table:table-cell table:style-name="ce10" table:formula="of:=[.$C211]-([.$C$30]+1)" office:value-type="float" office:value="170">
            <text:p>170</text:p>
          </table:table-cell>
          <table:table-cell table:style-name="ce10" table:formula="of:=[.$F211]-[.$C211]" office:value-type="float" office:value="0">
            <text:p>0</text:p>
          </table:table-cell>
          <table:table-cell table:style-name="ce10" table:formula="of:=[.$C211]-[.$G211]" office:value-type="float" office:value="0">
            <text:p>0</text:p>
          </table:table-cell>
          <table:table-cell table:style-name="ce10"/>
          <table:table-cell table:style-name="ce17" table:formula="of:=&quot;w4_p_(&quot;&amp;[.$I211]&amp;&quot;, &quot;&amp;[.$K211]&amp;&quot;, &quot;&amp;[.$J211]&amp;&quot;).&quot;" office:value-type="string" office:string-value="w4_p_(170, 0, 0).">
            <text:p>w4_p_(17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2">
            <text:p>18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12]+MATCH(1;[.$D212:.$D$251];0)-1" office:value-type="float" office:value="187">
            <text:p>187</text:p>
          </table:table-cell>
          <table:table-cell table:style-name="ce10" table:formula="of:=MATCH([.$F212]-(1-[.$D212]);[.$F$30:.$F$250];1)-1" office:value-type="float" office:value="181">
            <text:p>181</text:p>
          </table:table-cell>
          <table:table-cell table:style-name="ce10"/>
          <table:table-cell table:style-name="ce10" table:formula="of:=[.$C212]-([.$C$30]+1)" office:value-type="float" office:value="171">
            <text:p>171</text:p>
          </table:table-cell>
          <table:table-cell table:style-name="ce10" table:formula="of:=[.$F212]-[.$C212]" office:value-type="float" office:value="5">
            <text:p>5</text:p>
          </table:table-cell>
          <table:table-cell table:style-name="ce10" table:formula="of:=[.$C212]-[.$G212]" office:value-type="float" office:value="1">
            <text:p>1</text:p>
          </table:table-cell>
          <table:table-cell table:style-name="ce10"/>
          <table:table-cell table:style-name="ce17" table:formula="of:=&quot;w4_p_(&quot;&amp;[.$I212]&amp;&quot;, &quot;&amp;[.$K212]&amp;&quot;, &quot;&amp;[.$J212]&amp;&quot;).&quot;" office:value-type="string" office:string-value="w4_p_(171, 1, 5).">
            <text:p>w4_p_(171, 1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3">
            <text:p>18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13]+MATCH(1;[.$D213:.$D$251];0)-1" office:value-type="float" office:value="187">
            <text:p>187</text:p>
          </table:table-cell>
          <table:table-cell table:style-name="ce10" table:formula="of:=MATCH([.$F213]-(1-[.$D213]);[.$F$30:.$F$250];1)-1" office:value-type="float" office:value="181">
            <text:p>181</text:p>
          </table:table-cell>
          <table:table-cell table:style-name="ce10"/>
          <table:table-cell table:style-name="ce10" table:formula="of:=[.$C213]-([.$C$30]+1)" office:value-type="float" office:value="172">
            <text:p>172</text:p>
          </table:table-cell>
          <table:table-cell table:style-name="ce10" table:formula="of:=[.$F213]-[.$C213]" office:value-type="float" office:value="4">
            <text:p>4</text:p>
          </table:table-cell>
          <table:table-cell table:style-name="ce10" table:formula="of:=[.$C213]-[.$G213]" office:value-type="float" office:value="2">
            <text:p>2</text:p>
          </table:table-cell>
          <table:table-cell table:style-name="ce10"/>
          <table:table-cell table:style-name="ce17" table:formula="of:=&quot;w4_p_(&quot;&amp;[.$I213]&amp;&quot;, &quot;&amp;[.$K213]&amp;&quot;, &quot;&amp;[.$J213]&amp;&quot;).&quot;" office:value-type="string" office:string-value="w4_p_(172, 2, 4).">
            <text:p>w4_p_(172, 2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4">
            <text:p>18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14]+MATCH(1;[.$D214:.$D$251];0)-1" office:value-type="float" office:value="187">
            <text:p>187</text:p>
          </table:table-cell>
          <table:table-cell table:style-name="ce10" table:formula="of:=MATCH([.$F214]-(1-[.$D214]);[.$F$30:.$F$250];1)-1" office:value-type="float" office:value="181">
            <text:p>181</text:p>
          </table:table-cell>
          <table:table-cell table:style-name="ce10"/>
          <table:table-cell table:style-name="ce10" table:formula="of:=[.$C214]-([.$C$30]+1)" office:value-type="float" office:value="173">
            <text:p>173</text:p>
          </table:table-cell>
          <table:table-cell table:style-name="ce10" table:formula="of:=[.$F214]-[.$C214]" office:value-type="float" office:value="3">
            <text:p>3</text:p>
          </table:table-cell>
          <table:table-cell table:style-name="ce10" table:formula="of:=[.$C214]-[.$G214]" office:value-type="float" office:value="3">
            <text:p>3</text:p>
          </table:table-cell>
          <table:table-cell table:style-name="ce10"/>
          <table:table-cell table:style-name="ce17" table:formula="of:=&quot;w4_p_(&quot;&amp;[.$I214]&amp;&quot;, &quot;&amp;[.$K214]&amp;&quot;, &quot;&amp;[.$J214]&amp;&quot;).&quot;" office:value-type="string" office:string-value="w4_p_(173, 3, 3).">
            <text:p>w4_p_(173, 3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5">
            <text:p>18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15]+MATCH(1;[.$D215:.$D$251];0)-1" office:value-type="float" office:value="187">
            <text:p>187</text:p>
          </table:table-cell>
          <table:table-cell table:style-name="ce10" table:formula="of:=MATCH([.$F215]-(1-[.$D215]);[.$F$30:.$F$250];1)-1" office:value-type="float" office:value="181">
            <text:p>181</text:p>
          </table:table-cell>
          <table:table-cell table:style-name="ce10"/>
          <table:table-cell table:style-name="ce10" table:formula="of:=[.$C215]-([.$C$30]+1)" office:value-type="float" office:value="174">
            <text:p>174</text:p>
          </table:table-cell>
          <table:table-cell table:style-name="ce10" table:formula="of:=[.$F215]-[.$C215]" office:value-type="float" office:value="2">
            <text:p>2</text:p>
          </table:table-cell>
          <table:table-cell table:style-name="ce10" table:formula="of:=[.$C215]-[.$G215]" office:value-type="float" office:value="4">
            <text:p>4</text:p>
          </table:table-cell>
          <table:table-cell table:style-name="ce10"/>
          <table:table-cell table:style-name="ce17" table:formula="of:=&quot;w4_p_(&quot;&amp;[.$I215]&amp;&quot;, &quot;&amp;[.$K215]&amp;&quot;, &quot;&amp;[.$J215]&amp;&quot;).&quot;" office:value-type="string" office:string-value="w4_p_(174, 4, 2).">
            <text:p>w4_p_(174, 4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6">
            <text:p>18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16]+MATCH(1;[.$D216:.$D$251];0)-1" office:value-type="float" office:value="187">
            <text:p>187</text:p>
          </table:table-cell>
          <table:table-cell table:style-name="ce10" table:formula="of:=MATCH([.$F216]-(1-[.$D216]);[.$F$30:.$F$250];1)-1" office:value-type="float" office:value="181">
            <text:p>181</text:p>
          </table:table-cell>
          <table:table-cell table:style-name="ce10"/>
          <table:table-cell table:style-name="ce10" table:formula="of:=[.$C216]-([.$C$30]+1)" office:value-type="float" office:value="175">
            <text:p>175</text:p>
          </table:table-cell>
          <table:table-cell table:style-name="ce10" table:formula="of:=[.$F216]-[.$C216]" office:value-type="float" office:value="1">
            <text:p>1</text:p>
          </table:table-cell>
          <table:table-cell table:style-name="ce10" table:formula="of:=[.$C216]-[.$G216]" office:value-type="float" office:value="5">
            <text:p>5</text:p>
          </table:table-cell>
          <table:table-cell table:style-name="ce10"/>
          <table:table-cell table:style-name="ce17" table:formula="of:=&quot;w4_p_(&quot;&amp;[.$I216]&amp;&quot;, &quot;&amp;[.$K216]&amp;&quot;, &quot;&amp;[.$J216]&amp;&quot;).&quot;" office:value-type="string" office:string-value="w4_p_(175, 5, 1).">
            <text:p>w4_p_(175, 5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7">
            <text:p>18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17]+MATCH(1;[.$D217:.$D$251];0)-1" office:value-type="float" office:value="187">
            <text:p>187</text:p>
          </table:table-cell>
          <table:table-cell table:style-name="ce10" table:formula="of:=MATCH([.$F217]-(1-[.$D217]);[.$F$30:.$F$250];1)-1" office:value-type="float" office:value="187">
            <text:p>187</text:p>
          </table:table-cell>
          <table:table-cell table:style-name="ce10"/>
          <table:table-cell table:style-name="ce10" table:formula="of:=[.$C217]-([.$C$30]+1)" office:value-type="float" office:value="176">
            <text:p>176</text:p>
          </table:table-cell>
          <table:table-cell table:style-name="ce10" table:formula="of:=[.$F217]-[.$C217]" office:value-type="float" office:value="0">
            <text:p>0</text:p>
          </table:table-cell>
          <table:table-cell table:style-name="ce10" table:formula="of:=[.$C217]-[.$G217]" office:value-type="float" office:value="0">
            <text:p>0</text:p>
          </table:table-cell>
          <table:table-cell table:style-name="ce10"/>
          <table:table-cell table:style-name="ce17" table:formula="of:=&quot;w4_p_(&quot;&amp;[.$I217]&amp;&quot;, &quot;&amp;[.$K217]&amp;&quot;, &quot;&amp;[.$J217]&amp;&quot;).&quot;" office:value-type="string" office:string-value="w4_p_(176, 0, 0).">
            <text:p>w4_p_(17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8">
            <text:p>18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18]+MATCH(1;[.$D218:.$D$251];0)-1" office:value-type="float" office:value="191">
            <text:p>191</text:p>
          </table:table-cell>
          <table:table-cell table:style-name="ce10" table:formula="of:=MATCH([.$F218]-(1-[.$D218]);[.$F$30:.$F$250];1)-1" office:value-type="float" office:value="187">
            <text:p>187</text:p>
          </table:table-cell>
          <table:table-cell table:style-name="ce10"/>
          <table:table-cell table:style-name="ce10" table:formula="of:=[.$C218]-([.$C$30]+1)" office:value-type="float" office:value="177">
            <text:p>177</text:p>
          </table:table-cell>
          <table:table-cell table:style-name="ce10" table:formula="of:=[.$F218]-[.$C218]" office:value-type="float" office:value="3">
            <text:p>3</text:p>
          </table:table-cell>
          <table:table-cell table:style-name="ce10" table:formula="of:=[.$C218]-[.$G218]" office:value-type="float" office:value="1">
            <text:p>1</text:p>
          </table:table-cell>
          <table:table-cell table:style-name="ce10"/>
          <table:table-cell table:style-name="ce17" table:formula="of:=&quot;w4_p_(&quot;&amp;[.$I218]&amp;&quot;, &quot;&amp;[.$K218]&amp;&quot;, &quot;&amp;[.$J218]&amp;&quot;).&quot;" office:value-type="string" office:string-value="w4_p_(177, 1, 3).">
            <text:p>w4_p_(177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89">
            <text:p>18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19]+MATCH(1;[.$D219:.$D$251];0)-1" office:value-type="float" office:value="191">
            <text:p>191</text:p>
          </table:table-cell>
          <table:table-cell table:style-name="ce10" table:formula="of:=MATCH([.$F219]-(1-[.$D219]);[.$F$30:.$F$250];1)-1" office:value-type="float" office:value="187">
            <text:p>187</text:p>
          </table:table-cell>
          <table:table-cell table:style-name="ce10"/>
          <table:table-cell table:style-name="ce10" table:formula="of:=[.$C219]-([.$C$30]+1)" office:value-type="float" office:value="178">
            <text:p>178</text:p>
          </table:table-cell>
          <table:table-cell table:style-name="ce10" table:formula="of:=[.$F219]-[.$C219]" office:value-type="float" office:value="2">
            <text:p>2</text:p>
          </table:table-cell>
          <table:table-cell table:style-name="ce10" table:formula="of:=[.$C219]-[.$G219]" office:value-type="float" office:value="2">
            <text:p>2</text:p>
          </table:table-cell>
          <table:table-cell table:style-name="ce10"/>
          <table:table-cell table:style-name="ce17" table:formula="of:=&quot;w4_p_(&quot;&amp;[.$I219]&amp;&quot;, &quot;&amp;[.$K219]&amp;&quot;, &quot;&amp;[.$J219]&amp;&quot;).&quot;" office:value-type="string" office:string-value="w4_p_(178, 2, 2).">
            <text:p>w4_p_(178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0">
            <text:p>19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20]+MATCH(1;[.$D220:.$D$251];0)-1" office:value-type="float" office:value="191">
            <text:p>191</text:p>
          </table:table-cell>
          <table:table-cell table:style-name="ce10" table:formula="of:=MATCH([.$F220]-(1-[.$D220]);[.$F$30:.$F$250];1)-1" office:value-type="float" office:value="187">
            <text:p>187</text:p>
          </table:table-cell>
          <table:table-cell table:style-name="ce10"/>
          <table:table-cell table:style-name="ce10" table:formula="of:=[.$C220]-([.$C$30]+1)" office:value-type="float" office:value="179">
            <text:p>179</text:p>
          </table:table-cell>
          <table:table-cell table:style-name="ce10" table:formula="of:=[.$F220]-[.$C220]" office:value-type="float" office:value="1">
            <text:p>1</text:p>
          </table:table-cell>
          <table:table-cell table:style-name="ce10" table:formula="of:=[.$C220]-[.$G220]" office:value-type="float" office:value="3">
            <text:p>3</text:p>
          </table:table-cell>
          <table:table-cell table:style-name="ce10"/>
          <table:table-cell table:style-name="ce17" table:formula="of:=&quot;w4_p_(&quot;&amp;[.$I220]&amp;&quot;, &quot;&amp;[.$K220]&amp;&quot;, &quot;&amp;[.$J220]&amp;&quot;).&quot;" office:value-type="string" office:string-value="w4_p_(179, 3, 1).">
            <text:p>w4_p_(179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1">
            <text:p>19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21]+MATCH(1;[.$D221:.$D$251];0)-1" office:value-type="float" office:value="191">
            <text:p>191</text:p>
          </table:table-cell>
          <table:table-cell table:style-name="ce10" table:formula="of:=MATCH([.$F221]-(1-[.$D221]);[.$F$30:.$F$250];1)-1" office:value-type="float" office:value="191">
            <text:p>191</text:p>
          </table:table-cell>
          <table:table-cell table:style-name="ce10"/>
          <table:table-cell table:style-name="ce10" table:formula="of:=[.$C221]-([.$C$30]+1)" office:value-type="float" office:value="180">
            <text:p>180</text:p>
          </table:table-cell>
          <table:table-cell table:style-name="ce10" table:formula="of:=[.$F221]-[.$C221]" office:value-type="float" office:value="0">
            <text:p>0</text:p>
          </table:table-cell>
          <table:table-cell table:style-name="ce10" table:formula="of:=[.$C221]-[.$G221]" office:value-type="float" office:value="0">
            <text:p>0</text:p>
          </table:table-cell>
          <table:table-cell table:style-name="ce10"/>
          <table:table-cell table:style-name="ce17" table:formula="of:=&quot;w4_p_(&quot;&amp;[.$I221]&amp;&quot;, &quot;&amp;[.$K221]&amp;&quot;, &quot;&amp;[.$J221]&amp;&quot;).&quot;" office:value-type="string" office:string-value="w4_p_(180, 0, 0).">
            <text:p>w4_p_(18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2">
            <text:p>19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22]+MATCH(1;[.$D222:.$D$251];0)-1" office:value-type="float" office:value="193">
            <text:p>193</text:p>
          </table:table-cell>
          <table:table-cell table:style-name="ce10" table:formula="of:=MATCH([.$F222]-(1-[.$D222]);[.$F$30:.$F$250];1)-1" office:value-type="float" office:value="191">
            <text:p>191</text:p>
          </table:table-cell>
          <table:table-cell table:style-name="ce10"/>
          <table:table-cell table:style-name="ce10" table:formula="of:=[.$C222]-([.$C$30]+1)" office:value-type="float" office:value="181">
            <text:p>181</text:p>
          </table:table-cell>
          <table:table-cell table:style-name="ce10" table:formula="of:=[.$F222]-[.$C222]" office:value-type="float" office:value="1">
            <text:p>1</text:p>
          </table:table-cell>
          <table:table-cell table:style-name="ce10" table:formula="of:=[.$C222]-[.$G222]" office:value-type="float" office:value="1">
            <text:p>1</text:p>
          </table:table-cell>
          <table:table-cell table:style-name="ce10"/>
          <table:table-cell table:style-name="ce17" table:formula="of:=&quot;w4_p_(&quot;&amp;[.$I222]&amp;&quot;, &quot;&amp;[.$K222]&amp;&quot;, &quot;&amp;[.$J222]&amp;&quot;).&quot;" office:value-type="string" office:string-value="w4_p_(181, 1, 1).">
            <text:p>w4_p_(181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3">
            <text:p>193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23]+MATCH(1;[.$D223:.$D$251];0)-1" office:value-type="float" office:value="193">
            <text:p>193</text:p>
          </table:table-cell>
          <table:table-cell table:style-name="ce10" table:formula="of:=MATCH([.$F223]-(1-[.$D223]);[.$F$30:.$F$250];1)-1" office:value-type="float" office:value="193">
            <text:p>193</text:p>
          </table:table-cell>
          <table:table-cell table:style-name="ce10"/>
          <table:table-cell table:style-name="ce10" table:formula="of:=[.$C223]-([.$C$30]+1)" office:value-type="float" office:value="182">
            <text:p>182</text:p>
          </table:table-cell>
          <table:table-cell table:style-name="ce10" table:formula="of:=[.$F223]-[.$C223]" office:value-type="float" office:value="0">
            <text:p>0</text:p>
          </table:table-cell>
          <table:table-cell table:style-name="ce10" table:formula="of:=[.$C223]-[.$G223]" office:value-type="float" office:value="0">
            <text:p>0</text:p>
          </table:table-cell>
          <table:table-cell table:style-name="ce10"/>
          <table:table-cell table:style-name="ce17" table:formula="of:=&quot;w4_p_(&quot;&amp;[.$I223]&amp;&quot;, &quot;&amp;[.$K223]&amp;&quot;, &quot;&amp;[.$J223]&amp;&quot;).&quot;" office:value-type="string" office:string-value="w4_p_(182, 0, 0).">
            <text:p>w4_p_(182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4">
            <text:p>19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24]+MATCH(1;[.$D224:.$D$251];0)-1" office:value-type="float" office:value="197">
            <text:p>197</text:p>
          </table:table-cell>
          <table:table-cell table:style-name="ce10" table:formula="of:=MATCH([.$F224]-(1-[.$D224]);[.$F$30:.$F$250];1)-1" office:value-type="float" office:value="193">
            <text:p>193</text:p>
          </table:table-cell>
          <table:table-cell table:style-name="ce10"/>
          <table:table-cell table:style-name="ce10" table:formula="of:=[.$C224]-([.$C$30]+1)" office:value-type="float" office:value="183">
            <text:p>183</text:p>
          </table:table-cell>
          <table:table-cell table:style-name="ce10" table:formula="of:=[.$F224]-[.$C224]" office:value-type="float" office:value="3">
            <text:p>3</text:p>
          </table:table-cell>
          <table:table-cell table:style-name="ce10" table:formula="of:=[.$C224]-[.$G224]" office:value-type="float" office:value="1">
            <text:p>1</text:p>
          </table:table-cell>
          <table:table-cell table:style-name="ce10"/>
          <table:table-cell table:style-name="ce17" table:formula="of:=&quot;w4_p_(&quot;&amp;[.$I224]&amp;&quot;, &quot;&amp;[.$K224]&amp;&quot;, &quot;&amp;[.$J224]&amp;&quot;).&quot;" office:value-type="string" office:string-value="w4_p_(183, 1, 3).">
            <text:p>w4_p_(183, 1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5">
            <text:p>19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25]+MATCH(1;[.$D225:.$D$251];0)-1" office:value-type="float" office:value="197">
            <text:p>197</text:p>
          </table:table-cell>
          <table:table-cell table:style-name="ce10" table:formula="of:=MATCH([.$F225]-(1-[.$D225]);[.$F$30:.$F$250];1)-1" office:value-type="float" office:value="193">
            <text:p>193</text:p>
          </table:table-cell>
          <table:table-cell table:style-name="ce10"/>
          <table:table-cell table:style-name="ce10" table:formula="of:=[.$C225]-([.$C$30]+1)" office:value-type="float" office:value="184">
            <text:p>184</text:p>
          </table:table-cell>
          <table:table-cell table:style-name="ce10" table:formula="of:=[.$F225]-[.$C225]" office:value-type="float" office:value="2">
            <text:p>2</text:p>
          </table:table-cell>
          <table:table-cell table:style-name="ce10" table:formula="of:=[.$C225]-[.$G225]" office:value-type="float" office:value="2">
            <text:p>2</text:p>
          </table:table-cell>
          <table:table-cell table:style-name="ce10"/>
          <table:table-cell table:style-name="ce17" table:formula="of:=&quot;w4_p_(&quot;&amp;[.$I225]&amp;&quot;, &quot;&amp;[.$K225]&amp;&quot;, &quot;&amp;[.$J225]&amp;&quot;).&quot;" office:value-type="string" office:string-value="w4_p_(184, 2, 2).">
            <text:p>w4_p_(184, 2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6">
            <text:p>19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26]+MATCH(1;[.$D226:.$D$251];0)-1" office:value-type="float" office:value="197">
            <text:p>197</text:p>
          </table:table-cell>
          <table:table-cell table:style-name="ce10" table:formula="of:=MATCH([.$F226]-(1-[.$D226]);[.$F$30:.$F$250];1)-1" office:value-type="float" office:value="193">
            <text:p>193</text:p>
          </table:table-cell>
          <table:table-cell table:style-name="ce10"/>
          <table:table-cell table:style-name="ce10" table:formula="of:=[.$C226]-([.$C$30]+1)" office:value-type="float" office:value="185">
            <text:p>185</text:p>
          </table:table-cell>
          <table:table-cell table:style-name="ce10" table:formula="of:=[.$F226]-[.$C226]" office:value-type="float" office:value="1">
            <text:p>1</text:p>
          </table:table-cell>
          <table:table-cell table:style-name="ce10" table:formula="of:=[.$C226]-[.$G226]" office:value-type="float" office:value="3">
            <text:p>3</text:p>
          </table:table-cell>
          <table:table-cell table:style-name="ce10"/>
          <table:table-cell table:style-name="ce17" table:formula="of:=&quot;w4_p_(&quot;&amp;[.$I226]&amp;&quot;, &quot;&amp;[.$K226]&amp;&quot;, &quot;&amp;[.$J226]&amp;&quot;).&quot;" office:value-type="string" office:string-value="w4_p_(185, 3, 1).">
            <text:p>w4_p_(185, 3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7">
            <text:p>197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27]+MATCH(1;[.$D227:.$D$251];0)-1" office:value-type="float" office:value="197">
            <text:p>197</text:p>
          </table:table-cell>
          <table:table-cell table:style-name="ce10" table:formula="of:=MATCH([.$F227]-(1-[.$D227]);[.$F$30:.$F$250];1)-1" office:value-type="float" office:value="197">
            <text:p>197</text:p>
          </table:table-cell>
          <table:table-cell table:style-name="ce10"/>
          <table:table-cell table:style-name="ce10" table:formula="of:=[.$C227]-([.$C$30]+1)" office:value-type="float" office:value="186">
            <text:p>186</text:p>
          </table:table-cell>
          <table:table-cell table:style-name="ce10" table:formula="of:=[.$F227]-[.$C227]" office:value-type="float" office:value="0">
            <text:p>0</text:p>
          </table:table-cell>
          <table:table-cell table:style-name="ce10" table:formula="of:=[.$C227]-[.$G227]" office:value-type="float" office:value="0">
            <text:p>0</text:p>
          </table:table-cell>
          <table:table-cell table:style-name="ce10"/>
          <table:table-cell table:style-name="ce17" table:formula="of:=&quot;w4_p_(&quot;&amp;[.$I227]&amp;&quot;, &quot;&amp;[.$K227]&amp;&quot;, &quot;&amp;[.$J227]&amp;&quot;).&quot;" office:value-type="string" office:string-value="w4_p_(186, 0, 0).">
            <text:p>w4_p_(186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8">
            <text:p>19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28]+MATCH(1;[.$D228:.$D$251];0)-1" office:value-type="float" office:value="199">
            <text:p>199</text:p>
          </table:table-cell>
          <table:table-cell table:style-name="ce10" table:formula="of:=MATCH([.$F228]-(1-[.$D228]);[.$F$30:.$F$250];1)-1" office:value-type="float" office:value="197">
            <text:p>197</text:p>
          </table:table-cell>
          <table:table-cell table:style-name="ce10"/>
          <table:table-cell table:style-name="ce10" table:formula="of:=[.$C228]-([.$C$30]+1)" office:value-type="float" office:value="187">
            <text:p>187</text:p>
          </table:table-cell>
          <table:table-cell table:style-name="ce10" table:formula="of:=[.$F228]-[.$C228]" office:value-type="float" office:value="1">
            <text:p>1</text:p>
          </table:table-cell>
          <table:table-cell table:style-name="ce10" table:formula="of:=[.$C228]-[.$G228]" office:value-type="float" office:value="1">
            <text:p>1</text:p>
          </table:table-cell>
          <table:table-cell table:style-name="ce10"/>
          <table:table-cell table:style-name="ce17" table:formula="of:=&quot;w4_p_(&quot;&amp;[.$I228]&amp;&quot;, &quot;&amp;[.$K228]&amp;&quot;, &quot;&amp;[.$J228]&amp;&quot;).&quot;" office:value-type="string" office:string-value="w4_p_(187, 1, 1).">
            <text:p>w4_p_(187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199">
            <text:p>19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29]+MATCH(1;[.$D229:.$D$251];0)-1" office:value-type="float" office:value="199">
            <text:p>199</text:p>
          </table:table-cell>
          <table:table-cell table:style-name="ce10" table:formula="of:=MATCH([.$F229]-(1-[.$D229]);[.$F$30:.$F$250];1)-1" office:value-type="float" office:value="199">
            <text:p>199</text:p>
          </table:table-cell>
          <table:table-cell table:style-name="ce10"/>
          <table:table-cell table:style-name="ce10" table:formula="of:=[.$C229]-([.$C$30]+1)" office:value-type="float" office:value="188">
            <text:p>188</text:p>
          </table:table-cell>
          <table:table-cell table:style-name="ce10" table:formula="of:=[.$F229]-[.$C229]" office:value-type="float" office:value="0">
            <text:p>0</text:p>
          </table:table-cell>
          <table:table-cell table:style-name="ce10" table:formula="of:=[.$C229]-[.$G229]" office:value-type="float" office:value="0">
            <text:p>0</text:p>
          </table:table-cell>
          <table:table-cell table:style-name="ce10"/>
          <table:table-cell table:style-name="ce17" table:formula="of:=&quot;w4_p_(&quot;&amp;[.$I229]&amp;&quot;, &quot;&amp;[.$K229]&amp;&quot;, &quot;&amp;[.$J229]&amp;&quot;).&quot;" office:value-type="string" office:string-value="w4_p_(188, 0, 0).">
            <text:p>w4_p_(18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0">
            <text:p>20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0]+MATCH(1;[.$D230:.$D$251];0)-1" office:value-type="float" office:value="209">
            <text:p>209</text:p>
          </table:table-cell>
          <table:table-cell table:style-name="ce10" table:formula="of:=MATCH([.$F230]-(1-[.$D230]);[.$F$30:.$F$250];1)-1" office:value-type="float" office:value="199">
            <text:p>199</text:p>
          </table:table-cell>
          <table:table-cell table:style-name="ce10"/>
          <table:table-cell table:style-name="ce10" table:formula="of:=[.$C230]-([.$C$30]+1)" office:value-type="float" office:value="189">
            <text:p>189</text:p>
          </table:table-cell>
          <table:table-cell table:style-name="ce10" table:formula="of:=[.$F230]-[.$C230]" office:value-type="float" office:value="9">
            <text:p>9</text:p>
          </table:table-cell>
          <table:table-cell table:style-name="ce10" table:formula="of:=[.$C230]-[.$G230]" office:value-type="float" office:value="1">
            <text:p>1</text:p>
          </table:table-cell>
          <table:table-cell table:style-name="ce10"/>
          <table:table-cell table:style-name="ce17" table:formula="of:=&quot;w4_p_(&quot;&amp;[.$I230]&amp;&quot;, &quot;&amp;[.$K230]&amp;&quot;, &quot;&amp;[.$J230]&amp;&quot;).&quot;" office:value-type="string" office:string-value="w4_p_(189, 1, 9).">
            <text:p>w4_p_(189, 1, 9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1">
            <text:p>201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1]+MATCH(1;[.$D231:.$D$251];0)-1" office:value-type="float" office:value="209">
            <text:p>209</text:p>
          </table:table-cell>
          <table:table-cell table:style-name="ce10" table:formula="of:=MATCH([.$F231]-(1-[.$D231]);[.$F$30:.$F$250];1)-1" office:value-type="float" office:value="199">
            <text:p>199</text:p>
          </table:table-cell>
          <table:table-cell table:style-name="ce10"/>
          <table:table-cell table:style-name="ce10" table:formula="of:=[.$C231]-([.$C$30]+1)" office:value-type="float" office:value="190">
            <text:p>190</text:p>
          </table:table-cell>
          <table:table-cell table:style-name="ce10" table:formula="of:=[.$F231]-[.$C231]" office:value-type="float" office:value="8">
            <text:p>8</text:p>
          </table:table-cell>
          <table:table-cell table:style-name="ce10" table:formula="of:=[.$C231]-[.$G231]" office:value-type="float" office:value="2">
            <text:p>2</text:p>
          </table:table-cell>
          <table:table-cell table:style-name="ce10"/>
          <table:table-cell table:style-name="ce17" table:formula="of:=&quot;w4_p_(&quot;&amp;[.$I231]&amp;&quot;, &quot;&amp;[.$K231]&amp;&quot;, &quot;&amp;[.$J231]&amp;&quot;).&quot;" office:value-type="string" office:string-value="w4_p_(190, 2, 8).">
            <text:p>w4_p_(190, 2, 8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2">
            <text:p>20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2]+MATCH(1;[.$D232:.$D$251];0)-1" office:value-type="float" office:value="209">
            <text:p>209</text:p>
          </table:table-cell>
          <table:table-cell table:style-name="ce10" table:formula="of:=MATCH([.$F232]-(1-[.$D232]);[.$F$30:.$F$250];1)-1" office:value-type="float" office:value="199">
            <text:p>199</text:p>
          </table:table-cell>
          <table:table-cell table:style-name="ce10"/>
          <table:table-cell table:style-name="ce10" table:formula="of:=[.$C232]-([.$C$30]+1)" office:value-type="float" office:value="191">
            <text:p>191</text:p>
          </table:table-cell>
          <table:table-cell table:style-name="ce10" table:formula="of:=[.$F232]-[.$C232]" office:value-type="float" office:value="7">
            <text:p>7</text:p>
          </table:table-cell>
          <table:table-cell table:style-name="ce10" table:formula="of:=[.$C232]-[.$G232]" office:value-type="float" office:value="3">
            <text:p>3</text:p>
          </table:table-cell>
          <table:table-cell table:style-name="ce10"/>
          <table:table-cell table:style-name="ce17" table:formula="of:=&quot;w4_p_(&quot;&amp;[.$I232]&amp;&quot;, &quot;&amp;[.$K232]&amp;&quot;, &quot;&amp;[.$J232]&amp;&quot;).&quot;" office:value-type="string" office:string-value="w4_p_(191, 3, 7).">
            <text:p>w4_p_(191, 3, 7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3">
            <text:p>20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3]+MATCH(1;[.$D233:.$D$251];0)-1" office:value-type="float" office:value="209">
            <text:p>209</text:p>
          </table:table-cell>
          <table:table-cell table:style-name="ce10" table:formula="of:=MATCH([.$F233]-(1-[.$D233]);[.$F$30:.$F$250];1)-1" office:value-type="float" office:value="199">
            <text:p>199</text:p>
          </table:table-cell>
          <table:table-cell table:style-name="ce10"/>
          <table:table-cell table:style-name="ce10" table:formula="of:=[.$C233]-([.$C$30]+1)" office:value-type="float" office:value="192">
            <text:p>192</text:p>
          </table:table-cell>
          <table:table-cell table:style-name="ce10" table:formula="of:=[.$F233]-[.$C233]" office:value-type="float" office:value="6">
            <text:p>6</text:p>
          </table:table-cell>
          <table:table-cell table:style-name="ce10" table:formula="of:=[.$C233]-[.$G233]" office:value-type="float" office:value="4">
            <text:p>4</text:p>
          </table:table-cell>
          <table:table-cell table:style-name="ce10"/>
          <table:table-cell table:style-name="ce17" table:formula="of:=&quot;w4_p_(&quot;&amp;[.$I233]&amp;&quot;, &quot;&amp;[.$K233]&amp;&quot;, &quot;&amp;[.$J233]&amp;&quot;).&quot;" office:value-type="string" office:string-value="w4_p_(192, 4, 6).">
            <text:p>w4_p_(192, 4, 6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4">
            <text:p>20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4]+MATCH(1;[.$D234:.$D$251];0)-1" office:value-type="float" office:value="209">
            <text:p>209</text:p>
          </table:table-cell>
          <table:table-cell table:style-name="ce10" table:formula="of:=MATCH([.$F234]-(1-[.$D234]);[.$F$30:.$F$250];1)-1" office:value-type="float" office:value="199">
            <text:p>199</text:p>
          </table:table-cell>
          <table:table-cell table:style-name="ce10"/>
          <table:table-cell table:style-name="ce10" table:formula="of:=[.$C234]-([.$C$30]+1)" office:value-type="float" office:value="193">
            <text:p>193</text:p>
          </table:table-cell>
          <table:table-cell table:style-name="ce10" table:formula="of:=[.$F234]-[.$C234]" office:value-type="float" office:value="5">
            <text:p>5</text:p>
          </table:table-cell>
          <table:table-cell table:style-name="ce10" table:formula="of:=[.$C234]-[.$G234]" office:value-type="float" office:value="5">
            <text:p>5</text:p>
          </table:table-cell>
          <table:table-cell table:style-name="ce10"/>
          <table:table-cell table:style-name="ce17" table:formula="of:=&quot;w4_p_(&quot;&amp;[.$I234]&amp;&quot;, &quot;&amp;[.$K234]&amp;&quot;, &quot;&amp;[.$J234]&amp;&quot;).&quot;" office:value-type="string" office:string-value="w4_p_(193, 5, 5).">
            <text:p>w4_p_(193, 5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5">
            <text:p>20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5]+MATCH(1;[.$D235:.$D$251];0)-1" office:value-type="float" office:value="209">
            <text:p>209</text:p>
          </table:table-cell>
          <table:table-cell table:style-name="ce10" table:formula="of:=MATCH([.$F235]-(1-[.$D235]);[.$F$30:.$F$250];1)-1" office:value-type="float" office:value="199">
            <text:p>199</text:p>
          </table:table-cell>
          <table:table-cell table:style-name="ce10"/>
          <table:table-cell table:style-name="ce10" table:formula="of:=[.$C235]-([.$C$30]+1)" office:value-type="float" office:value="194">
            <text:p>194</text:p>
          </table:table-cell>
          <table:table-cell table:style-name="ce10" table:formula="of:=[.$F235]-[.$C235]" office:value-type="float" office:value="4">
            <text:p>4</text:p>
          </table:table-cell>
          <table:table-cell table:style-name="ce10" table:formula="of:=[.$C235]-[.$G235]" office:value-type="float" office:value="6">
            <text:p>6</text:p>
          </table:table-cell>
          <table:table-cell table:style-name="ce10"/>
          <table:table-cell table:style-name="ce17" table:formula="of:=&quot;w4_p_(&quot;&amp;[.$I235]&amp;&quot;, &quot;&amp;[.$K235]&amp;&quot;, &quot;&amp;[.$J235]&amp;&quot;).&quot;" office:value-type="string" office:string-value="w4_p_(194, 6, 4).">
            <text:p>w4_p_(194, 6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6">
            <text:p>20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6]+MATCH(1;[.$D236:.$D$251];0)-1" office:value-type="float" office:value="209">
            <text:p>209</text:p>
          </table:table-cell>
          <table:table-cell table:style-name="ce10" table:formula="of:=MATCH([.$F236]-(1-[.$D236]);[.$F$30:.$F$250];1)-1" office:value-type="float" office:value="199">
            <text:p>199</text:p>
          </table:table-cell>
          <table:table-cell table:style-name="ce10"/>
          <table:table-cell table:style-name="ce10" table:formula="of:=[.$C236]-([.$C$30]+1)" office:value-type="float" office:value="195">
            <text:p>195</text:p>
          </table:table-cell>
          <table:table-cell table:style-name="ce10" table:formula="of:=[.$F236]-[.$C236]" office:value-type="float" office:value="3">
            <text:p>3</text:p>
          </table:table-cell>
          <table:table-cell table:style-name="ce10" table:formula="of:=[.$C236]-[.$G236]" office:value-type="float" office:value="7">
            <text:p>7</text:p>
          </table:table-cell>
          <table:table-cell table:style-name="ce10"/>
          <table:table-cell table:style-name="ce17" table:formula="of:=&quot;w4_p_(&quot;&amp;[.$I236]&amp;&quot;, &quot;&amp;[.$K236]&amp;&quot;, &quot;&amp;[.$J236]&amp;&quot;).&quot;" office:value-type="string" office:string-value="w4_p_(195, 7, 3).">
            <text:p>w4_p_(195, 7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7">
            <text:p>20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7]+MATCH(1;[.$D237:.$D$251];0)-1" office:value-type="float" office:value="209">
            <text:p>209</text:p>
          </table:table-cell>
          <table:table-cell table:style-name="ce10" table:formula="of:=MATCH([.$F237]-(1-[.$D237]);[.$F$30:.$F$250];1)-1" office:value-type="float" office:value="199">
            <text:p>199</text:p>
          </table:table-cell>
          <table:table-cell table:style-name="ce10"/>
          <table:table-cell table:style-name="ce10" table:formula="of:=[.$C237]-([.$C$30]+1)" office:value-type="float" office:value="196">
            <text:p>196</text:p>
          </table:table-cell>
          <table:table-cell table:style-name="ce10" table:formula="of:=[.$F237]-[.$C237]" office:value-type="float" office:value="2">
            <text:p>2</text:p>
          </table:table-cell>
          <table:table-cell table:style-name="ce10" table:formula="of:=[.$C237]-[.$G237]" office:value-type="float" office:value="8">
            <text:p>8</text:p>
          </table:table-cell>
          <table:table-cell table:style-name="ce10"/>
          <table:table-cell table:style-name="ce17" table:formula="of:=&quot;w4_p_(&quot;&amp;[.$I237]&amp;&quot;, &quot;&amp;[.$K237]&amp;&quot;, &quot;&amp;[.$J237]&amp;&quot;).&quot;" office:value-type="string" office:string-value="w4_p_(196, 8, 2).">
            <text:p>w4_p_(196, 8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8">
            <text:p>20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38]+MATCH(1;[.$D238:.$D$251];0)-1" office:value-type="float" office:value="209">
            <text:p>209</text:p>
          </table:table-cell>
          <table:table-cell table:style-name="ce10" table:formula="of:=MATCH([.$F238]-(1-[.$D238]);[.$F$30:.$F$250];1)-1" office:value-type="float" office:value="199">
            <text:p>199</text:p>
          </table:table-cell>
          <table:table-cell table:style-name="ce10"/>
          <table:table-cell table:style-name="ce10" table:formula="of:=[.$C238]-([.$C$30]+1)" office:value-type="float" office:value="197">
            <text:p>197</text:p>
          </table:table-cell>
          <table:table-cell table:style-name="ce10" table:formula="of:=[.$F238]-[.$C238]" office:value-type="float" office:value="1">
            <text:p>1</text:p>
          </table:table-cell>
          <table:table-cell table:style-name="ce10" table:formula="of:=[.$C238]-[.$G238]" office:value-type="float" office:value="9">
            <text:p>9</text:p>
          </table:table-cell>
          <table:table-cell table:style-name="ce10"/>
          <table:table-cell table:style-name="ce17" table:formula="of:=&quot;w4_p_(&quot;&amp;[.$I238]&amp;&quot;, &quot;&amp;[.$K238]&amp;&quot;, &quot;&amp;[.$J238]&amp;&quot;).&quot;" office:value-type="string" office:string-value="w4_p_(197, 9, 1).">
            <text:p>w4_p_(197, 9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09">
            <text:p>209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39]+MATCH(1;[.$D239:.$D$251];0)-1" office:value-type="float" office:value="209">
            <text:p>209</text:p>
          </table:table-cell>
          <table:table-cell table:style-name="ce10" table:formula="of:=MATCH([.$F239]-(1-[.$D239]);[.$F$30:.$F$250];1)-1" office:value-type="float" office:value="209">
            <text:p>209</text:p>
          </table:table-cell>
          <table:table-cell table:style-name="ce10"/>
          <table:table-cell table:style-name="ce10" table:formula="of:=[.$C239]-([.$C$30]+1)" office:value-type="float" office:value="198">
            <text:p>198</text:p>
          </table:table-cell>
          <table:table-cell table:style-name="ce10" table:formula="of:=[.$F239]-[.$C239]" office:value-type="float" office:value="0">
            <text:p>0</text:p>
          </table:table-cell>
          <table:table-cell table:style-name="ce10" table:formula="of:=[.$C239]-[.$G239]" office:value-type="float" office:value="0">
            <text:p>0</text:p>
          </table:table-cell>
          <table:table-cell table:style-name="ce10"/>
          <table:table-cell table:style-name="ce17" table:formula="of:=&quot;w4_p_(&quot;&amp;[.$I239]&amp;&quot;, &quot;&amp;[.$K239]&amp;&quot;, &quot;&amp;[.$J239]&amp;&quot;).&quot;" office:value-type="string" office:string-value="w4_p_(198, 0, 0).">
            <text:p>w4_p_(198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0">
            <text:p>21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0]+MATCH(1;[.$D240:.$D$251];0)-1" office:value-type="float" office:value="211">
            <text:p>211</text:p>
          </table:table-cell>
          <table:table-cell table:style-name="ce10" table:formula="of:=MATCH([.$F240]-(1-[.$D240]);[.$F$30:.$F$250];1)-1" office:value-type="float" office:value="209">
            <text:p>209</text:p>
          </table:table-cell>
          <table:table-cell table:style-name="ce10"/>
          <table:table-cell table:style-name="ce10" table:formula="of:=[.$C240]-([.$C$30]+1)" office:value-type="float" office:value="199">
            <text:p>199</text:p>
          </table:table-cell>
          <table:table-cell table:style-name="ce10" table:formula="of:=[.$F240]-[.$C240]" office:value-type="float" office:value="1">
            <text:p>1</text:p>
          </table:table-cell>
          <table:table-cell table:style-name="ce10" table:formula="of:=[.$C240]-[.$G240]" office:value-type="float" office:value="1">
            <text:p>1</text:p>
          </table:table-cell>
          <table:table-cell table:style-name="ce10"/>
          <table:table-cell table:style-name="ce17" table:formula="of:=&quot;w4_p_(&quot;&amp;[.$I240]&amp;&quot;, &quot;&amp;[.$K240]&amp;&quot;, &quot;&amp;[.$J240]&amp;&quot;).&quot;" office:value-type="string" office:string-value="w4_p_(199, 1, 1).">
            <text:p>w4_p_(199, 1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1">
            <text:p>211</text:p>
          </table:table-cell>
          <table:table-cell table:style-name="Default" office:value-type="float" office:value="1">
            <text:p>1</text:p>
          </table:table-cell>
          <table:table-cell table:style-name="ce10"/>
          <table:table-cell table:style-name="ce10" table:formula="of:=[.$C241]+MATCH(1;[.$D241:.$D$251];0)-1" office:value-type="float" office:value="211">
            <text:p>211</text:p>
          </table:table-cell>
          <table:table-cell table:style-name="ce10" table:formula="of:=MATCH([.$F241]-(1-[.$D241]);[.$F$30:.$F$250];1)-1" office:value-type="float" office:value="211">
            <text:p>211</text:p>
          </table:table-cell>
          <table:table-cell table:style-name="ce10"/>
          <table:table-cell table:style-name="ce10" table:formula="of:=[.$C241]-([.$C$30]+1)" office:value-type="float" office:value="200">
            <text:p>200</text:p>
          </table:table-cell>
          <table:table-cell table:style-name="ce10" table:formula="of:=[.$F241]-[.$C241]" office:value-type="float" office:value="0">
            <text:p>0</text:p>
          </table:table-cell>
          <table:table-cell table:style-name="ce10" table:formula="of:=[.$C241]-[.$G241]" office:value-type="float" office:value="0">
            <text:p>0</text:p>
          </table:table-cell>
          <table:table-cell table:style-name="ce10"/>
          <table:table-cell table:style-name="ce17" table:formula="of:=&quot;w4_p_(&quot;&amp;[.$I241]&amp;&quot;, &quot;&amp;[.$K241]&amp;&quot;, &quot;&amp;[.$J241]&amp;&quot;).&quot;" office:value-type="string" office:string-value="w4_p_(200, 0, 0).">
            <text:p>w4_p_(200, 0, 0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2">
            <text:p>212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2]+MATCH(1;[.$D242:.$D$251];0)-1" office:value-type="float" office:value="221">
            <text:p>221</text:p>
          </table:table-cell>
          <table:table-cell table:style-name="ce10" table:formula="of:=MATCH([.$F242]-(1-[.$D242]);[.$F$30:.$F$250];1)-1" office:value-type="float" office:value="211">
            <text:p>211</text:p>
          </table:table-cell>
          <table:table-cell table:style-name="ce10"/>
          <table:table-cell table:style-name="ce10" table:formula="of:=[.$C242]-([.$C$30]+1)" office:value-type="float" office:value="201">
            <text:p>201</text:p>
          </table:table-cell>
          <table:table-cell table:style-name="ce10" table:formula="of:=[.$F242]-[.$C242]" office:value-type="float" office:value="9">
            <text:p>9</text:p>
          </table:table-cell>
          <table:table-cell table:style-name="ce10" table:formula="of:=[.$C242]-[.$G242]" office:value-type="float" office:value="1">
            <text:p>1</text:p>
          </table:table-cell>
          <table:table-cell table:style-name="ce10"/>
          <table:table-cell table:style-name="ce17" table:formula="of:=&quot;w4_p_(&quot;&amp;[.$I242]&amp;&quot;, &quot;&amp;[.$K242]&amp;&quot;, &quot;&amp;[.$J242]&amp;&quot;).&quot;" office:value-type="string" office:string-value="w4_p_(201, 1, 9).">
            <text:p>w4_p_(201, 1, 9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3">
            <text:p>213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3]+MATCH(1;[.$D243:.$D$251];0)-1" office:value-type="float" office:value="221">
            <text:p>221</text:p>
          </table:table-cell>
          <table:table-cell table:style-name="ce10" table:formula="of:=MATCH([.$F243]-(1-[.$D243]);[.$F$30:.$F$250];1)-1" office:value-type="float" office:value="211">
            <text:p>211</text:p>
          </table:table-cell>
          <table:table-cell table:style-name="ce10"/>
          <table:table-cell table:style-name="ce10" table:formula="of:=[.$C243]-([.$C$30]+1)" office:value-type="float" office:value="202">
            <text:p>202</text:p>
          </table:table-cell>
          <table:table-cell table:style-name="ce10" table:formula="of:=[.$F243]-[.$C243]" office:value-type="float" office:value="8">
            <text:p>8</text:p>
          </table:table-cell>
          <table:table-cell table:style-name="ce10" table:formula="of:=[.$C243]-[.$G243]" office:value-type="float" office:value="2">
            <text:p>2</text:p>
          </table:table-cell>
          <table:table-cell table:style-name="ce10"/>
          <table:table-cell table:style-name="ce17" table:formula="of:=&quot;w4_p_(&quot;&amp;[.$I243]&amp;&quot;, &quot;&amp;[.$K243]&amp;&quot;, &quot;&amp;[.$J243]&amp;&quot;).&quot;" office:value-type="string" office:string-value="w4_p_(202, 2, 8).">
            <text:p>w4_p_(202, 2, 8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4">
            <text:p>214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4]+MATCH(1;[.$D244:.$D$251];0)-1" office:value-type="float" office:value="221">
            <text:p>221</text:p>
          </table:table-cell>
          <table:table-cell table:style-name="ce10" table:formula="of:=MATCH([.$F244]-(1-[.$D244]);[.$F$30:.$F$250];1)-1" office:value-type="float" office:value="211">
            <text:p>211</text:p>
          </table:table-cell>
          <table:table-cell table:style-name="ce10"/>
          <table:table-cell table:style-name="ce10" table:formula="of:=[.$C244]-([.$C$30]+1)" office:value-type="float" office:value="203">
            <text:p>203</text:p>
          </table:table-cell>
          <table:table-cell table:style-name="ce10" table:formula="of:=[.$F244]-[.$C244]" office:value-type="float" office:value="7">
            <text:p>7</text:p>
          </table:table-cell>
          <table:table-cell table:style-name="ce10" table:formula="of:=[.$C244]-[.$G244]" office:value-type="float" office:value="3">
            <text:p>3</text:p>
          </table:table-cell>
          <table:table-cell table:style-name="ce10"/>
          <table:table-cell table:style-name="ce17" table:formula="of:=&quot;w4_p_(&quot;&amp;[.$I244]&amp;&quot;, &quot;&amp;[.$K244]&amp;&quot;, &quot;&amp;[.$J244]&amp;&quot;).&quot;" office:value-type="string" office:string-value="w4_p_(203, 3, 7).">
            <text:p>w4_p_(203, 3, 7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5">
            <text:p>215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5]+MATCH(1;[.$D245:.$D$251];0)-1" office:value-type="float" office:value="221">
            <text:p>221</text:p>
          </table:table-cell>
          <table:table-cell table:style-name="ce10" table:formula="of:=MATCH([.$F245]-(1-[.$D245]);[.$F$30:.$F$250];1)-1" office:value-type="float" office:value="211">
            <text:p>211</text:p>
          </table:table-cell>
          <table:table-cell table:style-name="ce10"/>
          <table:table-cell table:style-name="ce10" table:formula="of:=[.$C245]-([.$C$30]+1)" office:value-type="float" office:value="204">
            <text:p>204</text:p>
          </table:table-cell>
          <table:table-cell table:style-name="ce10" table:formula="of:=[.$F245]-[.$C245]" office:value-type="float" office:value="6">
            <text:p>6</text:p>
          </table:table-cell>
          <table:table-cell table:style-name="ce10" table:formula="of:=[.$C245]-[.$G245]" office:value-type="float" office:value="4">
            <text:p>4</text:p>
          </table:table-cell>
          <table:table-cell table:style-name="ce10"/>
          <table:table-cell table:style-name="ce17" table:formula="of:=&quot;w4_p_(&quot;&amp;[.$I245]&amp;&quot;, &quot;&amp;[.$K245]&amp;&quot;, &quot;&amp;[.$J245]&amp;&quot;).&quot;" office:value-type="string" office:string-value="w4_p_(204, 4, 6).">
            <text:p>w4_p_(204, 4, 6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6">
            <text:p>216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6]+MATCH(1;[.$D246:.$D$251];0)-1" office:value-type="float" office:value="221">
            <text:p>221</text:p>
          </table:table-cell>
          <table:table-cell table:style-name="ce10" table:formula="of:=MATCH([.$F246]-(1-[.$D246]);[.$F$30:.$F$250];1)-1" office:value-type="float" office:value="211">
            <text:p>211</text:p>
          </table:table-cell>
          <table:table-cell table:style-name="ce10"/>
          <table:table-cell table:style-name="ce10" table:formula="of:=[.$C246]-([.$C$30]+1)" office:value-type="float" office:value="205">
            <text:p>205</text:p>
          </table:table-cell>
          <table:table-cell table:style-name="ce10" table:formula="of:=[.$F246]-[.$C246]" office:value-type="float" office:value="5">
            <text:p>5</text:p>
          </table:table-cell>
          <table:table-cell table:style-name="ce10" table:formula="of:=[.$C246]-[.$G246]" office:value-type="float" office:value="5">
            <text:p>5</text:p>
          </table:table-cell>
          <table:table-cell table:style-name="ce10"/>
          <table:table-cell table:style-name="ce17" table:formula="of:=&quot;w4_p_(&quot;&amp;[.$I246]&amp;&quot;, &quot;&amp;[.$K246]&amp;&quot;, &quot;&amp;[.$J246]&amp;&quot;).&quot;" office:value-type="string" office:string-value="w4_p_(205, 5, 5).">
            <text:p>w4_p_(205, 5, 5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7">
            <text:p>217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7]+MATCH(1;[.$D247:.$D$251];0)-1" office:value-type="float" office:value="221">
            <text:p>221</text:p>
          </table:table-cell>
          <table:table-cell table:style-name="ce10" table:formula="of:=MATCH([.$F247]-(1-[.$D247]);[.$F$30:.$F$250];1)-1" office:value-type="float" office:value="211">
            <text:p>211</text:p>
          </table:table-cell>
          <table:table-cell table:style-name="ce10"/>
          <table:table-cell table:style-name="ce10" table:formula="of:=[.$C247]-([.$C$30]+1)" office:value-type="float" office:value="206">
            <text:p>206</text:p>
          </table:table-cell>
          <table:table-cell table:style-name="ce10" table:formula="of:=[.$F247]-[.$C247]" office:value-type="float" office:value="4">
            <text:p>4</text:p>
          </table:table-cell>
          <table:table-cell table:style-name="ce10" table:formula="of:=[.$C247]-[.$G247]" office:value-type="float" office:value="6">
            <text:p>6</text:p>
          </table:table-cell>
          <table:table-cell table:style-name="ce10"/>
          <table:table-cell table:style-name="ce17" table:formula="of:=&quot;w4_p_(&quot;&amp;[.$I247]&amp;&quot;, &quot;&amp;[.$K247]&amp;&quot;, &quot;&amp;[.$J247]&amp;&quot;).&quot;" office:value-type="string" office:string-value="w4_p_(206, 6, 4).">
            <text:p>w4_p_(206, 6, 4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8">
            <text:p>218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8]+MATCH(1;[.$D248:.$D$251];0)-1" office:value-type="float" office:value="221">
            <text:p>221</text:p>
          </table:table-cell>
          <table:table-cell table:style-name="ce10" table:formula="of:=MATCH([.$F248]-(1-[.$D248]);[.$F$30:.$F$250];1)-1" office:value-type="float" office:value="211">
            <text:p>211</text:p>
          </table:table-cell>
          <table:table-cell table:style-name="ce10"/>
          <table:table-cell table:style-name="ce10" table:formula="of:=[.$C248]-([.$C$30]+1)" office:value-type="float" office:value="207">
            <text:p>207</text:p>
          </table:table-cell>
          <table:table-cell table:style-name="ce10" table:formula="of:=[.$F248]-[.$C248]" office:value-type="float" office:value="3">
            <text:p>3</text:p>
          </table:table-cell>
          <table:table-cell table:style-name="ce10" table:formula="of:=[.$C248]-[.$G248]" office:value-type="float" office:value="7">
            <text:p>7</text:p>
          </table:table-cell>
          <table:table-cell table:style-name="ce10"/>
          <table:table-cell table:style-name="ce17" table:formula="of:=&quot;w4_p_(&quot;&amp;[.$I248]&amp;&quot;, &quot;&amp;[.$K248]&amp;&quot;, &quot;&amp;[.$J248]&amp;&quot;).&quot;" office:value-type="string" office:string-value="w4_p_(207, 7, 3).">
            <text:p>w4_p_(207, 7, 3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19">
            <text:p>219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49]+MATCH(1;[.$D249:.$D$251];0)-1" office:value-type="float" office:value="221">
            <text:p>221</text:p>
          </table:table-cell>
          <table:table-cell table:style-name="ce10" table:formula="of:=MATCH([.$F249]-(1-[.$D249]);[.$F$30:.$F$250];1)-1" office:value-type="float" office:value="211">
            <text:p>211</text:p>
          </table:table-cell>
          <table:table-cell table:style-name="ce10"/>
          <table:table-cell table:style-name="ce10" table:formula="of:=[.$C249]-([.$C$30]+1)" office:value-type="float" office:value="208">
            <text:p>208</text:p>
          </table:table-cell>
          <table:table-cell table:style-name="ce10" table:formula="of:=[.$F249]-[.$C249]" office:value-type="float" office:value="2">
            <text:p>2</text:p>
          </table:table-cell>
          <table:table-cell table:style-name="ce10" table:formula="of:=[.$C249]-[.$G249]" office:value-type="float" office:value="8">
            <text:p>8</text:p>
          </table:table-cell>
          <table:table-cell table:style-name="ce10"/>
          <table:table-cell table:style-name="ce17" table:formula="of:=&quot;w4_p_(&quot;&amp;[.$I249]&amp;&quot;, &quot;&amp;[.$K249]&amp;&quot;, &quot;&amp;[.$J249]&amp;&quot;).&quot;" office:value-type="string" office:string-value="w4_p_(208, 8, 2).">
            <text:p>w4_p_(208, 8, 2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0" office:value-type="float" office:value="220">
            <text:p>220</text:p>
          </table:table-cell>
          <table:table-cell table:style-name="Default" office:value-type="float" office:value="0">
            <text:p>0</text:p>
          </table:table-cell>
          <table:table-cell table:style-name="ce10"/>
          <table:table-cell table:style-name="ce10" table:formula="of:=[.$C250]+MATCH(1;[.$D250:.$D$251];0)-1" office:value-type="float" office:value="221">
            <text:p>221</text:p>
          </table:table-cell>
          <table:table-cell table:style-name="ce10" table:formula="of:=MATCH([.$F250]-(1-[.$D250]);[.$F$30:.$F$250];1)-1" office:value-type="float" office:value="211">
            <text:p>211</text:p>
          </table:table-cell>
          <table:table-cell table:style-name="ce10"/>
          <table:table-cell table:style-name="ce10" table:formula="of:=[.$C250]-([.$C$30]+1)" office:value-type="float" office:value="209">
            <text:p>209</text:p>
          </table:table-cell>
          <table:table-cell table:style-name="ce10" table:formula="of:=[.$F250]-[.$C250]" office:value-type="float" office:value="1">
            <text:p>1</text:p>
          </table:table-cell>
          <table:table-cell table:style-name="ce10" table:formula="of:=[.$C250]-[.$G250]" office:value-type="float" office:value="9">
            <text:p>9</text:p>
          </table:table-cell>
          <table:table-cell table:style-name="ce10"/>
          <table:table-cell table:style-name="ce17" table:formula="of:=&quot;w4_p_(&quot;&amp;[.$I250]&amp;&quot;, &quot;&amp;[.$K250]&amp;&quot;, &quot;&amp;[.$J250]&amp;&quot;).&quot;" office:value-type="string" office:string-value="w4_p_(209, 9, 1).">
            <text:p>w4_p_(209, 9, 1).</text:p>
          </table:table-cell>
          <table:table-cell table:style-name="ce10" table:number-columns-repeated="3"/>
          <table:table-cell table:style-name="Default" table:number-columns-repeated="877"/>
          <table:table-cell table:style-name="ce10" table:number-columns-repeated="131"/>
        </table:table-row>
        <table:table-row table:style-name="ro3">
          <table:table-cell table:style-name="ce6"/>
          <table:table-cell table:style-name="ce10"/>
          <table:table-cell table:style-name="ce12" office:value-type="float" office:value="221">
            <text:p>221</text:p>
          </table:table-cell>
          <table:table-cell table:style-name="ce12" office:value-type="float" office:value="1">
            <text:p>1</text:p>
          </table:table-cell>
          <table:table-cell table:style-name="ce10" table:number-columns-repeated="12"/>
          <table:table-cell table:style-name="Default" table:number-columns-repeated="877"/>
          <table:table-cell table:style-name="ce10" table:number-columns-repeated="131"/>
        </table:table-row>
        <table:table-row table:style-name="ro3" table:number-rows-repeated="1048297">
          <table:table-cell table:number-columns-repeated="1024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/>
      <style:paragraph-properties fo:text-align="center"/>
      <style:text-properties fo:font-size="8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1/02/2017</text:date>, <text:time>03:3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 P. Di Egidio</meta:initial-creator>
    <meta:creation-date>2016-08-08T06:44:46.43</meta:creation-date>
    <dc:date>2017-02-01T03:36:45.24</dc:date>
    <dc:creator>Julio P. Di Egidio</dc:creator>
    <meta:editing-duration>P2DT1H43M45S</meta:editing-duration>
    <meta:editing-cycles>69</meta:editing-cycles>
    <meta:generator>OpenOffice/4.1.3$Win32 OpenOffice.org_project/413m1$Build-9783</meta:generator>
    <meta:document-statistic meta:table-count="1" meta:cell-count="2544" meta:object-count="0"/>
  </office:meta>
</office:document-meta>
</file>